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47.98mm"/>
    </style:style>
    <style:style style:name="co15" style:family="table-column">
      <style:table-column-properties fo:break-before="auto" style:column-width="17.83mm"/>
    </style:style>
    <style:style style:name="co16" style:family="table-column">
      <style:table-column-properties fo:break-before="auto" style:column-width="74.38mm"/>
    </style:style>
    <style:style style:name="co4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46.74mm"/>
    </style:style>
    <style:style style:name="co35" style:family="table-column">
      <style:table-column-properties fo:break-before="auto" style:column-width="45.23mm"/>
    </style:style>
    <style:style style:name="co36" style:family="table-column">
      <style:table-column-properties fo:break-before="auto" style:column-width="35.44mm"/>
    </style:style>
    <style:style style:name="co20" style:family="table-column">
      <style:table-column-properties fo:break-before="auto" style:column-width="49.49mm"/>
    </style:style>
    <style:style style:name="co21" style:family="table-column">
      <style:table-column-properties fo:break-before="auto" style:column-width="48.75mm"/>
    </style:style>
    <style:style style:name="co23" style:family="table-column">
      <style:table-column-properties fo:break-before="auto" style:column-width="36.44mm"/>
    </style:style>
    <style:style style:name="co24" style:family="table-column">
      <style:table-column-properties fo:break-before="auto" style:column-width="33.92mm"/>
    </style:style>
    <style:style style:name="co25" style:family="table-column">
      <style:table-column-properties fo:break-before="auto" style:column-width="51.26mm"/>
    </style:style>
    <style:style style:name="co26" style:family="table-column">
      <style:table-column-properties fo:break-before="auto" style:column-width="49.76mm"/>
    </style:style>
    <style:style style:name="co18" style:family="table-column">
      <style:table-column-properties fo:break-before="auto" style:column-width="48mm"/>
    </style:style>
    <style:style style:name="co19" style:family="table-column">
      <style:table-column-properties fo:break-before="auto" style:column-width="106.56mm"/>
    </style:style>
    <style:style style:name="co22" style:family="table-column">
      <style:table-column-properties fo:break-before="auto" style:column-width="45.47mm"/>
    </style:style>
    <style:style style:name="co27" style:family="table-column">
      <style:table-column-properties fo:break-before="auto" style:column-width="92.48mm"/>
    </style:style>
    <style:style style:name="co28" style:family="table-column">
      <style:table-column-properties fo:break-before="auto" style:column-width="44.5mm"/>
    </style:style>
    <style:style style:name="co29" style:family="table-column">
      <style:table-column-properties fo:break-before="auto" style:column-width="44.73mm"/>
    </style:style>
    <style:style style:name="co30" style:family="table-column">
      <style:table-column-properties fo:break-before="auto" style:column-width="22.1mm"/>
    </style:style>
    <style:style style:name="co31" style:family="table-column">
      <style:table-column-properties fo:break-before="auto" style:column-width="19.09mm"/>
    </style:style>
    <style:style style:name="co32" style:family="table-column">
      <style:table-column-properties fo:break-before="auto" style:column-width="34.68mm"/>
    </style:style>
    <style:style style:name="co33" style:family="table-column">
      <style:table-column-properties fo:break-before="auto" style:column-width="83.43mm"/>
    </style:style>
    <style:style style:name="co34" style:family="table-column">
      <style:table-column-properties fo:break-before="auto" style:column-width="22.93mm"/>
    </style:style>
    <style:style style:name="co37" style:family="table-column">
      <style:table-column-properties fo:break-before="auto" style:column-width="23.83mm"/>
    </style:style>
    <style:style style:name="co38" style:family="table-column">
      <style:table-column-properties fo:break-before="auto" style:column-width="40.46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false"/>
    </style:style>
    <style:style style:name="ro6" style:family="table-row">
      <style:table-row-properties style:row-height="5.73mm" fo:break-before="auto" style:use-optimal-row-height="false"/>
    </style:style>
    <style:style style:name="ro7" style:family="table-row">
      <style:table-row-properties style:row-height="5.26mm" fo:break-before="auto" style:use-optimal-row-height="false"/>
    </style:style>
    <style:style style:name="ro8" style:family="table-row">
      <style:table-row-properties style:row-height="6.69mm" fo:break-before="auto" style:use-optimal-row-height="false"/>
    </style:style>
    <style:style style:name="ro4" style:family="table-row">
      <style:table-row-properties style:row-height="5.01mm" fo:break-before="auto" style:use-optimal-row-height="false"/>
    </style:style>
    <style:style style:name="ro9" style:family="table-row">
      <style:table-row-properties style:row-height="6.46mm" fo:break-before="auto" style:use-optimal-row-height="false"/>
    </style:style>
    <style:style style:name="ro11" style:family="table-row">
      <style:table-row-properties style:row-height="4.53mm" fo:break-before="auto" style:use-optimal-row-height="true"/>
    </style:style>
    <style:style style:name="ro12" style:family="table-row">
      <style:table-row-properties style:row-height="4.7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ff99"/>
      <style:text-properties style:text-position=""/>
    </style:style>
    <style:style style:name="ce12" style:family="table-cell" style:parent-style-name="Default">
      <style:table-cell-properties fo:background-color="#ffff66"/>
      <style:text-properties style:text-position="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order="none"/>
      <style:text-properties style:text-position=""/>
    </style:style>
    <style:style style:name="ce14" style:family="table-cell" style:parent-style-name="Default"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order="none"/>
      <style:text-properties style:text-position="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99"/>
    </style:style>
    <style:style style:name="ce22" style:family="table-cell" style:parent-style-name="Default">
      <style:table-cell-properties fo:background-color="#ffff66"/>
    </style:style>
    <style:style style:name="T1" style:family="text">
      <style:text-properties fo:font-size="10pt" fo:country="none" style:country-asian="none" style:font-name-asian="Times New Roman" style:font-size-asian="10pt" style:font-size-complex="10pt"/>
    </style:style>
    <style:style style:name="T2" style:family="text">
      <style:text-properties fo:color="#000000" fo:font-size="10pt" fo:country="none" style:country-asian="none" style:font-name-asian="Times New Roman" style:font-size-asian="10pt" style:font-size-complex="10pt"/>
    </style:style>
    <style:style style:name="T3" style:family="text">
      <style:text-properties fo:country="none" style:country-asian="none" style:font-name-asian="Times New Roman" style:font-size-asian="10pt" style:font-size-complex="10pt"/>
    </style:style>
  </office:automatic-styles>
  <office:body>
    <office:spreadsheet>
      <table:table table:name="Variables du fichier" table:style-name="ta1">
        <office:forms form:automatic-focus="false" form:apply-design-mode="false"/>
        <table:table-column table:style-name="co18" table:default-cell-style-name="ce9"/>
        <table:table-column table:style-name="co19" table:default-cell-style-name="Default"/>
        <table:table-column table:style-name="co22" table:default-cell-style-name="Default"/>
        <table:table-column table:style-name="co4" table:number-columns-repeated="3" table:default-cell-style-name="Default"/>
        <table:table-column table:style-name="co27" table:default-cell-style-name="Default"/>
        <table:table-column table:style-name="co4" table:number-columns-repeated="1017" table:default-cell-style-name="Default"/>
        <table:table-row table:style-name="ro1">
          <table:table-cell office:value-type="string" calcext:value-type="string">
            <text:p>Objectif :</text:p>
          </table:table-cell>
          <table:table-cell table:style-name="ce10" table:number-columns-repeated="1023"/>
        </table:table-row>
        <table:table-row table:style-name="ro1">
          <table:table-cell table:style-name="ce10" office:value-type="string" calcext:value-type="string">
            <text:p>Ce fichier présente la documentation de toutes les variables de l'enquête PK GC 2017.</text:p>
          </table:table-cell>
          <table:table-cell table:style-name="ce10" table:number-columns-repeated="1023"/>
        </table:table-row>
        <table:table-row table:style-name="ro1">
          <table:table-cell table:style-name="ce10" office:value-type="string" calcext:value-type="string">
            <text:p>Le descriptif de ces variables est disponible dans le second onglet de ce fichier et détaillé par fichier dans les onglets suivants.</text:p>
          </table:table-cell>
          <table:table-cell table:style-name="ce10" table:number-columns-repeated="1023"/>
        </table:table-row>
        <table:table-row table:style-name="ro1">
          <table:table-cell table:style-name="ce10" office:value-type="string" calcext:value-type="string">
            <text:p>La signification des variables de ce second onglet est présenté ci-dessous :</text:p>
          </table:table-cell>
          <table:table-cell table:style-name="ce10" table:number-columns-repeated="1023"/>
        </table:table-row>
        <table:table-row table:style-name="ro1">
          <table:table-cell table:style-name="ce10" table:number-columns-repeated="1024"/>
        </table:table-row>
        <table:table-row table:style-name="ro1">
          <table:table-cell/>
          <table:table-cell table:style-name="ce9" table:number-columns-repeated="1023"/>
        </table:table-row>
        <table:table-row table:style-name="ro1">
          <table:table-cell/>
          <table:table-cell table:style-name="ce9" office:value-type="string" calcext:value-type="string">
            <text:p>Signification</text:p>
          </table:table-cell>
          <table:table-cell table:style-name="ce9" office:value-type="string" calcext:value-type="string">
            <text:p>Modalités</text:p>
          </table:table-cell>
          <table:table-cell/>
          <table:table-cell table:style-name="ce9" table:number-columns-repeated="1020"/>
        </table:table-row>
        <table:table-row table:style-name="ro1">
          <table:table-cell office:value-type="string" calcext:value-type="string">
            <text:p>NOM_VARIABLE</text:p>
          </table:table-cell>
          <table:table-cell/>
          <table:table-cell office:value-type="string" calcext:value-type="string">
            <text:p>Nom de la variable</text:p>
          </table:table-cell>
          <table:table-cell table:number-columns-repeated="3"/>
          <table:table-cell table:style-name="ce15"/>
          <table:table-cell table:number-columns-repeated="1017"/>
        </table:table-row>
        <table:table-row table:style-name="ro1">
          <table:table-cell table:number-columns-repeated="2"/>
          <table:table-cell table:style-name="ce9" table:number-columns-repeated="1022"/>
        </table:table-row>
        <table:table-row table:style-name="ro11">
          <table:table-cell table:style-name="ce13" office:value-type="string" calcext:value-type="string">
            <text:p>FICHIERS </text:p>
          </table:table-cell>
          <table:table-cell office:value-type="string" calcext:value-type="string">
            <text:p>Nom du/des fichier(s) dans le(s)quel(s) la variable est présente</text:p>
          </table:table-cell>
          <table:table-cell office:value-type="string" calcext:value-type="string">
            <text:p>PKGC2017_Gen : 589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GC2017_meca : 55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GC2017_FumOrg : 63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GC2017_FumMin : 64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GC2017_Phytos : 120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GC2017_TraitementSemences : 30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GC2017_Prairies : 35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GC2017_Prairies_Exploitation: 66 variables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GC2017_Melanges : 54 variables</text:p>
          </table:table-cell>
          <table:table-cell table:number-columns-repeated="1021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NGLET</text:p>
          </table:table-cell>
          <table:table-cell office:value-type="string" calcext:value-type="string">
            <text:p>Onglet du questionnaire</text:p>
          </table:table-cell>
          <table:table-cell table:number-columns-repeated="4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IBELLE</text:p>
          </table:table-cell>
          <table:table-cell office:value-type="string" calcext:value-type="string">
            <text:p>Libellé de la variable</text:p>
          </table:table-cell>
          <table:table-cell table:number-columns-repeated="4"/>
          <table:table-cell table:style-name="ce15"/>
          <table:table-cell table:number-columns-repeated="1017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variable calculé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 </text:p>
          </table:table-cell>
          <table:table-cell office:value-type="string" calcext:value-type="string">
            <text:p>variable d'identific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b </text:p>
          </table:table-cell>
          <table:table-cell office:value-type="string" calcext:value-type="string">
            <text:p>Libellé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variable du questionnai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Q-C</text:p>
          </table:table-cell>
          <table:table-cell office:value-type="string" calcext:value-type="string">
            <text:p>variable du questionnaire, recalculé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aractère</text:p>
          </table:table-cell>
          <table:table-cell office:value-type="string" calcext:value-type="string">
            <text:p>variable caractère <text:s/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variable type da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umericalCode</text:p>
          </table:table-cell>
          <table:table-cell office:value-type="string" calcext:value-type="string">
            <text:p>variable caractère de type code numériq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umérique</text:p>
          </table:table-cell>
          <table:table-cell office:value-type="string" calcext:value-type="string">
            <text:p>variable numériq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uiNon</text:p>
          </table:table-cell>
          <table:table-cell office:value-type="string" calcext:value-type="string">
            <text:p>variable booléen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MENCLATURE</text:p>
          </table:table-cell>
          <table:table-cell office:value-type="string" calcext:value-type="string">
            <text:p>Modalités de la vari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RE</text:p>
          </table:table-cell>
          <table:table-cell office:value-type="string" calcext:value-type="string">
            <text:p>Filtre utilisé dans R pour identifier la non-réponse partiel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ECE_XX</text:p>
          </table:table-cell>
          <table:table-cell office:value-type="string" calcext:value-type="string">
            <text:p>Indicatrice pour l'espèce concernée par la variable 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KGC2017_dicoVar_global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34" table:number-columns-repeated="19" table:default-cell-style-name="Default"/>
        <table:table-column table:style-name="co37" table:number-columns-repeated="2" table:default-cell-style-name="Default"/>
        <table:table-column table:style-name="co4" table:number-columns-repeated="995" table:default-cell-style-name="Default"/>
        <table:table-row table:style-name="ro1">
          <table:table-cell table:style-name="ce9" office:value-type="string" calcext:value-type="string">
            <text:p>NOM_VARIABLE</text:p>
          </table:table-cell>
          <table:table-cell table:style-name="ce9" office:value-type="string" calcext:value-type="string">
            <text:p>FICHIER</text:p>
          </table:table-cell>
          <table:table-cell table:style-name="ce9" office:value-type="string" calcext:value-type="string">
            <text:p>ONGLET</text:p>
          </table:table-cell>
          <table:table-cell table:style-name="ce9" office:value-type="string" calcext:value-type="string">
            <text:p>LIBELLE</text:p>
          </table:table-cell>
          <table:table-cell table:style-name="ce9" office:value-type="string" calcext:value-type="string">
            <text:p>NATUR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NOMENCLATURE</text:p>
          </table:table-cell>
          <table:table-cell table:style-name="ce9" office:value-type="string" calcext:value-type="string">
            <text:p>FILTRE</text:p>
          </table:table-cell>
          <table:table-cell table:style-name="ce9" office:value-type="string" calcext:value-type="string">
            <text:p>ESPECE_01</text:p>
          </table:table-cell>
          <table:table-cell table:style-name="ce9" office:value-type="string" calcext:value-type="string">
            <text:p>ESPECE_02</text:p>
          </table:table-cell>
          <table:table-cell table:style-name="ce9" office:value-type="string" calcext:value-type="string">
            <text:p>ESPECE_03</text:p>
          </table:table-cell>
          <table:table-cell table:style-name="ce9" office:value-type="string" calcext:value-type="string">
            <text:p>ESPECE_04</text:p>
          </table:table-cell>
          <table:table-cell table:style-name="ce9" office:value-type="string" calcext:value-type="string">
            <text:p>ESPECE_05</text:p>
          </table:table-cell>
          <table:table-cell table:style-name="ce9" office:value-type="string" calcext:value-type="string">
            <text:p>ESPECE_06</text:p>
          </table:table-cell>
          <table:table-cell table:style-name="ce9" office:value-type="string" calcext:value-type="string">
            <text:p>ESPECE_07</text:p>
          </table:table-cell>
          <table:table-cell table:style-name="ce9" office:value-type="string" calcext:value-type="string">
            <text:p>ESPECE_08</text:p>
          </table:table-cell>
          <table:table-cell table:style-name="ce9" office:value-type="string" calcext:value-type="string">
            <text:p>ESPECE_09</text:p>
          </table:table-cell>
          <table:table-cell table:style-name="ce9" office:value-type="string" calcext:value-type="string">
            <text:p>ESPECE_10</text:p>
          </table:table-cell>
          <table:table-cell table:style-name="ce9" office:value-type="string" calcext:value-type="string">
            <text:p>ESPECE_11</text:p>
          </table:table-cell>
          <table:table-cell table:style-name="ce9" office:value-type="string" calcext:value-type="string">
            <text:p>ESPECE_12</text:p>
          </table:table-cell>
          <table:table-cell table:style-name="ce9" office:value-type="string" calcext:value-type="string">
            <text:p>ESPECE_13</text:p>
          </table:table-cell>
          <table:table-cell table:style-name="ce9" office:value-type="string" calcext:value-type="string">
            <text:p>ESPECE_14</text:p>
          </table:table-cell>
          <table:table-cell table:style-name="ce9" office:value-type="string" calcext:value-type="string">
            <text:p>ESPECE_15</text:p>
          </table:table-cell>
          <table:table-cell table:style-name="ce9" office:value-type="string" calcext:value-type="string">
            <text:p>ESPECE_16</text:p>
          </table:table-cell>
          <table:table-cell table:style-name="ce9" office:value-type="string" calcext:value-type="string">
            <text:p>ESPECE_17</text:p>
          </table:table-cell>
          <table:table-cell table:style-name="ce9" office:value-type="string" calcext:value-type="string">
            <text:p>ESPECE_18</text:p>
          </table:table-cell>
          <table:table-cell table:style-name="ce9" office:value-type="string" calcext:value-type="string">
            <text:p>ESPECE_19</text:p>
          </table:table-cell>
          <table:table-cell table:style-name="ce9" office:value-type="string" calcext:value-type="string">
            <text:p>ESPECE_20</text:p>
          </table:table-cell>
          <table:table-cell table:style-name="ce9" office:value-type="string" calcext:value-type="string">
            <text:p>ESPECE_21</text:p>
          </table:table-cell>
          <table:table-cell table:style-name="ce9" table:number-columns-repeated="989"/>
          <table:table-cell table:number-columns-repeated="6"/>
        </table:table-row>
        <table:table-row table:style-name="ro3">
          <table:table-cell office:value-type="string" calcext:value-type="string">
            <text:p>ACARIEN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cari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6'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CCES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7 Modalité d'accès à l'eau d'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En individuel</text:p>
            <text:p>2;En collectif</text:p>
          </table:table-cell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CCTDO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ACCT DO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DJPAS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adjuva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RAITTOT&gt;0 &amp; NBADJ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DVENTICE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dventi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1','02','03','04','05','06','07','08','09','10','11','14','15','16','17','18','19','20','21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GEPULV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1 Age pulvérisat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PROPPULV %in% c('1','2','4')&amp; NBPULVP&gt;0 &amp; !is.na(NBPULVP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LGUE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crème d'alg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LTIS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ltises (petites et grosse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5','17','18'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LTITUD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7 Altitude de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REGPAR='0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MBROISI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mbrois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6'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MMREF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 du produit utilisé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ALYEX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.1 Nombre d'années avec analyse de terre depuis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NALY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.1.1 Analyse de terre sur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ANALYEXP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NNEEBIO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.1 Année conversion bi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/>
          <table:table-cell office:value-type="string" calcext:value-type="string">
            <text:p>CAHIERBIO %in% c('1','2','3','4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NPLA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1 Année de plantation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NSEMPR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1 Année de semis de la prair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/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NTHRA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scochyt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7','15'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NTIDERIV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6 Pulvérisateur avec buses anti-dérive homologué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PFER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f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PPHYTO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 Traitements phyto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PPORTMIN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 Fumure minéral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UTESPDOUBLE</text:p>
          </table:table-cell>
          <table:table-cell office:value-type="string" calcext:value-type="string">
            <text:p>PKGC2017_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.1.1 Autre culture dans semoir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,'14','19','20','21')) &amp; DOUBLECULT='1' &amp; ESPDOUBLE='29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UTGRA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Autre(s) graminée(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UTINTEM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3.2 Aléas exceptionnels : libellé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INTEMP='1' &amp; TYPINTEMP='4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UTLEG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Autre(s) légumineuse(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UTPAS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autre trait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AUT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UTTYPESOL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.1 Type sol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substr(TYPESOL,3,9)='8888888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UTVARIET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2.1 Variété principale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,'14','19','20','21')) &amp; substr(VARIET,1,3)='888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UTVARIET2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3.1 Variété secondaire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1','12','13','14','19','20','21')) &amp; substr(VARIET2,1,3)='888'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ZOTENFOUI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9 Semoir combiné à matériel enfouissement azo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 &amp; ESPECE!='13' &amp; (ESPECE='12' &amp; ANSEMPR&gt;=2016 &amp; as.numeric(MOISSEM)&gt;8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ANDEHERB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4 Bande enherbée le long cours d'e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 &amp; EAU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ILAN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 Détermination dose totale azote : m?méthode calcul de bilan pers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ILANHU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.2 Réalisation calculs de bilan hum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? l??chelle des parcelles</text:p>
            <text:p>2;Oui, ? l??chelle de regroupements de parcelles</text:p>
            <text:p>3;Oui, ? l??chelle de l?exploitation</text:p>
            <text:p>0;N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ILLONS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2 Culture en billons ou en plan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BIO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BIOCONTROLE</text:p>
          </table:table-cell>
          <table:table-cell table:style-name="ce16" office:value-type="string" calcext:value-type="string">
            <text:p>PKGC2017_Phytos</text:p>
          </table:table-cell>
          <table:table-cell table:style-name="ce16"/>
          <table:table-cell table:style-name="ce16" office:value-type="string" calcext:value-type="string">
            <text:p>Indicateur d'appartenance au champ de calcul de l'IFT biocontrôl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NumericalCode</text:p>
          </table:table-cell>
          <table:table-cell table:style-name="ce18" office:value-type="string" calcext:value-type="string">
            <text:p>1 : compte pour le calcul de l'IFT biocontrôle ; <text:span text:style-name="T1">0 : ne compte pas pour le calcul de l'IFT biocontrôle</text:span></text:p>
          </table:table-cell>
          <table:table-cell table:style-name="ce16" table:number-columns-repeated="1017"/>
        </table:table-row>
        <table:table-row table:style-name="ro3">
          <table:table-cell office:value-type="string" calcext:value-type="string">
            <text:p>BORE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bo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OTRYTI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Botryt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5')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RUCHE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Bru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5')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RUL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0 Cannes brûlées intentionnell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SV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 Information générale : BS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BINE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3 Cabine sur le tracteur ou pulvé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 &amp; TYPEPULV!='4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Autre démarche agro-écolog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enti?rement</text:p>
            <text:p>2;Oui, partiellement</text:p>
            <text:p>0;N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BIO</text:p>
          </table:table-cell>
          <table:table-cell office:value-type="string" calcext:value-type="string">
            <text:p>PKGC2017_gen;</text:p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Conduite en mode biologique (yc conversion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Non</text:p>
            <text:p>1;Agriculture biologique certifi?e (AB)</text:p>
            <text:p>2;Autre mode biologique certifi? (ex : Nature et Progr?s)</text:p>
            <text:p>3;Biodynamie (Demeter)</text:p>
            <text:p>4;Autre mode biologique non certifi?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CEEA1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certif environnementale exploit agri niv 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CEEA2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certif environnementale exploit agri niv 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DEPHY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Fermes DEPH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enti?rement</text:p>
            <text:p>2;Oui, partiellement</text:p>
            <text:p>0;N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GIE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GIE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GR30000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? Groupe des 30000 plan Ecophyt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HV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? HVE certif environnementale exploit agri niv 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MAEC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MAE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enti?rement</text:p>
            <text:p>2;Oui, partiellement</text:p>
            <text:p>0;N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PHYTO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 Engagée cahier des charges réduction phytos hors MAE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LCIC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1 Amendement minéral basique au cours campag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LCIF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4.1 Calcul IFT chaque ann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CONNIFT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LIPLANT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1 Calibre des plants (mm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P2ER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Cap2'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USERESEMIS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5.1 Resemis : cause princip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iseaux (corbeaux, pigeons,...)</text:p>
            <text:p>2;Autres gibiers (li?vres, lapins,...)</text:p>
            <text:p>3;Ravageurs du sol (limaces, taupins,...)</text:p>
            <text:p>4;?v?nements climatiques (s?cheresse, exc?s d?eau, orages, gr?le...)</text:p>
            <text:p>5;Autres causes</text:p>
          </table:table-cell>
          <table:table-cell office:value-type="string" calcext:value-type="string">
            <text:p>!(ESPECE %in% c('12','13','14','19','20','21')) &amp; RESEMIS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ENDRE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3 Apport de cendre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HAMP_IFT</text:p>
          </table:table-cell>
          <table:table-cell office:value-type="string" calcext:value-type="string">
            <text:p>PKGC2017_Phytos</text:p>
          </table:table-cell>
          <table:table-cell/>
          <table:table-cell office:value-type="string" calcext:value-type="string">
            <text:p>Indicateur d'appartenance au champ de calcul de l'IF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actère</text:p>
          </table:table-cell>
          <table:table-cell table:style-name="ce20" office:value-type="string" calcext:value-type="string">
            <text:p>OK : dans le champ de calcul de l'IFT ; <text:span text:style-name="T2">HORS_CHAMP_IFT : hors champ de calcul de l'IFT</text:span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HARANCON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Charanç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5'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MIN2012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MIN2013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MIN2014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MIN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MIN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EF1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EF2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EOP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Coléoptè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9','20','21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17" office:value-type="string" calcext:value-type="string">
            <text:p>COM_ONG_EXPLOIT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COM_ONG_FILTR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COM_ONG_FUMTOT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COM_ONG_GEN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COM_ONG_IDENT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COM_ONG_IMPLANT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COM_ONG_IRRIG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COM_ONG_OPERATIONS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COM_ONG_PREC1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COM_ONG_PREC2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COM_ONG_PULV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COM_ONG_RAISFERTI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COM_ONG_RAISPHYTOS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COM_VALID_GESTCENT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MMENTAIRE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MMENTAIRE_DOSS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NDEPHY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 Information générale : connaissance réseau DEPH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CAHIERDEPHY='0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NNAPPO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6.1 Provenance connaissance apport total 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d'une estimation</text:p>
            <text:p>2;d'un relev?</text:p>
            <text:p>8;Ne sait pas</text:p>
          </table:table-cell>
          <table:table-cell office:value-type="string" calcext:value-type="string">
            <text:p>PARCIRR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NNHAAN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2 Pulvérisateur : connaissance nombre ha trait?s/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NNIF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4 Connaissance IF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NNSUC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9 Connaissance teneur en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REALREC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NTRAITSEM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 Semence/plant traité(e) : connaissance traiteme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 &amp; TRAITSEM='1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UPEP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Numéro de passag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/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UPTRONC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5 Pulvérisateur à rampe équipé coupures de tronç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coupure manuelle</text:p>
            <text:p>2;Oui, coupure gps</text:p>
            <text:p>0;Non</text:p>
            <text:p>9;Sans objet</text:p>
          </table:table-cell>
          <table:table-cell office:value-type="string" calcext:value-type="string">
            <text:p>!(ESPECE %in% c('12','13')) &amp; PROPPULV %in% c('1','2','4') &amp; TYPEPULV!='4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UPUR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3 Coupure d'eau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UI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cuiv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CTYL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Dactyle (pelotoné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GRIPAYS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agriculture paysan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GROAUCU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aucu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GRO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TAU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autres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AU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THARIC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haricot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HARIC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TMAIS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– maïs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MAIS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TMELON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melon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MELON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TTOMA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tomates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TOMA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BLERG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3 Plantation en double ran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DESENGVER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ate destr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DESREPOUS</text:p>
          </table:table-cell>
          <table:table-cell office:value-type="string" calcext:value-type="string">
            <text:p>PKGC2017_gen; </text:p>
            <text:p>PKGC2017_me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2 Repousses du précédent : date destr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BOUCH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4 Débouché princip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onsommation propre</text:p>
            <text:p>2;Vente</text:p>
          </table:table-cell>
          <table:table-cell office:value-type="string" calcext:value-type="string">
            <text:p>REALREC='1' &amp; !(ESPECE %in% c('10','12','13','14','17')) &amp; ( (ESPECE %in% c('19','20','21') &amp; MELTRIREC='0') | !(ESPECE %in% c('19','20','21')) )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CLIRR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.1 Déclenchement irrigation : raisonnement priorit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1</text:p>
            <text:p>2;2</text:p>
            <text:p>3;3</text:p>
            <text:p>4;4</text:p>
            <text:p>5;5</text:p>
          </table:table-cell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CLIRRHAB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selon usages cour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CLIRRIMP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en fonction des tours d'eau impos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CLIRROBS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après observation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CLIRRPILOT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en utilisant des outils de pilot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CLIRRTECH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d'après recommandations organismes techniq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FTHERM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8.1 Défanage thermique : indicatri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HMAN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7.2 Désherbage manuel : indicatri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HMECA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ndicatrice désherbage mécaniqu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HTHERM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7.1 Désherbage thermique : indicatri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string" calcext:value-type="string">
            <text:p>PKGC2017_gen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PHY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 Information générale : participation démo/visites fermes DEPH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CAHIERDEPHY='0' &amp; CONDEPHY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PPAR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ROBAU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autre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ROBE</text:p>
          </table:table-cell>
          <table:table-cell office:value-type="string" calcext:value-type="string">
            <text:p>PKGC2017_gen; </text:p>
            <text:p>PKGC2017_me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ROBHARIC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haricot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ROBLIBAU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autres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SPECE='14' &amp; DEROBE='1' &amp; DEROBAU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ROBMAIS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maï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ROBMELON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melon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ROBSSCV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implantation sous couve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ROBTOMA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tomate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STI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5 Destination de la récol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Production de plants</text:p>
            <text:p>2;Consommation en frais</text:p>
            <text:p>3;Consommation industrie</text:p>
            <text:p>4;F?culerie</text:p>
            <text:p>8;Destination inconnue</text:p>
          </table:table-cell>
          <table:table-cell office:value-type="string" calcext:value-type="string">
            <text:p>REALREC='1' &amp; 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STINALI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6 Destination alimentaire soj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limentation animale</text:p>
            <text:p>2;Alimentation humaine</text:p>
            <text:p>3;Destination non alimentaire</text:p>
          </table:table-cell>
          <table:table-cell office:value-type="string" calcext:value-type="string">
            <text:p>REALREC='1' &amp; ESPECE='16'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XDEROB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date récolte ou pâ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HFUMK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7 Détermination dose totale K : habitu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K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H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 Détermination dose totale azote : habitu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HFUMP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6 Détermination dose totale P : habitu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P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IALECT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DIALEC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IATERR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Dia'ter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ISPOVEGE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4 Autre dispositif végétalisé le long cours d'e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 &amp; EAU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LABOUR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u dernier labour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bLabour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NRJAUCU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aucu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NRJ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ORYPHOR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Dorypho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1')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OUBLECULT</text:p>
          </table:table-cell>
          <table:table-cell office:value-type="string" calcext:value-type="string">
            <text:p>PKGC2017_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 Autre culture dans semoir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PRECUL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 Date récolte culture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)) &amp; (ESPECE!='12'|(ESPECE='12' &amp; ((ANSEMPR=2016 &amp; <text:s/>(MOISSEM %in% c('08','09','10','11','12',"")|is.na(MOISSEM)))|ANSEMPR=2017))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RAD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du RA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RAIN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1 Réseau de drainage fonctionne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SEMDEROB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dat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SEMENGVER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at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URCOUPUR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3.1 Coupure d'eau : durée (jour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COUPUR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UREEHAH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6 Durée moyenne traitement ha/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PROPPULV %in% c('1','2','4') &amp;( is.na(DUREETRAITH)|DUREETRAITH="") &amp; (is.na(DUREETRAITMN)|DUREETRAITMN=""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UREETRAITH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6 Durée moyenne traitement parcelle (heure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PROPPULV %in% c('1','2','4') &amp;( (is.na(DUREEHAH)|DUREEHAH="" )|( is.na(DUREETRAITMN)|DUREETRAITMN=""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UREETRAITMN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6 Durée moyenne traitement parcelle (minute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PROPPULV %in% c('1','2','4')&amp;(( is.na(DUREETRAITH)|DUREETRAITH="")|(is.na(DUREEHAH)|DUREEHAH=""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AU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3 Présence cours d'eau sur ou adjacent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COPHYTOPIC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 Information générale : écophytoPI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ERGI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7 Valorisation énergét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</text:p>
            <text:p>0;Non</text:p>
            <text:p>2;Valorisation inconnue</text:p>
          </table:table-cell>
          <table:table-cell office:value-type="string" calcext:value-type="string">
            <text:p>REALREC='1' &amp; ESPECE %in% c('01','02','03','04','05','06','07','08','09','10','11','15','18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AUT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EXP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expérience personn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MAEC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 Parcelle engagée MAE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PRIX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pri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SOL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analyses so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TECH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conseils technicie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VDESAU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estruction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VDESCHI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estruction chim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VDESMEC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estruction méc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VEND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conseils vend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VERT</text:p>
          </table:table-cell>
          <table:table-cell office:value-type="string" calcext:value-type="string">
            <text:p>PKGC2017_gen; </text:p>
            <text:p>PKGC2017_me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VSSCV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implantation sous couve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RPRATIC</text:p>
          </table:table-cell>
          <table:table-cell office:value-type="string" calcext:value-type="string">
            <text:p>PKGC2017_g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 Utilisation logiciel enregistrement des pratiq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TRERANG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4 Écartement entre les rang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07','12','13','19','20','21'))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QEPI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.1 Précautions : mettre un EPI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 &amp; TYPEPULV!='4' &amp; CABINE='1' &amp; TYPCAB %in% c('2','3','4','5') &amp; REATRAITFI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QGANT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.1 Précautions : porter des g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 &amp; TYPEPULV!='4' &amp; CABINE='1' &amp; TYPCAB %in% c('2','3','4','5') &amp; REATRAITFI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QPREPBOT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bott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QPREPGAN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g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QPREPLUN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lunettes/visiè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QPREPMASQ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mas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QPREPVET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vêtement de prote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SPDEROB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espèce(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gramin?es?: Avoine</text:p>
            <text:p>02;gramin?es?: Orge</text:p>
            <text:p>03;gramin?es?: Seigle</text:p>
            <text:p>04;gramin?es?: Triticale</text:p>
            <text:p>05;gramin?es?: Ray-grass</text:p>
            <text:p>06;gramin?es : Moha</text:p>
            <text:p>07;gramin?es : Autres (pures)</text:p>
            <text:p>08;gramin?es : M?lange</text:p>
            <text:p>09;crucif?res  : Colza</text:p>
            <text:p>10;crucif?res  : Navette</text:p>
            <text:p>11;crucif?res?: Radis fourrager</text:p>
            <text:p>12;crucif?res?: Moutarde</text:p>
            <text:p>13;crucif?res?: Autres (pures)</text:p>
            <text:p>14;crucif?res?: M?lange </text:p>
            <text:p>15;l?gumineuses?: Tr?fle</text:p>
            <text:p>16;l?gumineuses?: Autres (pures)</text:p>
            <text:p>17;l?gumineuses?: M?lange </text:p>
            <text:p>18;Sarrasin </text:p>
            <text:p>19;Phac?lie </text:p>
            <text:p>20;Tournesol </text:p>
            <text:p>21;Nyger</text:p>
            <text:p>22;M?lange l?gumineuses gramin?es</text:p>
            <text:p>23;M?lange l?gumineuses crucif?res</text:p>
            <text:p>24;M?lange l?gumineuses phac?lie </text:p>
            <text:p>25;M?lange gramin?es crucif?res</text:p>
            <text:p>26;M?lange gramin?es phac?lie </text:p>
            <text:p>27;M?lange crucif?res phac?lie </text:p>
            <text:p>28;Autre M?lange avec l?gumineuse</text:p>
            <text:p>29;Autre M?lange sans l?gumineuse</text:p>
            <text:p>30;Autres</text:p>
          </table:table-cell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SPDOUBLE</text:p>
          </table:table-cell>
          <table:table-cell office:value-type="string" calcext:value-type="string">
            <text:p>PKGC2017_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.1 Autre culture dans semoir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gramin?es?: Avoine</text:p>
            <text:p>02;gramin?es?: Orge</text:p>
            <text:p>03;gramin?es?: Seigle</text:p>
            <text:p>04;gramin?es?: Triticale</text:p>
            <text:p>05;gramin?es?: Bl?</text:p>
            <text:p>06;gramin?es : Sorgho</text:p>
            <text:p>07;gramin?es : Autres (pures)</text:p>
            <text:p>08;gramin?es : M?lange (m?teil)</text:p>
            <text:p>09;crucif?res  : Colza</text:p>
            <text:p>10;crucif?res?: Autres (pures)</text:p>
            <text:p>11;crucif?res?: M?lange</text:p>
            <text:p>12;l?gumineuses?: Pois</text:p>
            <text:p>13;l?gumineuses?: Vesce</text:p>
            <text:p>14;l?gumineuses?: Soja</text:p>
            <text:p>15;l?gumineuses?: Tr?fle</text:p>
            <text:p>16;l?gumineuses?: Autres (pures)</text:p>
            <text:p>17;l?gumineuses?: M?lange</text:p>
            <text:p>18;Sarrasin</text:p>
            <text:p>19;Phac?lie</text:p>
            <text:p>20;Tournesol</text:p>
            <text:p>21;M?lange l?gumineuses gramin?es</text:p>
            <text:p>22;M?lange l?gumineuses crucif?res</text:p>
            <text:p>23;M?lange l?gumineuses phac?lie</text:p>
            <text:p>24;M?lange gramin?es crucif?res</text:p>
            <text:p>25;M?lange gramin?es phac?lie</text:p>
            <text:p>26;M?lange crucif?res phac?lie</text:p>
            <text:p>27;Autre M?lange avec l?gumineuse</text:p>
            <text:p>28;Autre M?lange sans l?gumineuse</text:p>
            <text:p>29;Autres</text:p>
          </table:table-cell>
          <table:table-cell office:value-type="string" calcext:value-type="string">
            <text:p>!(ESPECE %in% c('12','13','14','19','20','21')) &amp; DOUBLECULT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SPEC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SPENGVER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espèce(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gramin?es?: Avoine</text:p>
            <text:p>02;gramin?es?: Orge</text:p>
            <text:p>03;gramin?es?: Seigle</text:p>
            <text:p>04;gramin?es?: Triticale</text:p>
            <text:p>05;gramin?es?: Ray-grass</text:p>
            <text:p>06;gramin?es : Moha</text:p>
            <text:p>07;gramin?es : Autres (pures)</text:p>
            <text:p>08;gramin?es : M?lange</text:p>
            <text:p>09;crucif?res  : Colza</text:p>
            <text:p>10;crucif?res  : Navette</text:p>
            <text:p>11;crucif?res?: Radis fourrager</text:p>
            <text:p>12;crucif?res?: Moutarde</text:p>
            <text:p>13;crucif?res?: Autres (pures)</text:p>
            <text:p>14;crucif?res?: M?lange </text:p>
            <text:p>15;l?gumineuses?: Tr?fle</text:p>
            <text:p>16;l?gumineuses?: Autres (pures)</text:p>
            <text:p>17;l?gumineuses?: M?lange </text:p>
            <text:p>18;Sarrasin </text:p>
            <text:p>19;Phac?lie </text:p>
            <text:p>20;Tournesol </text:p>
            <text:p>21;Nyger</text:p>
            <text:p>22;M?lange l?gumineuses gramin?es</text:p>
            <text:p>23;M?lange l?gumineuses crucif?res</text:p>
            <text:p>24;M?lange l?gumineuses phac?lie </text:p>
            <text:p>25;M?lange gramin?es crucif?res</text:p>
            <text:p>26;M?lange gramin?es phac?lie </text:p>
            <text:p>27;M?lange crucif?res phac?lie </text:p>
            <text:p>28;Autre M?lange avec l?gumineuse</text:p>
            <text:p>29;Autre M?lange sans l?gumineuse</text:p>
            <text:p>30;Autres</text:p>
          </table:table-cell>
          <table:table-cell office:value-type="string" calcext:value-type="string">
            <text:p>!(ESPECE %in% c('13','14')) &amp; (ESPECE!='12' | (ESPECE='12' &amp; ANSEMPR=2017 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XPLOITDATE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Date (coupe ou entrée animaux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XPORT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exportation ou non pai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AUCHE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rendement t/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1','2','5') &amp; ((is.na(NBBOT)|NBBOT="")&amp; (is.na(TYPBOT)|TYPBOT="")&amp;( is.na(VOLSILO)|VOLSILO="")&amp; (is.na(TYPENS)|TYPENS="")&amp;( is.na(NBBAL)|NBBAL="")&amp;( is.na(TYPENR)|TYPENR="")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AUCHECALC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rendement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1','2','5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ETUQ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Fétuque élev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N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'azote (minérale et organique)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ONGI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fong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FON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OURNDATA</text:p>
          </table:table-cell>
          <table:table-cell office:value-type="string" calcext:value-type="string">
            <text:p>PKGC2017_g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.2 Communication données au SS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RPRATIC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OURNSOL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.3 Valeur globale fourniture so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NBENGN&gt;0 &amp; BILANFUMN=TRUE &amp; !(ESPECE %in% c('12','13','14')) &amp; RSHFUMN=FALS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APPO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mode appo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u sol - en plein</text:p>
            <text:p>2;Au sol - localis?</text:p>
            <text:p>3;En fertirrigation</text:p>
            <text:p>4;En apport foliaire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CK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concentration K potassiu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CN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concentration N azo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CP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concentration P phospho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CS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concentration S souf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DEL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délai entre apport et enfouiss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Imm?diat</text:p>
            <text:p>2;Moins de 4 heures</text:p>
            <text:p>3;De 4 ? moins de 12 heures</text:p>
            <text:p>4;De 12 ? moins de 24 heures</text:p>
            <text:p>5;De 24 ? moins de 48 heures</text:p>
            <text:p>6;48 heures et plus</text:p>
            <text:p>7;Pas d?enfouissement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DOS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engrais /ha (kg ou L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LIB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libellé fertilisa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NAT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type fertilisa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(N) solution azot?e</text:p>
            <text:p>02;(N+S) solution azot?e soufr?e</text:p>
            <text:p>03;(N) ammonitrate</text:p>
            <text:p>04;(N+S) ammonitrate enrichi en soufre</text:p>
            <text:p>05;(N) ur?e</text:p>
            <text:p>06;(N) ur?e + inhibiteur d'ur?ase</text:p>
            <text:p>07;(N) ammoniac</text:p>
            <text:p>08;(N) nitrate de soude</text:p>
            <text:p>09;(N) nitrate de chaux</text:p>
            <text:p>10;(N+S) sulfate d?ammoniaque</text:p>
            <text:p>11;(N+S) sulfate d?ammoniaque et ur?e</text:p>
            <text:p>12;(N+S) sulfonitrate</text:p>
            <text:p>13;(N) autre engrais azot?</text:p>
            <text:p>14;(P) phosphate naturel</text:p>
            <text:p>15;(P) scories thomas</text:p>
            <text:p>16;(P) superphosphate</text:p>
            <text:p>17;(P+S) phosphore et soufre</text:p>
            <text:p>18;(K) chlorure de potassium</text:p>
            <text:p>19;(K+S) sulfate de potassium</text:p>
            <text:p>20;(K) autre potassique</text:p>
            <text:p>21;(NP) Phosphate d?ammoniaque (MAP, DAP)</text:p>
            <text:p>22;(NP) Autre azote et phosphore</text:p>
            <text:p>23;(NP+S) Autre engrais azote, phosphore et soufre</text:p>
            <text:p>24;(NK) Azote et potassium</text:p>
            <text:p>25;(NK+S) Azote, potassium et soufre</text:p>
            <text:p>26;(PK) (super)phosphopotassique</text:p>
            <text:p>27;(PK) superpotassique</text:p>
            <text:p>28;(PK+S) potassium, phosphore et soufre</text:p>
            <text:p>29;(NPK) Azote, phosphore et potassium</text:p>
            <text:p>30;(NPK+S) Azote, phosphore, potassium et soufre</text:p>
            <text:p>31;(S) soufre</text:p>
            <text:p>32;(NP, NK, NPK) engrais organo-min?ral norm?/homologu?</text:p>
            <text:p>33;(NP, NK, NPK +S) engrais organo-min?ral norm?/homologu? avec soufre</text:p>
            <text:p>34;(NP, NK, NPK) engrais organique norm?/homologu?</text:p>
            <text:p>35;(NP, NK, NPK +S) engrais organique norm?/homologu? avec soufre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 Fumure organiqu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DEL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délai entre apport et enfouiss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Imm?diat</text:p>
            <text:p>2;Moins de 4 heures</text:p>
            <text:p>3;De 4 ? moins de 12 heures</text:p>
            <text:p>4;De 12 ? moins de 24 heures</text:p>
            <text:p>5;De 24 ? moins de 48 heures</text:p>
            <text:p>6;48 heures et plus</text:p>
            <text:p>7;Pas d?enfouissement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DOS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quantité brute /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DOSCALC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aide quantité brute 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fumure org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FUM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LIB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libellé fum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NAT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nature fum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Fumier bovins</text:p>
            <text:p>02;Fumier canards</text:p>
            <text:p>03;Fumier ovins</text:p>
            <text:p>04;Fumier de porcs</text:p>
            <text:p>05;Fumier volailles de chair</text:p>
            <text:p>06;Fientes s?ches poules pondeuses</text:p>
            <text:p>07;Fientes p?teuses poules pondeuses</text:p>
            <text:p>08;Lisier bovins</text:p>
            <text:p>09;Lisier lapins</text:p>
            <text:p>10;Lisier ovins</text:p>
            <text:p>11;Lisier porcs</text:p>
            <text:p>12;Lisier poules pondeuses</text:p>
            <text:p>13;Lisier veaux</text:p>
            <text:p>14;Compost d?origine animale</text:p>
            <text:p>15;Compost d?origine v?g?tale</text:p>
            <text:p>16;Compost d?ordures m?nag?res</text:p>
            <text:p>17;Boues de station d??puration urbaine</text:p>
            <text:p>18;Eaux de sucrerie</text:p>
            <text:p>19;Vinasse</text:p>
            <text:p>20;Autres boues d?industries agro-alimentaires</text:p>
            <text:p>21;Autres boues industrielles</text:p>
            <text:p>22;?cume</text:p>
            <text:p>23;Autres effluents</text:p>
            <text:p>24;Digestat de m?thanisation agricole</text:p>
            <text:p>25;Digestat de m?thanisation industrielle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PROV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provena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Exploitation</text:p>
            <text:p>2;Ext?rieur</text:p>
            <text:p>3;Mixte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TYP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type matériel épand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Buse</text:p>
            <text:p>2;Rampe</text:p>
            <text:p>3;Rampe pendillard</text:p>
            <text:p>4;Enfouisseur</text:p>
            <text:p>5;Epandeur h?rissons horizontaux</text:p>
            <text:p>6;Epandeur h?rissons verticaux</text:p>
            <text:p>7;Epandeur avec table d'?pandage</text:p>
            <text:p>8;Autres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UNI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uni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t/ha</text:p>
            <text:p>2;m3/ha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K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K potassium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KCALC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K potassium (kg/ha)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K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e potasse minérale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N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N azote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NCALC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N azote (kg/ha)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N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'azote minéral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P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P phosphore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PCALC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P phosphore (kg/ha)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P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e phosphore minéral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S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S soufre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SCALC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S soufre (kg/ha)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S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e soufre minéral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SPE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3 Apport spécifique pour teneur protéin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 %in% c('01','02','03','04','15','16'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UNI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uni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Kg</text:p>
            <text:p>2;L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SARIO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Fusa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1','02'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GERANIUM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Géranium ou autres crucifè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5'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GRAINHA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nombre de grains à l'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 %in% c('06','08','09'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GRAINM2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nombre de grains par m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(ESPECE %in% c('01','02','03','04','05','07','15','16','17','18')|( ESPECE='12' &amp; ANSEMPR &gt;=2016 &amp; MOISSEM %in% c('08','09','10', '11', '12'))) &amp; (POIDSURF %in% c('9' ,"",'888')|is.na(POIDSURF))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GRUNITHA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nombre d'unités (100000 semences) ? l'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0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ESSLOC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4 Haie : essences loca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FLO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5 Haie : floraison automn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FLOET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5 Haie : floraison estiv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FLOHIV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5 Haie : floraison hivern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FLOPRI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5 Haie : floraison printaniè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MLI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1 Haie : mètres linéai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NBCOTES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 Haie : nombre côtés bord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</text:p>
            <text:p>1;1 ou 2</text:p>
            <text:p>2;Plus de 2 mais pas enti?rement entour?e</text:p>
            <text:p>3;Parcelle entour?e de haies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NBESS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3 Haie : nombre essen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oins de 5</text:p>
            <text:p>2;5 et plus</text:p>
          </table:table-cell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STARBO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2 Haie : strate grande (2 mètres et plu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STARBU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2 Haie : strate moyenne (de 1 à moins de 2 mètre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STHERB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2 Haie : strate petite (moins de 1 mètr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ELMINTHO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Helminthosp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3'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ERBI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herb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DEHTOT&gt;0 <text:s/>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D_PKGC2017_CARNET_PLAINE</text:p>
          </table:table-cell>
          <table:table-cell office:value-type="string" calcext:value-type="string">
            <text:p>PKGC2017_meca ; </text:p>
            <text:p>PKGC2017_FumOrg ;</text:p>
            <text:p>PKGC2017_FumMin; </text:p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dentifiant opératio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D_PKGC2017_EXPLOIT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Identifiant de l'opération d'exploitation de la prairi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D_PKGC2017_MELANGE</text:p>
          </table:table-cell>
          <table:table-cell office:value-type="string" calcext:value-type="string">
            <text:p>PKGC2017_Melanges</text:p>
          </table:table-cell>
          <table:table-cell/>
          <table:table-cell office:value-type="string" calcext:value-type="string">
            <text:p><text:s/>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D_PKGC2017_MELANGE_GEN</text:p>
          </table:table-cell>
          <table:table-cell office:value-type="string" calcext:value-type="string">
            <text:p>PKGC2017_Melanges</text:p>
          </table:table-cell>
          <table:table-cell/>
          <table:table-cell office:value-type="string" calcext:value-type="string">
            <text:p><text:s/>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D_PKGC2017_MELANGE_IMPLANT</text:p>
          </table:table-cell>
          <table:table-cell office:value-type="string" calcext:value-type="string">
            <text:p>PKGC2017_Melanges</text:p>
          </table:table-cell>
          <table:table-cell/>
          <table:table-cell office:value-type="string" calcext:value-type="string">
            <text:p><text:s/>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D_UNIT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DEA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IDE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FT_traitement</text:p>
          </table:table-cell>
          <table:table-cell office:value-type="string" calcext:value-type="string">
            <text:p>PKGC2017_Phytos</text:p>
          </table:table-cell>
          <table:table-cell/>
          <table:table-cell office:value-type="string" calcext:value-type="string">
            <text:p>IFT pour l'opération de trait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IFTAUT</text:p>
          </table:table-cell>
          <table:table-cell office:value-type="string" calcext:value-type="string">
            <text:p>PKGC2017_gen</text:p>
          </table:table-cell>
          <table:table-cell table:style-name="ce16"/>
          <table:table-cell table:style-name="ce16" office:value-type="string" calcext:value-type="string">
            <text:p>IFT autr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Numérique</text:p>
          </table:table-cell>
          <table:table-cell table:style-name="ce16" table:number-columns-repeated="23"/>
          <table:table-cell table:number-columns-repeated="995"/>
        </table:table-row>
        <table:table-row table:style-name="ro3">
          <table:table-cell table:style-name="ce16" office:value-type="string" calcext:value-type="string">
            <text:p>IFTAUTBIO</text:p>
          </table:table-cell>
          <table:table-cell office:value-type="string" calcext:value-type="string">
            <text:p>PKGC2017_gen</text:p>
          </table:table-cell>
          <table:table-cell table:style-name="ce16"/>
          <table:table-cell table:style-name="ce16" office:value-type="string" calcext:value-type="string">
            <text:p>IFT autre bio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Numérique</text:p>
          </table:table-cell>
          <table:table-cell table:style-name="ce16" table:number-columns-repeated="23"/>
          <table:table-cell table:number-columns-repeated="995"/>
        </table:table-row>
        <table:table-row table:style-name="ro3">
          <table:table-cell table:style-name="ce16" office:value-type="string" calcext:value-type="string">
            <text:p>IFTAUTNBIO</text:p>
          </table:table-cell>
          <table:table-cell office:value-type="string" calcext:value-type="string">
            <text:p>PKGC2017_gen</text:p>
          </table:table-cell>
          <table:table-cell table:style-name="ce16"/>
          <table:table-cell table:style-name="ce16" office:value-type="string" calcext:value-type="string">
            <text:p>IFT autre non bio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Numérique</text:p>
          </table:table-cell>
          <table:table-cell table:style-name="ce16" table:number-columns-repeated="23"/>
          <table:table-cell table:number-columns-repeated="995"/>
        </table:table-row>
        <table:table-row table:style-name="ro3">
          <table:table-cell table:style-name="ce16" office:value-type="string" calcext:value-type="string">
            <text:p>IFTFONG</text:p>
          </table:table-cell>
          <table:table-cell office:value-type="string" calcext:value-type="string">
            <text:p>PKGC2017_gen</text:p>
          </table:table-cell>
          <table:table-cell table:style-name="ce16"/>
          <table:table-cell table:style-name="ce16" office:value-type="string" calcext:value-type="string">
            <text:p>IFT fongicid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Numérique</text:p>
          </table:table-cell>
          <table:table-cell table:style-name="ce16" table:number-columns-repeated="23"/>
          <table:table-cell table:number-columns-repeated="995"/>
        </table:table-row>
        <table:table-row table:style-name="ro3">
          <table:table-cell table:style-name="ce16" office:value-type="string" calcext:value-type="string">
            <text:p>IFTFONGBIO</text:p>
          </table:table-cell>
          <table:table-cell office:value-type="string" calcext:value-type="string">
            <text:p>PKGC2017_gen</text:p>
          </table:table-cell>
          <table:table-cell table:style-name="ce16"/>
          <table:table-cell table:style-name="ce16" office:value-type="string" calcext:value-type="string">
            <text:p>IFT fongicide bio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Numérique</text:p>
          </table:table-cell>
          <table:table-cell table:style-name="ce16" table:number-columns-repeated="23"/>
          <table:table-cell table:number-columns-repeated="995"/>
        </table:table-row>
        <table:table-row table:style-name="ro3">
          <table:table-cell table:style-name="ce16" office:value-type="string" calcext:value-type="string">
            <text:p>IFTFONGNBIO</text:p>
          </table:table-cell>
          <table:table-cell office:value-type="string" calcext:value-type="string">
            <text:p>PKGC2017_gen</text:p>
          </table:table-cell>
          <table:table-cell table:style-name="ce16"/>
          <table:table-cell table:style-name="ce16" office:value-type="string" calcext:value-type="string">
            <text:p>IFT fongicide non bio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Numérique</text:p>
          </table:table-cell>
          <table:table-cell table:style-name="ce16" table:number-columns-repeated="23"/>
          <table:table-cell table:number-columns-repeated="995"/>
        </table:table-row>
        <table:table-row table:style-name="ro3">
          <table:table-cell table:style-name="ce16" office:value-type="string" calcext:value-type="string">
            <text:p>IFTHERB</text:p>
          </table:table-cell>
          <table:table-cell office:value-type="string" calcext:value-type="string">
            <text:p>PKGC2017_gen</text:p>
          </table:table-cell>
          <table:table-cell table:style-name="ce16"/>
          <table:table-cell table:style-name="ce16" office:value-type="string" calcext:value-type="string">
            <text:p>IFT herbicid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Numérique</text:p>
          </table:table-cell>
          <table:table-cell table:style-name="ce16" table:number-columns-repeated="23"/>
          <table:table-cell table:number-columns-repeated="995"/>
        </table:table-row>
        <table:table-row table:style-name="ro3">
          <table:table-cell table:style-name="ce16" office:value-type="string" calcext:value-type="string">
            <text:p>IFTINS</text:p>
          </table:table-cell>
          <table:table-cell office:value-type="string" calcext:value-type="string">
            <text:p>PKGC2017_gen</text:p>
          </table:table-cell>
          <table:table-cell table:style-name="ce16"/>
          <table:table-cell table:style-name="ce16" office:value-type="string" calcext:value-type="string">
            <text:p>IFT insecticid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Numérique</text:p>
          </table:table-cell>
          <table:table-cell table:style-name="ce16" table:number-columns-repeated="23"/>
          <table:table-cell table:number-columns-repeated="995"/>
        </table:table-row>
        <table:table-row table:style-name="ro3">
          <table:table-cell table:style-name="ce16" office:value-type="string" calcext:value-type="string">
            <text:p>IFTINSBIO</text:p>
          </table:table-cell>
          <table:table-cell office:value-type="string" calcext:value-type="string">
            <text:p>PKGC2017_gen</text:p>
          </table:table-cell>
          <table:table-cell table:style-name="ce16"/>
          <table:table-cell table:style-name="ce16" office:value-type="string" calcext:value-type="string">
            <text:p>IFT insecticide bio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Numérique</text:p>
          </table:table-cell>
          <table:table-cell table:style-name="ce16" table:number-columns-repeated="23"/>
          <table:table-cell table:number-columns-repeated="995"/>
        </table:table-row>
        <table:table-row table:style-name="ro3">
          <table:table-cell table:style-name="ce16" office:value-type="string" calcext:value-type="string">
            <text:p>IFTINSNBIO</text:p>
          </table:table-cell>
          <table:table-cell office:value-type="string" calcext:value-type="string">
            <text:p>PKGC2017_gen</text:p>
          </table:table-cell>
          <table:table-cell table:style-name="ce16"/>
          <table:table-cell table:style-name="ce16" office:value-type="string" calcext:value-type="string">
            <text:p>IFT insecticide non bio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Numérique</text:p>
          </table:table-cell>
          <table:table-cell table:style-name="ce16" table:number-columns-repeated="23"/>
          <table:table-cell table:number-columns-repeated="995"/>
        </table:table-row>
        <table:table-row table:style-name="ro3">
          <table:table-cell table:style-name="ce16" office:value-type="string" calcext:value-type="string">
            <text:p>IFTSEM</text:p>
          </table:table-cell>
          <table:table-cell office:value-type="string" calcext:value-type="string">
            <text:p>PKGC2017_gen</text:p>
          </table:table-cell>
          <table:table-cell table:style-name="ce16"/>
          <table:table-cell table:style-name="ce16" office:value-type="string" calcext:value-type="string">
            <text:p>IFT semence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Numérique</text:p>
          </table:table-cell>
          <table:table-cell table:style-name="ce16" table:number-columns-repeated="23"/>
          <table:table-cell table:number-columns-repeated="995"/>
        </table:table-row>
        <table:table-row table:style-name="ro3">
          <table:table-cell table:style-name="ce16" office:value-type="string" calcext:value-type="string">
            <text:p>IFTTOT</text:p>
          </table:table-cell>
          <table:table-cell office:value-type="string" calcext:value-type="string">
            <text:p>PKGC2017_gen</text:p>
          </table:table-cell>
          <table:table-cell table:style-name="ce16"/>
          <table:table-cell table:style-name="ce16" office:value-type="string" calcext:value-type="string">
            <text:p>IFT total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Numérique</text:p>
          </table:table-cell>
          <table:table-cell table:style-name="ce16" table:number-columns-repeated="23"/>
          <table:table-cell table:number-columns-repeated="995"/>
        </table:table-row>
        <table:table-row table:style-name="ro3">
          <table:table-cell table:style-name="ce16" office:value-type="string" calcext:value-type="string">
            <text:p>IFTTOTBIO</text:p>
          </table:table-cell>
          <table:table-cell office:value-type="string" calcext:value-type="string">
            <text:p>PKGC2017_gen</text:p>
          </table:table-cell>
          <table:table-cell table:style-name="ce16"/>
          <table:table-cell table:style-name="ce16" office:value-type="string" calcext:value-type="string">
            <text:p>IFT total en bio contrôl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Numérique</text:p>
          </table:table-cell>
          <table:table-cell table:style-name="ce16" table:number-columns-repeated="23"/>
          <table:table-cell table:number-columns-repeated="995"/>
        </table:table-row>
        <table:table-row table:style-name="ro3">
          <table:table-cell table:style-name="ce16" office:value-type="string" calcext:value-type="string">
            <text:p>IFTTOTHORSHERB</text:p>
          </table:table-cell>
          <table:table-cell office:value-type="string" calcext:value-type="string">
            <text:p>PKGC2017_gen</text:p>
          </table:table-cell>
          <table:table-cell table:style-name="ce16"/>
          <table:table-cell table:style-name="ce16" office:value-type="string" calcext:value-type="string">
            <text:p>IFT total hors herbicid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Numérique</text:p>
          </table:table-cell>
          <table:table-cell table:style-name="ce16" table:number-columns-repeated="23"/>
          <table:table-cell table:number-columns-repeated="995"/>
        </table:table-row>
        <table:table-row table:style-name="ro3">
          <table:table-cell table:style-name="ce16" office:value-type="string" calcext:value-type="string">
            <text:p>IFTTOTHORSSEM</text:p>
          </table:table-cell>
          <table:table-cell office:value-type="string" calcext:value-type="string">
            <text:p>PKGC2017_gen</text:p>
          </table:table-cell>
          <table:table-cell table:style-name="ce16"/>
          <table:table-cell table:style-name="ce16" office:value-type="string" calcext:value-type="string">
            <text:p>IFT total hors traitement de semence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Numérique</text:p>
          </table:table-cell>
          <table:table-cell table:style-name="ce16" table:number-columns-repeated="23"/>
          <table:table-cell table:number-columns-repeated="995"/>
        </table:table-row>
        <table:table-row table:style-name="ro3">
          <table:table-cell table:style-name="ce16" office:value-type="string" calcext:value-type="string">
            <text:p>IFTTOTNBIO</text:p>
          </table:table-cell>
          <table:table-cell office:value-type="string" calcext:value-type="string">
            <text:p>PKGC2017_gen</text:p>
          </table:table-cell>
          <table:table-cell table:style-name="ce16"/>
          <table:table-cell table:style-name="ce16" office:value-type="string" calcext:value-type="string">
            <text:p>IFT total hors bio contrôl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Numérique</text:p>
          </table:table-cell>
          <table:table-cell table:style-name="ce16" table:number-columns-repeated="23"/>
          <table:table-cell table:number-columns-repeated="995"/>
        </table:table-row>
        <table:table-row table:style-name="ro3">
          <table:table-cell table:style-name="ce16" office:value-type="string" calcext:value-type="string">
            <text:p>IFTTOTNBIOHORSHERB</text:p>
          </table:table-cell>
          <table:table-cell office:value-type="string" calcext:value-type="string">
            <text:p>PKGC2017_gen</text:p>
          </table:table-cell>
          <table:table-cell table:style-name="ce16"/>
          <table:table-cell table:style-name="ce16" office:value-type="string" calcext:value-type="string">
            <text:p>IFT total non bio hors herbicid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Numérique</text:p>
          </table:table-cell>
          <table:table-cell table:style-name="ce16" table:number-columns-repeated="23"/>
          <table:table-cell table:number-columns-repeated="995"/>
        </table:table-row>
        <table:table-row table:style-name="ro3">
          <table:table-cell office:value-type="string" calcext:value-type="string">
            <text:p>IMPUR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Impuretés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!(ESPECE %in% c('12', '13','19','20','21')) &amp; RENDSAIS != '888' &amp; !(RENDEM %in% c('888' ,'9')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AU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BSV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consultation BS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CERTIPHYTO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suivi formation certiphyt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'true',REDUCCONTROLCULT='true',REDUCCONTROLGEN='true',REDUCLUTTEMECA='true',REDUCLUTTEBIO='true',REDUCLUTTECHIM='true',REDUCAUT='true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DEPHY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participation visite/démo fermes DEPH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ECOPHYTOPIC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consultation écophytoPI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FOURN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conseils fourniss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 , REDUCCONTROLCULT=TRUE , REDUCCONTROLGEN=TRUE , REDUCLUTTEMECA=TRUE , REDUCLUTTEBIO=TRUE , REDUCLUTTECHIM=TRUE , 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GEN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formation géné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 ,REDUCCONTROLCULT=TRUE , REDUCCONTROLGEN=TRUE , REDUCLUTTEMECA=TRUE , REDUCLUTTEBIO=TRUE , REDUCLUTTECHIM=TRUE , 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INDEP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conseils techniciens indépend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MEDIA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presse/médias spécialis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OCULATION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6 Inocul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 sur graine</text:p>
            <text:p>2;Oui sur micro-granul?s sp?cifiques </text:p>
            <text:p>0;Non</text:p>
          </table:table-cell>
          <table:table-cell office:value-type="string" calcext:value-type="string">
            <text:p>ESPECE='16'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SAC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insecticide ou acar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INSAC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TEM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3 Perte production d'au moins 30% (al?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TERV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.1 Intervention résidus laissés sur pla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RESIDUS %in% c('1','2')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RRDATDEB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2 Date de première 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RRDATFIN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2 Date de dernière 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RRFUMN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1.1.1 Prise en compte teneur nitrate eau irrigation pour gérer fertilisation azo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 &amp; ESPECE %in% c('08','09','10') &amp; IRRNITR='1'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RRNITR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1.1 Connaissance nitrates dans eau 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 &amp; ESPECE %in% c('08','09','10'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KABATIEL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Kabatiell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8')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KMIN2012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KMIN2013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KMIN2014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KMIN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KMIN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AB2012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2) | PRECULT2012 %in% c('9888','9506')|PRECULT2012=''| PRECULT2012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B2013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3) | PRECULT2013 %in% c('9888','9506')|PRECULT2013=''| PRECULT2013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B2014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4) | PRECULT2014 %in% c('9888','9506')|PRECULT2014=''| PRECULT2014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B2015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5)) &amp;!( PRECULT2015 %in% c('9888','9506'))&amp; PRECULT2015!=''&amp; PRECULT2015!='9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B2016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6)) &amp;!( PRECULT2016 %in% c('9888','9506'))&amp; PRECULT2016!=''&amp; PRECULT2016!='9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BCAN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4 Labour avant mise en place canne enquê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</text:p>
            <text:p>0;Non</text:p>
            <text:p>8;Ne sait pas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ABOUREUR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ndicatrice labour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ARGBANDEHERB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5 Largeur bande enherbée long cours d'e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,'14')) &amp; EAU='1' &amp; BANDEHERB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EGU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3 Niveau de présence de légumineuses été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oins de 20?%</text:p>
            <text:p>2;De 20 ? moins de 40?%</text:p>
            <text:p>3;40?% et plus</text:p>
          </table:table-cell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_ANC_REG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anc_reg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ANC_REG_COD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anc_reg_cod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ESPEC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ESPECE_COD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FUMNAT</text:p>
          </table:table-cell>
          <table:table-cell office:value-type="string" calcext:value-type="string">
            <text:p>PKGC2017_FumMin</text:p>
          </table:table-cell>
          <table:table-cell/>
          <table:table-cell office:value-type="string" calcext:value-type="string">
            <text:p>Libellé de la fumure minéral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FUMONAT</text:p>
          </table:table-cell>
          <table:table-cell office:value-type="string" calcext:value-type="string">
            <text:p>PKGC2017_FumOrg</text:p>
          </table:table-cell>
          <table:table-cell/>
          <table:table-cell office:value-type="string" calcext:value-type="string">
            <text:p>Libellé de la fumure organ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MECA</text:p>
          </table:table-cell>
          <table:table-cell office:value-type="string" calcext:value-type="string">
            <text:p>PKGC2017_meca</text:p>
          </table:table-cell>
          <table:table-cell/>
          <table:table-cell office:value-type="string" calcext:value-type="string">
            <text:p>Libellé de l'intervention mécan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NV_REG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nv_reg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NV_REG_COD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nv_reg_cod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PRECEDENT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2.1 Libellé du précédent cultural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CAHIER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autre démarche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CAHIERAUT %in% c('1','2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CAHIERBIO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agri bio non certifié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CAHIERBIO='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DAGRO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libellé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DAGROAUT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DNRJ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libellé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DNRJAUT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INFOAU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 &amp; INFOAUT=TRU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INTRANT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bellé du produit phyto utilisé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MALADIE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maladies moyenne/forte : détail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SPECE %in% c('19','20','21') &amp; MALADIES %in% c('1','2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PRESSIONAU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.1.1 Autre pression forte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PRESSIONAUT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RAISONAU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s réduction phytos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 &amp; RAISONAUT=TRU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REDUCAU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REDUCAUT=TRU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RESIDUSAUT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 Traitement des résidus du précédent autre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RESIDUS ='7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IBVARIET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 Libellé variété principale semée/planté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,'14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VARIET2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 Libellé variété secondaire semé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1','12','13','14','19','20','21')) &amp; NBVARIET &gt;=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MACE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Lim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6'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MAC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anti-lima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MOL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OGICIEL</text:p>
          </table:table-cell>
          <table:table-cell office:value-type="string" calcext:value-type="string">
            <text:p>PKGC2017_g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.1 Logiciel enregistrement des pratiq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esP@rcelles</text:p>
            <text:p>2;Geofolia</text:p>
            <text:p>3;Atland</text:p>
            <text:p>4;Autre</text:p>
          </table:table-cell>
          <table:table-cell office:value-type="string" calcext:value-type="string">
            <text:p>ENRPRATIC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OGICIELAUT</text:p>
          </table:table-cell>
          <table:table-cell office:value-type="string" calcext:value-type="string">
            <text:p>PKGC2017_g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.1 Logiciel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NRPRATIC='1' &amp; LOGICIEL='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ONGRAMP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4 Longueur rampe pulvérisateur (m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PROPPULV %in% c('1','2','4') &amp; TYPEPULV!='4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OTIER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Loti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UTTEOIS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4 Dispositifs pour limiter attaques d'oise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Non</text:p>
            <text:p>1;Oui, effarouchement (sonore, visuel)</text:p>
            <text:p>2;Oui, r?gulation (tir, pi?geage)</text:p>
            <text:p>3;Oui, autres</text:p>
          </table:table-cell>
          <table:table-cell office:value-type="string" calcext:value-type="string">
            <text:p>!(ESPECE %in% c('11','12','13','14','17'))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UZER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Luzerne autre que minet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VMAIN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.1 Précautions : se laver mains, retirer équipement avant de remont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 &amp; TYPEPULV!='4' &amp; CABINE='1' &amp; TYPCAB %in% c('2','3','4','5') &amp; REATRAITFI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AFACTA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MAA-AC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LIRRIG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gestion systèmes irrigu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LOUVMIL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ouverture des milie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LPHYTO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réduction/suppression phyto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LSOL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couverture sol ou lutte contre éros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LSURF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gestion surfaces herbacées ou milieux remarquab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LTOPO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entretien éléments topographiq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PPOLLI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préservation pollinisat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PRESVEG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préservation ressources végétales menacées d'érosion génét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SGC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systèmes grandes cultu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SHERB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systèmes herbagers et pastor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SPOLYEL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systèmes polyculture élev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GNE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magnésiu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LADIE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Maladi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9','20','21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LFEUILL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Maladies du feuill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0')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NGA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manganè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TCHARG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1.1.1 Chargement mécanisé : matérie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Bell</text:p>
            <text:p>2;Farmi</text:p>
            <text:p>3;Chargement frontal</text:p>
            <text:p>4;Coupeuse tron?onneuse</text:p>
            <text:p>5;Autres types de mat?riel</text:p>
          </table:table-cell>
          <table:table-cell office:value-type="string" calcext:value-type="string">
            <text:p>ESPECE='14' &amp; REGPAR='0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TCOUP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.1.1 Coupe mécanisée : matérie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ini ou moto coupeuse</text:p>
            <text:p>2;Coupeuse 'p?i'</text:p>
            <text:p>3;Coupeuse tron?onneuse</text:p>
            <text:p>4;Autres types de mat?riel</text:p>
          </table:table-cell>
          <table:table-cell office:value-type="string" calcext:value-type="string">
            <text:p>ESPECE='14' &amp; REGPAR='04' &amp;MODCOUPE='2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CUBE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6 Apport total irrigation (m3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CA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4 Interventions mécanique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CALIB</text:p>
          </table:table-cell>
          <table:table-cell office:value-type="string" calcext:value-type="string">
            <text:p>PKGC2017_me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MECA libellé en clair de l'interven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TYPINTERV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_ID</text:p>
          </table:table-cell>
          <table:table-cell office:value-type="string" calcext:value-type="string">
            <text:p>PKGC2017_Melanges</text:p>
          </table:table-cell>
          <table:table-cell/>
          <table:table-cell office:value-type="string" calcext:value-type="string">
            <text:p><text:s/>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L2012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2) | substr(PRECULT2012,1,1)='9'|PRECULT2012=''|PRECULT2012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2013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3) | substr(PRECULT2013,1,1)='9'|PRECULT2013=''|PRECULT2013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2014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4) | substr(PRECULT2014,1,1)='9'|PRECULT2014=''|PRECULT2014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2015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5) | substr(PRECULT2015,1,1)='9'|PRECULT2016=''|PRECULT2015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2016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6) | substr(PRECULT2016,1,1)='9'|PRECULT2016=''|PRECULT2016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AUTCULTURE</text:p>
          </table:table-cell>
          <table:table-cell office:value-type="string" calcext:value-type="string"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.1 Mélange : libellé autre espè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MELCULTURE='88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CULTURE</text:p>
          </table:table-cell>
          <table:table-cell office:value-type="string" calcext:value-type="string"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.1 Mélange : espè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Avoine</text:p>
            <text:p>02;Bl? dur</text:p>
            <text:p>03;Bl? tendre</text:p>
            <text:p>04;Epeautre</text:p>
            <text:p>05;F?verole</text:p>
            <text:p>06;Lupin</text:p>
            <text:p>07;Luzerne</text:p>
            <text:p>08;Orge, escourgeon</text:p>
            <text:p>09;Pois fourrager</text:p>
            <text:p>10;Pois prot?agineux</text:p>
            <text:p>11;Sainfoin</text:p>
            <text:p>12;Seigle</text:p>
            <text:p>13;Tr?fle</text:p>
            <text:p>14;Triticale</text:p>
            <text:p>15;Vesce</text:p>
            <text:p>88;Autre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DEBOUCHE</text:p>
          </table:table-cell>
          <table:table-cell office:value-type="string" calcext:value-type="string"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Mélange : débouché princip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onsommation propre</text:p>
            <text:p>2;Vente</text:p>
          </table:table-cell>
          <table:table-cell office:value-type="string" calcext:value-type="string">
            <text:p>REALREC='1' &amp; MELTRIREC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DOSESEMIS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dos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DOSESEMUNI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unité dos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Poids de semence par ha (kg/ha)</text:p>
            <text:p>2;Nombre de grains par m2</text:p>
            <text:p>3;Nombre de grains ? l?hectare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GEN_NOM</text:p>
          </table:table-cell>
          <table:table-cell office:value-type="string" calcext:value-type="string"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Nom des espèces du mélange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LGEN_ORDR</text:p>
          </table:table-cell>
          <table:table-cell office:value-type="string" calcext:value-type="string"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2.7.2 Numéro d'ordre de l'espèce du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LIGETH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Méligèt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5'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IIMPLANT_NOM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Nom des espèces du mélange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LIMPLANT_ORDR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Numéro d'ordre de l'espèce du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LNBESP</text:p>
          </table:table-cell>
          <table:table-cell office:value-type="string" calcext:value-type="string">
            <text:p>PKGC2017_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 Mélange : nombre espèces différent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 %in% c('19','20','21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ORDR</text:p>
          </table:table-cell>
          <table:table-cell office:value-type="string" calcext:value-type="string">
            <text:p>PKGC2017_Melanges</text:p>
          </table:table-cell>
          <table:table-cell/>
          <table:table-cell office:value-type="string" calcext:value-type="string">
            <text:p>4.0 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LRDGLOBAL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1 Mélange : rendement global (q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 %in% c('19','20','21') &amp; REALREC='1' &amp; MELTRIREC='0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RDUNI</text:p>
          </table:table-cell>
          <table:table-cell office:value-type="string" calcext:value-type="string"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Mélange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q/ha</text:p>
            <text:p>2;t/ha</text:p>
          </table:table-cell>
          <table:table-cell office:value-type="string" calcext:value-type="string">
            <text:p>REALREC='1' &amp; MELTRIREC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REND</text:p>
          </table:table-cell>
          <table:table-cell office:value-type="string" calcext:value-type="string"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Mélange :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MELTRIREC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SEMPROV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origine sem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Semence certifi?e (?tiquette bleue du SOC)</text:p>
            <text:p>2;M?lange dans le semoir de semences certifi?es et de ferme</text:p>
            <text:p>3;Semence de ferme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SEMPROVBIO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provenance semence bi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onventionnel(le) non trait?(e) (en d?rogation)</text:p>
            <text:p>2;Certifi?(e) bio</text:p>
          </table:table-cell>
          <table:table-cell office:value-type="string" calcext:value-type="string">
            <text:p>CAHIERBIO %in% c('1','2','3','4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semence trai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AUT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autres répulsif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FON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fongici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INC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inconn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INS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insecticides (hors anti-puceron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LIM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anti-lim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NEM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nématici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OIS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anti-oise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PUC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anti-pucer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IREC</text:p>
          </table:table-cell>
          <table:table-cell office:value-type="string" calcext:value-type="string">
            <text:p>PKGC2017_gen;</text:p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 Mélange : tri de la récol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19','20','21') &amp; REALREC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YP2012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?lange de c?r?ales</text:p>
            <text:p>2;M?lange avec prot?agineux</text:p>
            <text:p>3;M?lange fourrager</text:p>
            <text:p>4;Autre type de m?lange</text:p>
          </table:table-cell>
          <table:table-cell office:value-type="string" calcext:value-type="string">
            <text:p>MEL2012='1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TYP2013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?lange de c?r?ales</text:p>
            <text:p>2;M?lange avec prot?agineux</text:p>
            <text:p>3;M?lange fourrager</text:p>
            <text:p>4;Autre type de m?lange</text:p>
          </table:table-cell>
          <table:table-cell office:value-type="string" calcext:value-type="string">
            <text:p>MEL2013='1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TYP2014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?lange de c?r?ales</text:p>
            <text:p>2;M?lange avec prot?agineux</text:p>
            <text:p>3;M?lange fourrager</text:p>
            <text:p>4;Autre type de m?lange</text:p>
          </table:table-cell>
          <table:table-cell office:value-type="string" calcext:value-type="string">
            <text:p>MEL2014='1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TYP2015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?lange de c?r?ales</text:p>
            <text:p>2;M?lange avec prot?agineux</text:p>
            <text:p>3;M?lange fourrager</text:p>
            <text:p>4;Autre type de m?lange</text:p>
          </table:table-cell>
          <table:table-cell office:value-type="string" calcext:value-type="string">
            <text:p><text:s/>MEL2015='1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TYP2016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?lange de c?r?ales</text:p>
            <text:p>2;M?lange avec prot?agineux</text:p>
            <text:p>3;M?lange fourrager</text:p>
            <text:p>4;Autre type de m?lange</text:p>
          </table:table-cell>
          <table:table-cell office:value-type="string" calcext:value-type="string">
            <text:p><text:s/>MEL2016='1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S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mesure en vert du colz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ESPECE='05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ILDIOU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Mildio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1')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INE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Minet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MEAU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5 Apport total irrigation (mm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MIN2012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MIN2013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MIN2014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MIN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MIN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DCHARG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1.1 Mode de charg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anuel</text:p>
            <text:p>2;M?canis?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DCOUP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.1 Mode de cou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anuel</text:p>
            <text:p>2;M?canis?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DE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Mode d'exploi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in</text:p>
            <text:p>2;Ensilage</text:p>
            <text:p>3;P?ture</text:p>
            <text:p>4;Affouragement en vert</text:p>
            <text:p>5;Enrubannage</text:p>
          </table:table-cell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DEXDEROB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mode d'exploi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R?colte</text:p>
            <text:p>2;P?ture</text:p>
          </table:table-cell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DIF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2 Dose prévue d'azote révis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? la hausse</text:p>
            <text:p>2;Oui, ? la baisse</text:p>
            <text:p>0;Non</text:p>
          </table:table-cell>
          <table:table-cell office:value-type="string" calcext:value-type="string">
            <text:p>NBENGN&gt;0 &amp; !(ESPECE %in% c('12','13','14','17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DIFPHYTO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3 Réajustement plan initial phyto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DUL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5 Modulation intra-parcellaire azo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ISPLA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1 Mois de plantation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ISSE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2 Mois de semis de la prair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SPECE='12' &amp; (ANSEMPR=2017 | ANSEMPR =2016)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LY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molybdè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_ADJ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Nombre de traitements adjuva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_AUT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Nombre de traitements aut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_FONG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Nombre de traitements fong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_HERB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Nombre de traitements herb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_INS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Nombre de traitements insect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_ROD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Nombre de traitements rodont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_TOT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Nombre total de traitemen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_TOTADJ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Nombre total de traitements, adjuvant incl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ADJ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adjuvant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1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Vaches laitières ? moins de 8000 kg de prod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2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Vaches laitières à 8000kg ou plus de prod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3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Vaches nourrices ou allaitant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4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bovins femelles de 2 ans et pl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5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bovins mâles de 2 ans et pl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6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Bovins mâles ou femelles de 1 à moins de 2 a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7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Veaux de boucher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8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bovins femelles de moins de 1 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9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bovins mâles de moins de 1 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0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Juments et ponettes poulinières selle, cour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1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Juments et ponettes poulinières races lour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2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Chevaux et poneys selle, cour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3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Chevaux et poneys trait, boucherie, maig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4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ânes, mulets bardo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5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Chèvres y compris réforme et bouc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6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Chevrettes pour la souche et chevre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7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Brebis mères nourrices ou laitiè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8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gnelles pour la souch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9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ovi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utresEffluent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« Autres effluents »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AUT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autr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BAL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nombre de ba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='5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BOT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nombre de bottes de foi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='1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Broyag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broya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COUPEP</text:p>
          </table:table-cell>
          <table:table-cell office:value-type="string" calcext:value-type="string">
            <text:p>PKGC2017_Prair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nombre de passag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DEH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herbicid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Enfouissemen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'enfouiss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ENGK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apports : potassium minér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ENGN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apports : azote minér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ENGP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apports : phosphore minér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ENG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apports : soufre minér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ENG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otal d'apports d'engrais minéraux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FON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fongicid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FumierCompos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'apport de fumure ou compos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FUMO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apports de fumure organique (calculé)- nombre d'opératio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HAAN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2.1 Pulvérisateur : nombre moyen hectares trait?s par 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PROPPULV %in% c('1','2','4') &amp; CONNHAAN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PASFUMO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apports de fumure organique (calculé)- nombre de passag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INSAC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insecticide acaricid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Labour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labo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MOL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anti-limace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PASAPS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4.2 Nombre passages irrigation après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PASAVS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4.1 Nombre passages irrigation avant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(!(ESPECE %in% c('12','13','14') )| ( ESPECE='12' &amp; ( ANSEMPR&gt;=2017 | (ANSEMPR=2016 &amp; MOISSEM&gt;=8) ) ) 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PASMEC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interventions mécanique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Phycibcou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destruction du couver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Phycibpr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destruction du précedent prairie ou jachè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Phycibrep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destruction des repousses du précéd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PULVP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1 Nombre de pulvérisateurs intervenant sur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RACCERPA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régulateur de croissanc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RecFin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récolte avant la date lim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Recolt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récol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RecolteDerob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récoltes de culture dérobé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REM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nombre remorques (aid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RON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anti-rongeur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Semdir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semis direc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Semi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sem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Semiscouver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semis couver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TRAI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total hors adjuvant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VARIET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1 Nombre de variétés semé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1','12','13','14','19','20','21'))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IVCENGVER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.1 Niveau croissance culture intermédi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aible (&lt;=1 tonne)</text:p>
            <text:p>2;Moyen (1 ? 3 t)</text:p>
            <text:p>3;Fort (3 ? 5 t)</text:p>
            <text:p>4;Tr?s fort (&gt;5 t)</text:p>
          </table:table-cell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MIN2012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MIN2013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MIN2014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MIN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MIN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M_TYPE_SOL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 Libellé du type de sol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BJPROTEI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3 Objectif de teneur en protéin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01','02','03','04','15','16'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BJREND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2 Objectif de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BJTENPRO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3.1 Objectif teneur en protéines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 %in% c('01','02','03','04','15','16') &amp; OBJPROTEIN='1'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BSDEL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7.1 Observation délai de rentr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IDIUM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Oïdiu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3','17','18'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PEDAT</text:p>
          </table:table-cell>
          <table:table-cell office:value-type="string" calcext:value-type="string">
            <text:p>PKGC2017_meca;</text:p>
            <text:p>PKGC2017_FumOrg;</text:p>
            <text:p> PKGC2017_FumMin;</text:p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PEORDR</text:p>
          </table:table-cell>
          <table:table-cell office:value-type="string" calcext:value-type="string">
            <text:p>PKGC2017_meca;</text:p>
            <text:p>PKGC2017_FumOrg;</text:p>
            <text:p> PKGC2017_FumMin;</text:p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'ordr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PEPAS</text:p>
          </table:table-cell>
          <table:table-cell office:value-type="string" calcext:value-type="string">
            <text:p>PKGC2017_meca;</text:p>
            <text:p>PKGC2017_FumOrg;</text:p>
            <text:p> PKGC2017_FumMin;</text:p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e passag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PEPAS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RG2012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RG2013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RG2014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RG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RG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ACAG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AILFUMK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7 Détermination dose totale K : restitution des pailles du précéd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K&gt;0 &amp; PRECULT2016 %in% c('1101','1102','1103','1105','2106','1107','1109','1110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ARCIRR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 Irrigation au cours de la campag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ASSMECA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désherbages mécanique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ATURE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durée de présence des anim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ATURTOURN</text:p>
          </table:table-cell>
          <table:table-cell office:value-type="string" calcext:value-type="string">
            <text:p>PKGC2017_Prair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2 Pâturage tourna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CULT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précèdent cultur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ERIOD2012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utomne</text:p>
            <text:p>2;printemps</text:p>
          </table:table-cell>
          <table:table-cell office:value-type="string" calcext:value-type="string">
            <text:p>!(is.na(PRECULT2012) | substr(PRECULT2012,1,1)!='1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ERIOD2013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utomne</text:p>
            <text:p>2;printemps</text:p>
          </table:table-cell>
          <table:table-cell office:value-type="string" calcext:value-type="string">
            <text:p>!(is.na(PRECULT2013) | substr(PRECULT2013,1,1)!='1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ERIOD2014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utomne</text:p>
            <text:p>2;printemps</text:p>
          </table:table-cell>
          <table:table-cell office:value-type="string" calcext:value-type="string">
            <text:p>!(is.na(PRECULT2014) | substr(PRECULT2014,1,1)!='1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ERIOD2015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utomne</text:p>
            <text:p>2;printemps</text:p>
          </table:table-cell>
          <table:table-cell office:value-type="string" calcext:value-type="string">
            <text:p>!(is.na(PRECULT2015) | substr(PRECULT2015,1,1)!='1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ERIOD2016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utomne</text:p>
            <text:p>2;printemps</text:p>
          </table:table-cell>
          <table:table-cell office:value-type="string" calcext:value-type="string">
            <text:p>!(is.na(PRECULT2016) | substr(PRECULT2016,1,1)!='1'|substr(PRECULT2016,1,1)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ESEPAND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5.2 Pesée épand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</text:p>
            <text:p>0;Non</text:p>
            <text:p>2;Pas d?apport de fumier, ni de compost</text:p>
          </table:table-cell>
          <table:table-cell office:value-type="string" calcext:value-type="string">
            <text:p>FUM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ES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pesée en vert du colz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ESPECE='05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ADJ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juv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ADVDIC1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dicotylédones annue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DVDIC2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dicotylédones bisannue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DVENS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espèces inconn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DVGRAM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graminées annue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DVMEL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mélang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DVVIV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viv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IA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utres insectes et acari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LT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ltis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MA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autres maladi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NT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scochyt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UT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BOT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botryt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BRU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bru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CHA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charanç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COU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estruction du couve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DEF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éfan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DES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essicc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DEV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évitalis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DOR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orypho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FUS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fusa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HEL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helminthosp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HERB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indicatrice cible herbicid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IAC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insectes et acari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INSAC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indicatrice cible insecticide-acaricid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KAB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kabatiell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LIBIAC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libellé cible insectes et acari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LIBMAL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libellé cible maladi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LIM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lim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MAL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maladi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MALAD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indicatrice cible fongicid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MDF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maladies du feuill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MEL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méligèt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MIL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mildio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NOC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heliothis/noctu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OID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oïdiu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PIE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iétin-ver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PREC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estruction précédent prairie ou jachè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PUC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ucer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PUCN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ucerons noi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PUCV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ucerons ver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PUNV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unaise ver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PYR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y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REG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régulation de croissa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REP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estruction repousses du précéd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RHY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rhynchosp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RON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rong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ROU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roui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SCL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sclérotini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SEP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sept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SES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sésam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SIT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siton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THR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thrip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TOR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tordeuses/bru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VER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vers blanc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VIR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viruci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SIOL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4 Apport physiolith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TOAUTCULT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traitement ne concerne pas la culture enquê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TOBOUIL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quantité de bouillie (L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TODOS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dose de produit commercial appor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TODOSHA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dose de produit commercial apportée 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TOLIBAUTRE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libellé produit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TOMOD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mode de trait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En plein</text:p>
            <text:p>2;Sur le rang</text:p>
            <text:p>3;Sur l'interrang</text:p>
            <text:p>4;Sous cl?ture</text:p>
            <text:p>5;Localis? ou en t?che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TOPROD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ode produit commerci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TOUNI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uni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Kg/ha</text:p>
            <text:p>2;L/ha</text:p>
            <text:p>3;Kg/hL</text:p>
            <text:p>4;L/hL</text:p>
            <text:p>5;%</text:p>
            <text:p>6;Autre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IETIN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Piétin-ver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1','02','04'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ILOT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2.1 Réévaluation dose azote avec outils pilot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!(ESPECE %in% c('12','13','14','17')) &amp; MODIFFUMN %in% c('1','2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LANHA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0 Densité de plantation (nombre plants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MIN2012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MIN2013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MIN2014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MIN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MIN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OIDSURF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poids de semence par ha (kg/ha) (calcul?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(ESPECE %in% c('01','02','03','04','05','07','15','16','17','18')|( ESPECE='12' &amp; ANSEMPR &gt;=2016 &amp; MOISSEM %in% c('08','09','10', '11', '12'))) &amp; (GRAINM2 %in% c("",'888')|is.na(GRAINM2))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OIDSURFSAIS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poids de semence par ha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(ESPECE %in% c('01','02','03','04','05','07','15','16','17','18')|( ESPECE='12' &amp; ANSEMPR &gt;=2016 &amp; MOISSEM %in% c('08','09','10', '11', '12'))) &amp; (GRAINM2 %in% c("",'888')|is.na(GRAINM2))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OURPC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part de la parcelle concern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OURTRAIT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proportion parcelle trai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DNIV</text:p>
          </table:table-cell>
          <table:table-cell office:value-type="string" calcext:value-type="string">
            <text:p>PKGC2017_Prair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4 Évaluation par rapport rendement moye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Normal</text:p>
            <text:p>2;Faible</text:p>
            <text:p>3;Fort</text:p>
          </table:table-cell>
          <table:table-cell office:value-type="string" calcext:value-type="string">
            <text:p>PREXPLOIT='1' <text:s/>&amp; NBCOUPEP&gt;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DNIVPOUR</text:p>
          </table:table-cell>
          <table:table-cell office:value-type="string" calcext:value-type="string">
            <text:p>PKGC2017_Prair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4.1 Baisse/hausse par rapport rendement moyen en %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PRDNIV %in% c('2','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ECULT2012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;c?r?ale : Avoine (y c. semences)</text:p>
            <text:p>1102;c?r?ale : Bl? dur (y c. semences) </text:p>
            <text:p>1103;c?r?ale : Bl? tendre (y c. semences) </text:p>
            <text:p>2104;c?r?ale : Ma?s grain et semence</text:p>
            <text:p>1105;c?r?ale : Orge, escourgeon (y c. semences) </text:p>
            <text:p>2106;c?r?ale : Riz</text:p>
            <text:p>1107;c?r?ale : Seigle (y c. semences) </text:p>
            <text:p>2108;c?r?ale : Sorgho-grain (y c. semences) </text:p>
            <text:p>1109;c?r?ale : Triticale (y c. semences) </text:p>
            <text:p>1110;c?r?ale : Autre (sarrasin?)</text:p>
            <text:p>2201;culture industrielle : Betterave </text:p>
            <text:p>1202;culture industrielle : Colza non VTH</text:p>
            <text:p>1200;culture industrielle : Colza VTH</text:p>
            <text:p>2203;culture industrielle : Lin ol?agineux</text:p>
            <text:p>2204;culture industrielle : Tournesol non VTH</text:p>
            <text:p>2200;culture industrielle : Tournesol VTH</text:p>
            <text:p>2205;culture industrielle : Soja</text:p>
            <text:p>1206;culture industrielle : Autre ol?agineux (?illette, ricin?)</text:p>
            <text:p>2207;culture industrielle : Chanvre</text:p>
            <text:p>2208;culture industrielle : Lin textile </text:p>
            <text:p>9209;culture industrielle : Autre plante textile</text:p>
            <text:p>9210;culture industrielle : Houblon</text:p>
            <text:p>9211;culture industrielle : Plante m?dicinale, ? parfum ou condiments</text:p>
            <text:p>9212;culture industrielle : Semence graini?re (l?gumi?re, florale?)</text:p>
            <text:p>9213;culture industrielle : Tabac (y c. plants)</text:p>
            <text:p>9214;culture industrielle : Autre (chanvre papier, chicor?e ? caf?)</text:p>
            <text:p>1301;prot?agineux, l?gume : F?ve, f?verole, lupin doux (y c. semences)</text:p>
            <text:p>2302;prot?agineux, l?gume : Lentille, pois chiche, vesce (y c. semences)</text:p>
            <text:p>1303;prot?agineux, l?gume : Pois prot?agineux (y c. semences)</text:p>
            <text:p>1304;prot?agineux, l?gume : Autre l?gume sec (haricot?) (y c. semences)</text:p>
            <text:p>1305;prot?agineux, l?gume : L?gume frais, fraise et melon</text:p>
            <text:p>2401;Pomme de terre</text:p>
            <text:p>2501;fourrage : Ma?s fourrage et ensilage</text:p>
            <text:p>1502;fourrage : Plante sarcl?e fourrag?re (chou, betterave?.)</text:p>
            <text:p>1503;fourrage : Autre fourrage annuel (sorgho fourrager?)</text:p>
            <text:p>9504;Prairie artificielle (tr?fle, luzerne, sainfoin, minette, lotier?)</text:p>
            <text:p>9505;Prairie temporaire (moins de 6 ans, gramin?es)</text:p>
            <text:p>9506;Prairie permanente</text:p>
            <text:p>9601;Culture permanente ? Fleurs, plantes ornementales, p?pini?re</text:p>
            <text:p>9602;Culture permanente ? Verger</text:p>
            <text:p>9603;Culture permanente ? Vigne</text:p>
            <text:p>9701;Jach?re en sol nu</text:p>
            <text:p>9702;Jach?re avec couvert v?g?tal spontan?</text:p>
            <text:p>9703;Jach?re avec couvert v?g?tal sem?</text:p>
            <text:p>1111;Autre culture</text:p>
            <text:p>9888;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ECULT2013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;c?r?ale : Avoine (y c. semences)</text:p>
            <text:p>1102;c?r?ale : Bl? dur (y c. semences) </text:p>
            <text:p>1103;c?r?ale : Bl? tendre (y c. semences) </text:p>
            <text:p>2104;c?r?ale : Ma?s grain et semence</text:p>
            <text:p>1105;c?r?ale : Orge, escourgeon (y c. semences) </text:p>
            <text:p>2106;c?r?ale : Riz</text:p>
            <text:p>1107;c?r?ale : Seigle (y c. semences) </text:p>
            <text:p>2108;c?r?ale : Sorgho-grain (y c. semences) </text:p>
            <text:p>1109;c?r?ale : Triticale (y c. semences) </text:p>
            <text:p>1110;c?r?ale : Autre (sarrasin?)</text:p>
            <text:p>2201;culture industrielle : Betterave </text:p>
            <text:p>1202;culture industrielle : Colza non VTH</text:p>
            <text:p>1200;culture industrielle : Colza VTH</text:p>
            <text:p>2203;culture industrielle : Lin ol?agineux</text:p>
            <text:p>2204;culture industrielle : Tournesol non VTH</text:p>
            <text:p>2200;culture industrielle : Tournesol VTH</text:p>
            <text:p>2205;culture industrielle : Soja</text:p>
            <text:p>1206;culture industrielle : Autre ol?agineux (?illette, ricin?)</text:p>
            <text:p>2207;culture industrielle : Chanvre</text:p>
            <text:p>2208;culture industrielle : Lin textile </text:p>
            <text:p>9209;culture industrielle : Autre plante textile</text:p>
            <text:p>9210;culture industrielle : Houblon</text:p>
            <text:p>9211;culture industrielle : Plante m?dicinale, ? parfum ou condiments</text:p>
            <text:p>9212;culture industrielle : Semence graini?re (l?gumi?re, florale?)</text:p>
            <text:p>9213;culture industrielle : Tabac (y c. plants)</text:p>
            <text:p>9214;culture industrielle : Autre (chanvre papier, chicor?e ? caf?)</text:p>
            <text:p>1301;prot?agineux, l?gume : F?ve, f?verole, lupin doux (y c. semences)</text:p>
            <text:p>2302;prot?agineux, l?gume : Lentille, pois chiche, vesce (y c. semences)</text:p>
            <text:p>1303;prot?agineux, l?gume : Pois prot?agineux (y c. semences)</text:p>
            <text:p>1304;prot?agineux, l?gume : Autre l?gume sec (haricot?) (y c. semences)</text:p>
            <text:p>1305;prot?agineux, l?gume : L?gume frais, fraise et melon</text:p>
            <text:p>2401;Pomme de terre</text:p>
            <text:p>2501;fourrage : Ma?s fourrage et ensilage</text:p>
            <text:p>1502;fourrage : Plante sarcl?e fourrag?re (chou, betterave?.)</text:p>
            <text:p>1503;fourrage : Autre fourrage annuel (sorgho fourrager?)</text:p>
            <text:p>9504;Prairie artificielle (tr?fle, luzerne, sainfoin, minette, lotier?)</text:p>
            <text:p>9505;Prairie temporaire (moins de 6 ans, gramin?es)</text:p>
            <text:p>9506;Prairie permanente</text:p>
            <text:p>9601;Culture permanente ? Fleurs, plantes ornementales, p?pini?re</text:p>
            <text:p>9602;Culture permanente ? Verger</text:p>
            <text:p>9603;Culture permanente ? Vigne</text:p>
            <text:p>9701;Jach?re en sol nu</text:p>
            <text:p>9702;Jach?re avec couvert v?g?tal spontan?</text:p>
            <text:p>9703;Jach?re avec couvert v?g?tal sem?</text:p>
            <text:p>1111;Autre culture</text:p>
            <text:p>9888;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ECULT2014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;c?r?ale : Avoine (y c. semences)</text:p>
            <text:p>1102;c?r?ale : Bl? dur (y c. semences) </text:p>
            <text:p>1103;c?r?ale : Bl? tendre (y c. semences) </text:p>
            <text:p>2104;c?r?ale : Ma?s grain et semence</text:p>
            <text:p>1105;c?r?ale : Orge, escourgeon (y c. semences) </text:p>
            <text:p>2106;c?r?ale : Riz</text:p>
            <text:p>1107;c?r?ale : Seigle (y c. semences) </text:p>
            <text:p>2108;c?r?ale : Sorgho-grain (y c. semences) </text:p>
            <text:p>1109;c?r?ale : Triticale (y c. semences) </text:p>
            <text:p>1110;c?r?ale : Autre (sarrasin?)</text:p>
            <text:p>2201;culture industrielle : Betterave </text:p>
            <text:p>1202;culture industrielle : Colza non VTH</text:p>
            <text:p>1200;culture industrielle : Colza VTH</text:p>
            <text:p>2203;culture industrielle : Lin ol?agineux</text:p>
            <text:p>2204;culture industrielle : Tournesol non VTH</text:p>
            <text:p>2200;culture industrielle : Tournesol VTH</text:p>
            <text:p>2205;culture industrielle : Soja</text:p>
            <text:p>1206;culture industrielle : Autre ol?agineux (?illette, ricin?)</text:p>
            <text:p>2207;culture industrielle : Chanvre</text:p>
            <text:p>2208;culture industrielle : Lin textile </text:p>
            <text:p>9209;culture industrielle : Autre plante textile</text:p>
            <text:p>9210;culture industrielle : Houblon</text:p>
            <text:p>9211;culture industrielle : Plante m?dicinale, ? parfum ou condiments</text:p>
            <text:p>9212;culture industrielle : Semence graini?re (l?gumi?re, florale?)</text:p>
            <text:p>9213;culture industrielle : Tabac (y c. plants)</text:p>
            <text:p>9214;culture industrielle : Autre (chanvre papier, chicor?e ? caf?)</text:p>
            <text:p>1301;prot?agineux, l?gume : F?ve, f?verole, lupin doux (y c. semences)</text:p>
            <text:p>2302;prot?agineux, l?gume : Lentille, pois chiche, vesce (y c. semences)</text:p>
            <text:p>1303;prot?agineux, l?gume : Pois prot?agineux (y c. semences)</text:p>
            <text:p>1304;prot?agineux, l?gume : Autre l?gume sec (haricot?) (y c. semences)</text:p>
            <text:p>1305;prot?agineux, l?gume : L?gume frais, fraise et melon</text:p>
            <text:p>2401;Pomme de terre</text:p>
            <text:p>2501;fourrage : Ma?s fourrage et ensilage</text:p>
            <text:p>1502;fourrage : Plante sarcl?e fourrag?re (chou, betterave?.)</text:p>
            <text:p>1503;fourrage : Autre fourrage annuel (sorgho fourrager?)</text:p>
            <text:p>9504;Prairie artificielle (tr?fle, luzerne, sainfoin, minette, lotier?)</text:p>
            <text:p>9505;Prairie temporaire (moins de 6 ans, gramin?es)</text:p>
            <text:p>9506;Prairie permanente</text:p>
            <text:p>9601;Culture permanente ? Fleurs, plantes ornementales, p?pini?re</text:p>
            <text:p>9602;Culture permanente ? Verger</text:p>
            <text:p>9603;Culture permanente ? Vigne</text:p>
            <text:p>9701;Jach?re en sol nu</text:p>
            <text:p>9702;Jach?re avec couvert v?g?tal spontan?</text:p>
            <text:p>9703;Jach?re avec couvert v?g?tal sem?</text:p>
            <text:p>1111;Autre culture</text:p>
            <text:p>9888;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ECULT2015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;c?r?ale : Avoine (y c. semences)</text:p>
            <text:p>1102;c?r?ale : Bl? dur (y c. semences) </text:p>
            <text:p>1103;c?r?ale : Bl? tendre (y c. semences) </text:p>
            <text:p>2104;c?r?ale : Ma?s grain et semence</text:p>
            <text:p>1105;c?r?ale : Orge, escourgeon (y c. semences) </text:p>
            <text:p>2106;c?r?ale : Riz</text:p>
            <text:p>1107;c?r?ale : Seigle (y c. semences) </text:p>
            <text:p>2108;c?r?ale : Sorgho-grain (y c. semences) </text:p>
            <text:p>1109;c?r?ale : Triticale (y c. semences) </text:p>
            <text:p>1110;c?r?ale : Autre (sarrasin?)</text:p>
            <text:p>2201;culture industrielle : Betterave </text:p>
            <text:p>1202;culture industrielle : Colza non VTH</text:p>
            <text:p>1200;culture industrielle : Colza VTH</text:p>
            <text:p>2203;culture industrielle : Lin ol?agineux</text:p>
            <text:p>2204;culture industrielle : Tournesol non VTH</text:p>
            <text:p>2200;culture industrielle : Tournesol VTH</text:p>
            <text:p>2205;culture industrielle : Soja</text:p>
            <text:p>1206;culture industrielle : Autre ol?agineux (?illette, ricin?)</text:p>
            <text:p>2207;culture industrielle : Chanvre</text:p>
            <text:p>2208;culture industrielle : Lin textile </text:p>
            <text:p>9209;culture industrielle : Autre plante textile</text:p>
            <text:p>9210;culture industrielle : Houblon</text:p>
            <text:p>9211;culture industrielle : Plante m?dicinale, ? parfum ou condiments</text:p>
            <text:p>9212;culture industrielle : Semence graini?re (l?gumi?re, florale?)</text:p>
            <text:p>9213;culture industrielle : Tabac (y c. plants)</text:p>
            <text:p>9214;culture industrielle : Autre (chanvre papier, chicor?e ? caf?)</text:p>
            <text:p>1301;prot?agineux, l?gume : F?ve, f?verole, lupin doux (y c. semences)</text:p>
            <text:p>2302;prot?agineux, l?gume : Lentille, pois chiche, vesce (y c. semences)</text:p>
            <text:p>1303;prot?agineux, l?gume : Pois prot?agineux (y c. semences)</text:p>
            <text:p>1304;prot?agineux, l?gume : Autre l?gume sec (haricot?) (y c. semences)</text:p>
            <text:p>1305;prot?agineux, l?gume : L?gume frais, fraise et melon</text:p>
            <text:p>2401;Pomme de terre</text:p>
            <text:p>2501;fourrage : Ma?s fourrage et ensilage</text:p>
            <text:p>1502;fourrage : Plante sarcl?e fourrag?re (chou, betterave?.)</text:p>
            <text:p>1503;fourrage : Autre fourrage annuel (sorgho fourrager?)</text:p>
            <text:p>9504;Prairie artificielle (tr?fle, luzerne, sainfoin, minette, lotier?)</text:p>
            <text:p>9505;Prairie temporaire (moins de 6 ans, gramin?es)</text:p>
            <text:p>9506;Prairie permanente</text:p>
            <text:p>9601;Culture permanente ? Fleurs, plantes ornementales, p?pini?re</text:p>
            <text:p>9602;Culture permanente ? Verger</text:p>
            <text:p>9603;Culture permanente ? Vigne</text:p>
            <text:p>9701;Jach?re en sol nu</text:p>
            <text:p>9702;Jach?re avec couvert v?g?tal spontan?</text:p>
            <text:p>9703;Jach?re avec couvert v?g?tal sem?</text:p>
            <text:p>1111;Autre culture</text:p>
            <text:p>9888;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ECULT2016</text:p>
          </table:table-cell>
          <table:table-cell office:value-type="string" calcext:value-type="string">
            <text:p>PKGC2017_gen; </text:p>
            <text:p>PKGC2017_Phy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;c?r?ale : Avoine (y c. semences)</text:p>
            <text:p>1102;c?r?ale : Bl? dur (y c. semences) </text:p>
            <text:p>1103;c?r?ale : Bl? tendre (y c. semences) </text:p>
            <text:p>2104;c?r?ale : Ma?s grain et semence</text:p>
            <text:p>1105;c?r?ale : Orge, escourgeon (y c. semences) </text:p>
            <text:p>2106;c?r?ale : Riz</text:p>
            <text:p>1107;c?r?ale : Seigle (y c. semences) </text:p>
            <text:p>2108;c?r?ale : Sorgho-grain (y c. semences) </text:p>
            <text:p>1109;c?r?ale : Triticale (y c. semences) </text:p>
            <text:p>1110;c?r?ale : Autre (sarrasin?)</text:p>
            <text:p>2201;culture industrielle : Betterave </text:p>
            <text:p>1202;culture industrielle : Colza non VTH</text:p>
            <text:p>1200;culture industrielle : Colza VTH</text:p>
            <text:p>2203;culture industrielle : Lin ol?agineux</text:p>
            <text:p>2204;culture industrielle : Tournesol non VTH</text:p>
            <text:p>2200;culture industrielle : Tournesol VTH</text:p>
            <text:p>2205;culture industrielle : Soja</text:p>
            <text:p>1206;culture industrielle : Autre ol?agineux (?illette, ricin?)</text:p>
            <text:p>2207;culture industrielle : Chanvre</text:p>
            <text:p>2208;culture industrielle : Lin textile </text:p>
            <text:p>9209;culture industrielle : Autre plante textile</text:p>
            <text:p>9210;culture industrielle : Houblon</text:p>
            <text:p>9211;culture industrielle : Plante m?dicinale, ? parfum ou condiments</text:p>
            <text:p>9212;culture industrielle : Semence graini?re (l?gumi?re, florale?)</text:p>
            <text:p>9213;culture industrielle : Tabac (y c. plants)</text:p>
            <text:p>9214;culture industrielle : Autre (chanvre papier, chicor?e ? caf?)</text:p>
            <text:p>1301;prot?agineux, l?gume : F?ve, f?verole, lupin doux (y c. semences)</text:p>
            <text:p>2302;prot?agineux, l?gume : Lentille, pois chiche, vesce (y c. semences)</text:p>
            <text:p>1303;prot?agineux, l?gume : Pois prot?agineux (y c. semences)</text:p>
            <text:p>1304;prot?agineux, l?gume : Autre l?gume sec (haricot?) (y c. semences)</text:p>
            <text:p>1305;prot?agineux, l?gume : L?gume frais, fraise et melon</text:p>
            <text:p>2401;Pomme de terre</text:p>
            <text:p>2501;fourrage : Ma?s fourrage et ensilage</text:p>
            <text:p>1502;fourrage : Plante sarcl?e fourrag?re (chou, betterave?.)</text:p>
            <text:p>1503;fourrage : Autre fourrage annuel (sorgho fourrager?)</text:p>
            <text:p>9504;Prairie artificielle (tr?fle, luzerne, sainfoin, minette, lotier?)</text:p>
            <text:p>9505;Prairie temporaire (moins de 6 ans, gramin?es)</text:p>
            <text:p>9506;Prairie permanente</text:p>
            <text:p>9601;Culture permanente ? Fleurs, plantes ornementales, p?pini?re</text:p>
            <text:p>9602;Culture permanente ? Verger</text:p>
            <text:p>9603;Culture permanente ? Vigne</text:p>
            <text:p>9701;Jach?re en sol nu</text:p>
            <text:p>9702;Jach?re avec couvert v?g?tal spontan?</text:p>
            <text:p>9703;Jach?re avec couvert v?g?tal sem?</text:p>
            <text:p>1111;Autre culture</text:p>
            <text:p>9888;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ECULTCAN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.1 Culture présente avant canne enquê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923;Autre canne ? sucre</text:p>
            <text:p>910;C?r?ales (y c semences)</text:p>
            <text:p>920;Cultures industrielles hors canne (ol?agineux, plantes textiles, ?)</text:p>
            <text:p>930;L?gumes secs, l?gumes frais, fraise, melon</text:p>
            <text:p>940;Tubercules</text:p>
            <text:p>950;Fourrages, prairies</text:p>
            <text:p>961;Fleurs et plantes ornementales, p?pini?res</text:p>
            <text:p>962;Fruits</text:p>
            <text:p>963;Vignes</text:p>
            <text:p>970;Jach?res</text:p>
            <text:p>900;Autres cultures</text:p>
            <text:p>988;Ne sait pas</text:p>
          </table:table-cell>
          <table:table-cell office:value-type="string" calcext:value-type="string">
            <text:p>ESPECE='14' &amp; PRECULTCAN2016 %in% c('922','923')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ECULTCAN2016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 Culture présente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922;Canne ? sucre enqu?t?e</text:p>
            <text:p>923;Autre canne ? sucre</text:p>
            <text:p>910;C?r?ales (y c semences)</text:p>
            <text:p>920;Cultures industrielles hors canne (ol?agineux, plantes textiles, ?)</text:p>
            <text:p>930;L?gumes secs, l?gumes frais, fraise, melon</text:p>
            <text:p>940;Tubercules</text:p>
            <text:p>950;Fourrages, prairies</text:p>
            <text:p>961;Fleurs et plantes ornementales, p?pini?res</text:p>
            <text:p>962;Fruits</text:p>
            <text:p>963;Vignes</text:p>
            <text:p>970;Jach?res</text:p>
            <text:p>900;Autres cultures</text:p>
            <text:p>988;Ne sait pas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EMA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2 Première année de mise en place de cannes sur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2017</text:p>
            <text:p>02;2016</text:p>
            <text:p>03;2015</text:p>
            <text:p>04;2014</text:p>
            <text:p>05;2013</text:p>
            <text:p>06;2012</text:p>
            <text:p>07;2011</text:p>
            <text:p>08;2010</text:p>
            <text:p>09;2009</text:p>
            <text:p>10;2008</text:p>
            <text:p>11;2007</text:p>
            <text:p>12;Entre 10 et 20 ans</text:p>
            <text:p>13;Entre 20 et 30 ans</text:p>
            <text:p>14;Plus de 30 ans</text:p>
            <text:p>99;Ne sait pas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EPBOUTR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2 Même personne prépare bouillie et réalise traiteme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ESSIONAU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.1 Autre pression fort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EXPLOIT</text:p>
          </table:table-cell>
          <table:table-cell office:value-type="string" calcext:value-type="string">
            <text:p>PKGC2017_Prairies; </text:p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1 Exploitation prairie en 2016-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OPPULV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2 Appartenance du pulvérisateur le plus couramment utilis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En propri?t? ou copropri?t? en interne ? l'exploitation</text:p>
            <text:p>2;En CUMA</text:p>
            <text:p>3;En entreprise</text:p>
            <text:p>4;En entraide</text:p>
          </table:table-cell>
          <table:table-cell office:value-type="string" calcext:value-type="string">
            <text:p>!(ESPECE %in% c('12','13')) &amp; NBPULVP!=0 &amp; !is.na(NBPULVP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OTEI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8 Connaissance teneur en protéin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REALREC='1' &amp; ESPECE %in% c('01','02','03','04','15','16'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OV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8 Provenance principale eau d'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ours d'eau</text:p>
            <text:p>2;Lac collinaire (hors canne)</text:p>
            <text:p>2;Lac collinaire ou retenue d'eau (canne)</text:p>
            <text:p>3;Forage</text:p>
            <text:p>4;R?seau</text:p>
          </table:table-cell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UNIT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uni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t mati?re brute / ha</text:p>
            <text:p>2;t mati?re s?che / ha</text:p>
          </table:table-cell>
          <table:table-cell office:value-type="string" calcext:value-type="string">
            <text:p>(!is.na(FAUCHE)&amp;!(FAUCHE %in% c('9','99'))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UCERON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Pucer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1','02','03','04','05','06','07','08','09','10','11','15','19','20','21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UNAI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Punais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6'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YRAL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Py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8','09'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CENDRE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3.1 Apport de cendres : quantité (t MS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CENDR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KMIN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e potasse apportée en 2015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5!='9888' &amp; KMIN2015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KMIN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e potasse apportée en 2016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6!='9888' &amp; KMIN2016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KORG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hors boues teneur K (kg/t ou kg/m3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QKORGMS</text:p>
          </table:table-cell>
          <table:table-cell table:style-name="ce16" office:value-type="string" calcext:value-type="string">
            <text:p>NON DIFFUSEE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5.6 FUMO boues teneur K (g/kg de MS)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Numérique</text:p>
          </table:table-cell>
          <table:table-cell table:style-name="ce16"/>
          <table:table-cell table:style-name="ce16" office:value-type="string" calcext:value-type="string">
            <text:p>TYPINTERV='2'</text:p>
          </table:table-cell>
          <table:table-cell table:number-columns-repeated="21" table:style-name="ce16" office:value-type="float" office:value="1" calcext:value-type="float">
            <text:p>1</text:p>
          </table:table-cell>
          <table:table-cell table:style-name="ce16" table:number-columns-repeated="995"/>
        </table:table-row>
        <table:table-row table:style-name="ro3">
          <table:table-cell office:value-type="string" calcext:value-type="string">
            <text:p>QNMIN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'azote apportée en 2015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5!='9888' &amp; NMIN2015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NMIN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'azote apportée en 2016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6!='9888' &amp; NMIN2016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NORG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hors boues teneur N (kg/t ou kg/m3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QNORGBOUE</text:p>
          </table:table-cell>
          <table:table-cell table:style-name="ce16" office:value-type="string" calcext:value-type="string">
            <text:p>NON DIFFUSEE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5.6 Quantité N organique en kg/ha pour les boues (calculée)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Numérique</text:p>
          </table:table-cell>
          <table:table-cell table:style-name="ce16"/>
          <table:table-cell table:style-name="ce16" office:value-type="string" calcext:value-type="string">
            <text:p>TYPINTERV='2'</text:p>
          </table:table-cell>
          <table:table-cell table:number-columns-repeated="21" table:style-name="ce16" office:value-type="float" office:value="1" calcext:value-type="float">
            <text:p>1</text:p>
          </table:table-cell>
          <table:table-cell table:style-name="ce16" table:number-columns-repeated="995"/>
        </table:table-row>
        <table:table-row table:style-name="ro3">
          <table:table-cell office:value-type="string" calcext:value-type="string">
            <text:p>QNORGCALC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N organique en kg/ha pour les fumures autres que boue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QNORGMS</text:p>
          </table:table-cell>
          <table:table-cell table:style-name="ce16" office:value-type="string" calcext:value-type="string">
            <text:p>NON DIFFUSEE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5.6 FUMO boues teneur N (g/kg de MS)</text:p>
          </table:table-cell>
          <table:table-cell table:style-name="ce16" office:value-type="string" calcext:value-type="string">
            <text:p>Q</text:p>
          </table:table-cell>
          <table:table-cell table:style-name="ce16" office:value-type="string" calcext:value-type="string">
            <text:p>Numérique</text:p>
          </table:table-cell>
          <table:table-cell table:style-name="ce16"/>
          <table:table-cell table:style-name="ce16" office:value-type="string" calcext:value-type="string">
            <text:p>TYPINTERV='2'</text:p>
          </table:table-cell>
          <table:table-cell table:number-columns-repeated="21" table:style-name="ce16" office:value-type="float" office:value="1" calcext:value-type="float">
            <text:p>1</text:p>
          </table:table-cell>
          <table:table-cell table:style-name="ce16" table:number-columns-repeated="995"/>
        </table:table-row>
        <table:table-row table:style-name="ro3">
          <table:table-cell office:value-type="string" calcext:value-type="string">
            <text:p>QNORGTHEO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N théorique par apport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16" office:value-type="string" calcext:value-type="string">
            <text:p>QNORGTOT</text:p>
          </table:table-cell>
          <table:table-cell table:style-name="ce16" office:value-type="string" calcext:value-type="string">
            <text:p>PKGC2017_gen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5.6 Quantité d'azote organique totale en kg/ha (calculé)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Numérique</text:p>
          </table:table-cell>
          <table:table-cell table:style-name="ce16" table:number-columns-repeated="2"/>
          <table:table-cell table:number-columns-repeated="21" table:style-name="ce16" office:value-type="float" office:value="1" calcext:value-type="float">
            <text:p>1</text:p>
          </table:table-cell>
          <table:table-cell table:style-name="ce16" table:number-columns-repeated="995"/>
        </table:table-row>
        <table:table-row table:style-name="ro3">
          <table:table-cell office:value-type="string" calcext:value-type="string">
            <text:p>QPHYSIOL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4.1 Apport physiolith : quantité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PHYSIOL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PMIN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e phosphate apportée en 2015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5!='9888' &amp; PMIN2015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PMIN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e phosphate apportée en 2016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6!='9888' &amp; PMIN2016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PORG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hors boues teneur P (kg/t ou kg/m3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PORGMS</text:p>
          </table:table-cell>
          <table:table-cell table:style-name="ce16" office:value-type="string" calcext:value-type="string">
            <text:p>NON DIFFUSE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boues teneur P (g/kg de M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REM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quantité par remorque (aid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TOT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quantité totale (aid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BPPC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bulletins de préconisations phyto certifi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BSV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BS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COMP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comptag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CONN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connaissance historique et expéri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ENG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.1 Choix type d'engrais : raisonnement priorit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1</text:p>
            <text:p>2;2</text:p>
            <text:p>3;3</text:p>
            <text:p>4;4</text:p>
            <text:p>5;5</text:p>
            <text:p>6;6</text:p>
          </table:table-cell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EXP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expérience autres agricult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FOURN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conseils fourniss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INDEP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conseils techniciens indépend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METEO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prévisions météo et précipitati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OBS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observations sans compt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ONAU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 réduction phytos :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ONCOU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 réduction phytos : réduction coûts de prod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ONENVIR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 réduction phytos : réduction risques pour l'environn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ONSANTE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 réduction phytos : réduction risques pour la san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PILO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outils de pilot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RAISON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.1 Raisons réduction phytos : raisonnement priorit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1</text:p>
            <text:p>2;2</text:p>
            <text:p>3;3</text:p>
            <text:p>4;4</text:p>
          </table:table-cell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 <text:s/>&amp; (RAISONSANTE=TRUE | RAISONENVIR=TRUE | RAISONCOUT=TRUE | RAISON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NGPER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6 Rangs perpendiculaires à la pen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</text:p>
            <text:p>0;Non</text:p>
            <text:p>2;Pas de pente</text:p>
          </table:table-cell>
          <table:table-cell office:value-type="string" calcext:value-type="string">
            <text:p>ESPECE='14' &amp; REGPAR='0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TION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part fourrage complément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</text:p>
            <text:p>1;&lt;=1/3</text:p>
            <text:p>2;1/3 ? &lt;2/3</text:p>
            <text:p>3;2/3 et plus</text:p>
          </table:table-cell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DMESUR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5 Mesure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Estim? ou mesur? sur l?exploitation</text:p>
            <text:p>2;Mesur? ? la parcelle</text:p>
          </table:table-cell>
          <table:table-cell office:value-type="string" calcext:value-type="string">
            <text:p>!(ESPECE %in% c('12','13','19','20','21')) &amp; REALREC='1' &amp; RENDSAIS!='888' &amp; RENDNORME!='888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DT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rendement pâture par opération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DTE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hypothèse de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ESPECE!='10'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DTF</text:p>
          </table:table-cell>
          <table:table-cell office:value-type="string" calcext:value-type="string">
            <text:p>PKGC2017_Prair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rendement fauche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NBCOUPEP&gt;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DTP</text:p>
          </table:table-cell>
          <table:table-cell office:value-type="string" calcext:value-type="string">
            <text:p>PKGC2017_Prair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rendement pâture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<text:s/>&amp; NBCOUPEP&gt;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DTTOT</text:p>
          </table:table-cell>
          <table:table-cell office:value-type="string" calcext:value-type="string">
            <text:p>PKGC2017_Prair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rendement total fauche+pâture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<text:s/>&amp; NBCOUPEP&gt;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DUNI2012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q/ha</text:p>
            <text:p>2;t/ha</text:p>
          </table:table-cell>
          <table:table-cell office:value-type="string" calcext:value-type="string">
            <text:p>!is.na(REND2012) &amp; REND2012!=''&amp; REND2012!='9' &amp; REND2012!='888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DUNI2013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q/ha</text:p>
            <text:p>2;t/ha</text:p>
          </table:table-cell>
          <table:table-cell office:value-type="string" calcext:value-type="string">
            <text:p>!is.na(REND2013) &amp; REND2013!=''&amp; REND2013!='9' &amp; REND2013!='888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DUNI2014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q/ha</text:p>
            <text:p>2;t/ha</text:p>
          </table:table-cell>
          <table:table-cell office:value-type="string" calcext:value-type="string">
            <text:p>!is.na(REND2014) &amp; REND2014!=''&amp; REND2014!='9' &amp; REND2014!='888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DUNI2015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q/ha</text:p>
            <text:p>2;t/ha</text:p>
          </table:table-cell>
          <table:table-cell office:value-type="string" calcext:value-type="string">
            <text:p>!is.na(REND2015) &amp; REND2015!=''&amp; REND2015!='9' <text:s/>&amp; REND2015!='888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DUNI2016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q/ha</text:p>
            <text:p>2;t/ha</text:p>
          </table:table-cell>
          <table:table-cell office:value-type="string" calcext:value-type="string">
            <text:p>!is.na(REND2016) &amp; REND2016!=''&amp; REND2016!='9' &amp; REND2016!='888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ALREC</text:p>
          </table:table-cell>
          <table:table-cell office:value-type="string" calcext:value-type="string">
            <text:p>PKGC2017_gen; </text:p>
            <text:p>PKGC2017_meca;</text:p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1 Récolte réalisé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ATRAITFE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6 Cabine fermée : port masque à cartouch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PROPPULV %in% c('1','2','4') &amp; TYPEPULV!='4' &amp; CABINE='1' &amp; TYPCAB %in% c('2','3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ATRAITFI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 Cabine filtrée : prise précautions particulières en cas de descen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PROPPULV %in% c('1','2','4') &amp; TYPEPULV!='4' &amp; CABINE='1' &amp; TYPCAB %in% c('2','3','4','5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ATRAITO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5 Pas cabine ou ouverte : utilisation EPI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PROPPULV %in% c('1','2','4') &amp; (TYPEPULV='4' | CABINE='0' | TYPCAB='1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ATRPULV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3 Personne qui réalise la majorité des traiteme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Vous-m?me</text:p>
            <text:p>2;Un autre agriculteur (y compris entraide)</text:p>
            <text:p>3;Un de vos salari?s</text:p>
            <text:p>4;Une entreprise de travaux agricoles (ETA)</text:p>
            <text:p>5;Autres</text:p>
          </table:table-cell>
          <table:table-cell office:value-type="string" calcext:value-type="string">
            <text:p>!(ESPECE %in% c('12','13')) &amp; (NBPULVP&gt;0 &amp; !is.na(NBPULVP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CDA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e première récolt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2','13'))&amp; REALREC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DCOM</text:p>
          </table:table-cell>
          <table:table-cell office:value-type="string" calcext:value-type="string">
            <text:p>PKGC2017_Phytos</text:p>
          </table:table-cell>
          <table:table-cell/>
          <table:table-cell office:value-type="string" calcext:value-type="string">
            <text:p>Indicateur de redressement de l'IF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actère</text:p>
          </table:table-cell>
          <table:table-cell office:value-type="string" calcext:value-type="string">
            <text:p>OK : IFT non redressé ; &lt;0.1 : IFT redressé car valeur trop faible ; &lt;0,025 : IFT redressé car valeur trop faible (betterave) ; &gt;2 : IFT redressé car valeur trop élevée ; ABS : IFT redressé car valeur absen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DUCAUCUNE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aucu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DUCAU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autres moy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DUCCONTROLCUL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contrôle cultur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DUCCONTROLGEN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contrôle génét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DUCCONTROLROTA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contrôle des rotati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DUCLUTTEBIO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lutte biolog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DUCLUTTECHIM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lutte chimique raisonn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DUCLUTTEMECA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lutte méc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G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GPAR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GUL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r?régulateur de croissan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ND2012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2)) &amp; substr(PRECULT2012,1,1)!='9' &amp; !(ESPECE %in% c('12', '13'))&amp; PRECULT2012!='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2013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3)) &amp; substr(PRECULT2013,1,1)!='9' &amp; !(ESPECE %in% c('12', '13'))&amp; PRECULT2013!='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2014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4)) &amp; substr(PRECULT2014,1,1)!='9' &amp; !(ESPECE %in% c('12', '13'))&amp; PRECULT2014!='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2015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5)) &amp; substr(PRECULT2015,1,1)!='9' &amp; !(ESPECE %in% c('12', '13'))&amp; PRECULT2015!='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2016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6)) &amp; substr(PRECULT2016,1,1)!='9' &amp; !(ESPECE %in% c('12', '13')) &amp; PRECULT2016!='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Rendement bru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 %in% c('01','02','03','04','05','06','07','09','10','15','16','18') &amp;( RENDSAIS='' | is.na(RENDSAIS))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NDNIV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6 Niveau de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Plus de 30?% en dessous</text:p>
            <text:p>2;De 20?% ? 30?% en dessous</text:p>
            <text:p>3;De 10?% ? 20?% en dessous</text:p>
            <text:p>4;Entre plus ou moins 10?%</text:p>
            <text:p>5;De 10?% ? 20?% au-dessus</text:p>
            <text:p>6;De 20?% ? 30?% au-dessus</text:p>
            <text:p>7;Plus de 30?% au-dessus</text:p>
          </table:table-cell>
          <table:table-cell office:value-type="string" calcext:value-type="string">
            <text:p>!(ESPECE %in% c('12','13','19','20','21')) &amp; REALREC='1' &amp; ( RENDSAIS!='888' | RENDNORME!='888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NDNORM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Rendement aux norme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,'19','20','21')) &amp; REALREC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NDSAIS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Rendement saisi aux norm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,'19','20','21')) &amp; REALREC='1' &amp; (RENDEM=""|is.na(RENDEM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POUSDESAUT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3 Repousses du précédent : destruction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POUSDESCHI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3 Repousses du précédent : destruction chim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POUSDESMEC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3 Repousses du précédent : destruction méc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POUSPREC</text:p>
          </table:table-cell>
          <table:table-cell office:value-type="string" calcext:value-type="string">
            <text:p>PKGC2017_gen; </text:p>
            <text:p>PKGC2017_me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1 Repousses du précédent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(MOISSEM %in% c('02','03','04','05','06','07', '08','09','10','11','12',"")| is.na(MOISSEM) ))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SEMIS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5 Re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sur la totalit?</text:p>
            <text:p>2;Oui, sur une partie seulement</text:p>
            <text:p>0;Non</text:p>
          </table:table-cell>
          <table:table-cell office:value-type="string" calcext:value-type="string">
            <text:p>!(ESPECE %in% c('12','13','14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SEMISP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5 Resemis prairie permanen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3'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SIDUS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 Traitement des résidus du précéd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Laiss?s sur place et broy?s</text:p>
            <text:p>2;Laiss?s sur place non broy?s</text:p>
            <text:p>3;Laiss?s sur place, broy?s et enfouis</text:p>
            <text:p>4;Laiss?s sur place, non broy?s et enfouis</text:p>
            <text:p>5;Export?s</text:p>
            <text:p>6;Br?l?s</text:p>
            <text:p>7;Autres</text:p>
          </table:table-cell>
          <table:table-cell office:value-type="string" calcext:value-type="string">
            <text:p>((ESPECE !='14' &amp; ! (PRECULT2016%in% c('9504','9505','9506','9701','9702','9703','9888')))|(ESPECE='14'))&amp; ESPECE!='13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GA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Ray-grass angla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GH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Ray-grass hybri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HIZOC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Rhizocto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6'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HYNCHO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Rhynchosp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3','04'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ICSUC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Richesse en sucre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='10' &amp; !(RENDEM %in% c("",'888','9'))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ICSUC2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9.1 Teneur en sucre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='14' &amp; CONNSUC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IG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Ray-grass d'Ital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ONGEUR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Rong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4')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ONPAS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anti-rongeu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RON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OUILLE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Roui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1','02','03','04','15'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SH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reliquats sortie hiv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SHMESUR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.2 Reliquat sortie hiver : mes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esur?</text:p>
            <text:p>2;Valeur r?gionale</text:p>
            <text:p>3;Estim?</text:p>
          </table:table-cell>
          <table:table-cell office:value-type="string" calcext:value-type="string">
            <text:p>NBENGN&gt;0 &amp; BILANFUMN=TRUE &amp; !(ESPECE %in% c('12','13','14')) &amp; RSHFUMN=TRUE &amp; RSHVAL!='888' &amp; RSHVAL!='999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SHVAL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.1 Reliquat sortie hiver : val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NBENGN&gt;0 &amp; BILANFUMN=TRUE &amp; !(ESPECE %in% c('12','13','14')) &amp; RSHFUMN=TRU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AINFOI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Sainfoi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ANSBOUILLIE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duit ne nécessitant pas l'utilisation d'une bouilli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NSENG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 Sans engag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AU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CLER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Sclérotini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6'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MDAT</text:p>
          </table:table-cell>
          <table:table-cell office:value-type="string" calcext:value-type="string">
            <text:p>PKGC2017_gen; </text:p>
            <text:p>PKGC2017_meca; </text:p>
            <text:p>PKGC2017_Phytos;</text:p>
            <text:p>PKGC2017_Prairies;</text:p>
            <text:p>PKGC2017_Prairies_Exploit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u dernier semi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MDIR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ndicatrice semis direct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MLIB</text:p>
          </table:table-cell>
          <table:table-cell office:value-type="string" calcext:value-type="string">
            <text:p>PKGC2017_TraitementSemences_pro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1 Produit commercial de traitement de semences?: libellé</text:p>
          </table:table-cell>
          <table:table-cell office:value-type="string" calcext:value-type="string">
            <text:p>Q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MLIBAUT</text:p>
          </table:table-cell>
          <table:table-cell office:value-type="string" calcext:value-type="string">
            <text:p>PKGC2017_TraitementSemences_pro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1 Libellé produit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SEMPROD='888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MPROD</text:p>
          </table:table-cell>
          <table:table-cell office:value-type="string" calcext:value-type="string">
            <text:p>PKGC2017_TraitementSemences_pro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1 Produit commercial de traitement de semences?: numéro AM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MPROV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 Origine de la sem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Semence certifi?e (?tiquette bleue du SOC)</text:p>
            <text:p>2;M?lange dans le semoir de semences certifi?es et de ferme</text:p>
            <text:p>3;Semence de ferme</text:p>
            <text:p>1;Plant certifi?</text:p>
            <text:p>2;Plant officiellement contr?l?</text:p>
            <text:p>3;Plant produit sur l'exploitation ou une exploitation voisine</text:p>
          </table:table-cell>
          <table:table-cell office:value-type="string" calcext:value-type="string">
            <text:p>!(ESPECE %in% c('10','13','14','17','19','20','21'))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MPROVBIO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 Provenance semence bi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onventionnel(le) non trait?(e) (en d?rogation)</text:p>
            <text:p>2;Certifi?(e) bio</text:p>
          </table:table-cell>
          <table:table-cell office:value-type="string" calcext:value-type="string">
            <text:p>!(ESPECE %in% c('10','12','13','14','19','20','21')) &amp; BIO='1'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MTRI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2 Mode de tri de la sem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 tri</text:p>
            <text:p>1;Tri par l'agriculteur</text:p>
            <text:p>2;Tri par une entreprise ou Cuma (trieur ambulant ou en poste fixe)</text:p>
          </table:table-cell>
          <table:table-cell office:value-type="string" calcext:value-type="string">
            <text:p>!(ESPECE %in% c('10','11','12','13','14','17','19','20','21')) &amp; SEMPROV %in% <text:s/>c('2','3')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PTO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Sept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1','02','04','17','18'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SAMI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Sésam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8','09'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IRET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ITON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Sitones/thrip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7'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OLFUMK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7 Détermination dose totale K : analyses de so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K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OLFUMP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6 Détermination dose totale P : analyses de so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P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ORZONE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.1 Précautions : s'éloigner zone trai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 &amp; TYPEPULV!='4' &amp; CABINE='1' &amp; TYPCAB %in% c('2','3','4','5') &amp; REATRAITFI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SCV2016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implantation sous couve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6) | PRECULT2016 %in% c('9888','9506','9601','9602','9603')|PRECULT2016=''|ESPECE %in% c('12','13')|PRECULT2016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ATE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Strate de la parcel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actère</text:p>
          </table:table-cell>
          <table:table-cell office:value-type="string" calcext:value-type="string">
            <text:p>CodeEspèce_NiveauGéo(d/r)+CodeNiveauGéo_Strate(1/2/3/B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PAU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autres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AU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UPESP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UPHARIC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haricot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HARIC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UPMAIS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– maïs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MAIS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UPMELON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melon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MELON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UPP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UPTOMA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tomates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TOMA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UPTY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7 Superficie totale du type de prairie temporaire enquê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ECH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 Détermination dose totale azote : bilan complet par technicien exter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ENAZOT</text:p>
          </table:table-cell>
          <table:table-cell office:value-type="string" calcext:value-type="string">
            <text:p>PKGC2017_gen;</text:p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5.1 Connaissance teneur azote fumure org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Par analyses et r?f?rences techniques</text:p>
            <text:p>2;Par analyses seulement</text:p>
            <text:p>3;Par r?f?rences techniques seulement</text:p>
            <text:p>0;Non</text:p>
          </table:table-cell>
          <table:table-cell office:value-type="string" calcext:value-type="string">
            <text:p>FUM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ENPRO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8.1 Teneur en protéines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 %in% c('01','02','03','04','15','16') &amp; PROTEIN='1'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HRIP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Thrip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7','18')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HU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Humidité à la récolte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 %in% c('01','02','03','04','05','06','07','09','15','16','18') &amp;!(RENDEM %in% c('888', '9', ""))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ORDEUS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Tordeuses/bru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7'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 Semence traitée (plant traité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AUT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autres répulsif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FON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fongici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INC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inconn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INS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insecticides (hors anti-puceron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LIM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anti-lim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NEM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nématici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OIS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anti-oise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PUC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anti-pucer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phytosanitaires : tot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EFLEB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Trèfle blan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EFLEH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Trèfle hybri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EFLEV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Trèfle viol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S_AMMREF</text:p>
          </table:table-cell>
          <table:table-cell office:value-type="string" calcext:value-type="string">
            <text:p>PKGC2017_TraitementSemences_pro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 du produit de traitement des semences</text:p>
          </table:table-cell>
          <table:table-cell office:value-type="string" calcext:value-type="string">
            <text:p>Lib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XMS</text:p>
          </table:table-cell>
          <table:table-cell table:style-name="ce16" office:value-type="string" calcext:value-type="string">
            <text:p>NON DIFFUSE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boues taux MS/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YPBOT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type de bott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Basse densit? (8 ? 15 kg)</text:p>
            <text:p>2;Moyenne densit? (15 ? 25 kg)</text:p>
            <text:p>3;Balles rondes 120/90 (100 ? 150 kg)</text:p>
            <text:p>4;Balles rondes 120/120 (160 ? 190 kg)</text:p>
            <text:p>5;Balles rondes 120/150 (250 ? 300 kg)</text:p>
            <text:p>6;Balles cubiques 80/80/240 (260 ? 310 kg)</text:p>
            <text:p>7;Balles cubiques 120/60/240 (340 kg)</text:p>
            <text:p>8;Balles rondes 120/180 (380 ? 500 kg)</text:p>
            <text:p>9;Balles cubiques 120/90/240 (385 ? 510 kg)</text:p>
          </table:table-cell>
          <table:table-cell office:value-type="string" calcext:value-type="string">
            <text:p>PREXPLOIT='1' &amp; MODE='1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YPCAB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4 Type de cab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verte (ne concerne pas les pulv?risateurs auto-moteurs)</text:p>
            <text:p>2;Ferm?e, non climatis?e</text:p>
            <text:p>3;Ferm?e et climatis?e</text:p>
            <text:p>4;Filtr?e (filtre ? charbon), non climatis?e</text:p>
            <text:p>5;Filtr?e et climatis?e</text:p>
          </table:table-cell>
          <table:table-cell office:value-type="string" calcext:value-type="string">
            <text:p>!(ESPECE %in% c('12','13')) &amp; PROPPULV %in% c('1','2','4') &amp; TYPEPULV!='4' &amp; CABIN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YPCAN</text:p>
          </table:table-cell>
          <table:table-cell office:value-type="string" calcext:value-type="string">
            <text:p>PKGC2017_gen; </text:p>
            <text:p>PKGC2017_me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3 Type de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anne issue d?une repousse de canne</text:p>
            <text:p>2;Canne nouvellement plant?e et coup?e pour la premi?re fois en 2017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YPDEL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7.1.1 Détermination délai de rentr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visuellement, une fois que le feuillage est sec</text:p>
            <text:p>2;d?lai syst?matique quel que soit le produit ?pandu</text:p>
            <text:p>3;d?lai en fonction du produit ?pandu</text:p>
            <text:p>4;d?lai allant au-del? du maximum r?glementaire (48h) par prudence</text:p>
          </table:table-cell>
          <table:table-cell office:value-type="string" calcext:value-type="string">
            <text:p>!(ESPECE %in% c('12','13')) &amp; PROPPULV %in% c('1','2','4') &amp; OBSDEL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YPE_TRAIT</text:p>
          </table:table-cell>
          <table:table-cell office:value-type="string" calcext:value-type="string">
            <text:p>PKGC2017_Phytos</text:p>
          </table:table-cell>
          <table:table-cell/>
          <table:table-cell office:value-type="string" calcext:value-type="string">
            <text:p>Type de traitement effectué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actère</text:p>
          </table:table-cell>
          <table:table-cell office:value-type="string" calcext:value-type="string">
            <text:p>Herbicide ; Insecticide ; Fongicide ; Aut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YPENR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type d'enrubann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30% MS, 600 kg brut, 180 kg MS</text:p>
            <text:p>2;40% MS, 500 kg brut, 200 kg MS</text:p>
            <text:p>3;50% MS, 440 kg brut, 220 kg MS</text:p>
            <text:p>4;60% MS, 365 kg brut, 220 kg MS</text:p>
          </table:table-cell>
          <table:table-cell office:value-type="string" calcext:value-type="string">
            <text:p>PREXPLOIT='1' &amp; MODE='5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6" table:number-columns-repeated="994"/>
          <table:table-cell/>
        </table:table-row>
        <table:table-row table:style-name="ro3">
          <table:table-cell office:value-type="string" calcext:value-type="string">
            <text:p>TYPENS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type d'ensil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Ensilage direct, 18 ? 20?% de MS, 150 kg de MS/m3</text:p>
            <text:p>2;Ensilage ressuy?, 20 ? 24?% de MS, 180 kg de MS/m3</text:p>
            <text:p>3;Ensilage pr?fan?, 25 ? 30?% de MS, 200 kg de MS/m3</text:p>
          </table:table-cell>
          <table:table-cell office:value-type="string" calcext:value-type="string">
            <text:p>PREXPLOIT='1' &amp; MODE='2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6" table:number-columns-repeated="994"/>
          <table:table-cell/>
        </table:table-row>
        <table:table-row table:style-name="ro3">
          <table:table-cell office:value-type="string" calcext:value-type="string">
            <text:p>TYPEPULV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3 Type de pulvérisat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Pulv?risateur port?</text:p>
            <text:p>2;Pulv?risateur tra?n?</text:p>
            <text:p>3;Pulv?risateur automoteur</text:p>
            <text:p>4;Pulv?risateur ? dos (canne)</text:p>
          </table:table-cell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6" table:number-columns-repeated="994"/>
          <table:table-cell/>
        </table:table-row>
        <table:table-row table:style-name="ro3">
          <table:table-cell office:value-type="string" calcext:value-type="string">
            <text:p>TYPESOL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 Type de sol de la parcelle: co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6" table:number-columns-repeated="994"/>
          <table:table-cell/>
        </table:table-row>
        <table:table-row table:style-name="ro3">
          <table:table-cell office:value-type="string" calcext:value-type="string">
            <text:p>TYPEX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 Orientation principale de l'exploi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Sp?cialis?e en grandes cultures</text:p>
            <text:p>2;Sp?cialis?e en ?levage</text:p>
            <text:p>3;Autre (polyculture ?levage, horticulture, vergers, vignes,...)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style-name="ce16" table:number-columns-repeated="994"/>
          <table:table-cell/>
        </table:table-row>
        <table:table-row table:style-name="ro3">
          <table:table-cell office:value-type="string" calcext:value-type="string">
            <text:p>TYPINTEM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3.1 Type aléas exceptionnel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limatiques (gr?le, orages, inondations, s?cheresse...)</text:p>
            <text:p>2;Sanitaires (ou gibiers, oiseaux,...)</text:p>
            <text:p>3;Les deux (climatiques et sanitaires)</text:p>
            <text:p>4;Autres</text:p>
          </table:table-cell>
          <table:table-cell office:value-type="string" calcext:value-type="string">
            <text:p>!(ESPECE %in% c('12','13')) &amp; INTEMP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6" table:number-columns-repeated="994"/>
          <table:table-cell/>
        </table:table-row>
        <table:table-row table:style-name="ro3">
          <table:table-cell office:value-type="string" calcext:value-type="string">
            <text:p>TYPINTERV</text:p>
          </table:table-cell>
          <table:table-cell office:value-type="string" calcext:value-type="string">
            <text:p>PKGC2017_meca;</text:p>
            <text:p> PKGC2017_FumOrg; </text:p>
            <text:p>PKGC2017_FumMin;</text:p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Intervention m?canique</text:p>
            <text:p>2;Fumure organique</text:p>
            <text:p>3;Fumure min?rale</text:p>
            <text:p>4;Traitement phytosanitaire</text:p>
          </table:table-cell>
          <table:table-cell office:value-type="string" calcext:value-type="string">
            <text:p>TYPINTERV='1'|TYPINTERV='2'|TYPINTERV='3'|TYPINTERV='4'</text:p>
          </table:table-cell>
          <table:table-cell table:number-columns-repeated="21" office:value-type="float" office:value="1" calcext:value-type="float">
            <text:p>1</text:p>
          </table:table-cell>
          <table:table-cell table:style-name="ce16" table:number-columns-repeated="994"/>
          <table:table-cell/>
        </table:table-row>
        <table:table-row table:style-name="ro3">
          <table:table-cell office:value-type="string" calcext:value-type="string">
            <text:p>TYPMAT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9 Type de matériel d'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Pivot ou rampe mobile</text:p>
            <text:p>2;Enrouleur</text:p>
            <text:p>3;Goutte ? goutte</text:p>
            <text:p>4;Sprinkler (canne)</text:p>
            <text:p>4;Autres (hors canne)</text:p>
            <text:p>5;Autres (canne)</text:p>
          </table:table-cell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style-name="ce16" table:number-columns-repeated="994"/>
          <table:table-cell/>
        </table:table-row>
        <table:table-row table:style-name="ro3">
          <table:table-cell office:value-type="string" calcext:value-type="string">
            <text:p>TYPMECA</text:p>
          </table:table-cell>
          <table:table-cell office:value-type="string" calcext:value-type="string">
            <text:p>PKGC2017_me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MECA type interven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00;Travail superficiel du sol &lt; 8 cm - D?chaumeur Cultivateur ? dents rigides</text:p>
            <text:p>110;Travail superficiel du sol &lt; 8 cm - Vibroculteur</text:p>
            <text:p>120;Travail superficiel du sol &lt; 8 cm - Sarcleuse D?chaumeur ? disques</text:p>
            <text:p>130;Travail superficiel du sol &lt; 8 cm - Striptill</text:p>
            <text:p>141;Travail superficiel du sol &lt; 8 cm - Herse classique</text:p>
            <text:p>142;Travail superficiel du sol &lt; 8 cm - Herse anim?e Outil anim? (dont herse rotative)</text:p>
            <text:p>143;Travail superficiel du sol &lt; 8 cm - Herse ?trille</text:p>
            <text:p>150;Travail superficiel du sol &lt; 8 cm - Bineuse (ou sarcleuse)</text:p>
            <text:p>160;Travail superficiel du sol &lt; 8 cm ? D?sherbineuse</text:p>
            <text:p>170;Travail superficiel du sol &lt;8cm ? Houe rotative Ecro?teuse           </text:p>
            <text:p>180;Travail superficiel du sol &lt; 8 cm - Outil combin? d?sherbage m?canique et chimique</text:p>
            <text:p>190;Travail superficiel du sol &lt; 8 cm - Autres</text:p>
            <text:p>210;Travail superficiel du sol entre 8 et 15 cm - D?chaumeur Cultivateur ? dents rigides</text:p>
            <text:p>220;Travail superficiel du sol entre 8 et 15 cm - D?chaumeur anim?</text:p>
            <text:p>230;Travail superficiel du sol entre 8 et 15 cm - Pulv?riseur, d?chaumeur ? disques</text:p>
            <text:p>240;Travail superficiel du sol entre 8 et 15 cm - Striptill</text:p>
            <text:p>250;Travail superficiel du sol entre 8 et 15 cm - Cultivateur anim? ou herse anim?e Outil anim?</text:p>
            <text:p>260;Travail superficiel du sol entre 8 et 15 cm - Autres</text:p>
            <text:p>310;Travail profond du sol sans retournement (&gt;15 cm) - Sous-soleuse</text:p>
            <text:p>320;Travail profond du sol sans retournement (&gt;15 cm) - D?compacteur</text:p>
            <text:p>330;Travail profond du sol sans retournement (&gt;15 cm) - Cultivateur, lourd ou chisel, cultivateur ? dents et disques</text:p>
            <text:p>340;Travail profond du sol sans retournement (&gt;15 cm) - Cultivateur l?ger Strip till</text:p>
            <text:p>350;Travail profond du sol sans retournement (&gt;15 cm) - Pulv?riseur ? disques</text:p>
            <text:p>360;Travail profond du sol sans retournement (&gt;15 cm) - Roto b?che Machine ? b?cher </text:p>
            <text:p>370;Travail profond du sol sans retournement (&gt;15 cm) - Charrue ? disques</text:p>
            <text:p>380;Travail profond du sol sans retournement (&gt;15 cm) - Autres</text:p>
            <text:p>410;Labour - charrue ? versoirs</text:p>
            <text:p>420;Labour - charrue ? disques</text:p>
            <text:p>430;Labour - autres</text:p>
            <text:p>510;Roulage - rouleau lisse</text:p>
            <text:p>520;Roulage - rouleau non lisse couteau (? rolo faca ?)</text:p>
            <text:p>530;Roulage - autres</text:p>
            <text:p>611;semis/plantation culture principale - semoir ? semis direct</text:p>
            <text:p>612;semis/plantation culture principale - autres semoirs/outils de plantation non combin?s</text:p>
            <text:p>613;semis/plantation culture principale - combin? pr?paration du sol-semis/plantation</text:p>
            <text:p>614;semis/plantation culture principale - combin? fertilisation-semis</text:p>
            <text:p>615;semis/plantation culture principale - combin? phytosanitaire-semis</text:p>
            <text:p>616;plantation m?canique des boutures de canne</text:p>
            <text:p>617;plantation manuelle des boutures de canne</text:p>
            <text:p>621;semis couvert (interm?diaire ou d?rob?e) - semoir ? semis direct</text:p>
            <text:p>622;semis couvert (interm?diaire ou d?rob?e) - autres semoirs non combin?s</text:p>
            <text:p>623;semis couvert (interm?diaire ou d?rob?e) - combin? pr?paration du sol-semis</text:p>
            <text:p>711;Butage Billonneuse</text:p>
            <text:p>712;D?fanage</text:p>
            <text:p>721;arrachage m?canique des anciennes souches de canne</text:p>
            <text:p>722;recouvrement m?canique des boutures de canne</text:p>
            <text:p>723;?pierrage fin</text:p>
            <text:p>724;?pierrage grossier</text:p>
            <text:p>731;broyage des pierres</text:p>
            <text:p>732;broyage des v?g?taux</text:p>
            <text:p>740;Ecimeuse</text:p>
            <text:p>750;export des pierres</text:p>
            <text:p>810;R?colte culture principale sans menues pailles</text:p>
            <text:p>811;R?colte culture principale avec menues pailles</text:p>
            <text:p>812;coupe m?canique de la canne</text:p>
            <text:p>813;coupe manuelle de la canne</text:p>
            <text:p>814;chargement m?canique de la canne</text:p>
            <text:p>815;arrachage</text:p>
            <text:p>816;retournage</text:p>
            <text:p>817;enroulage</text:p>
            <text:p>820;R?colte culture d?rob?e</text:p>
            <text:p>910;entretien prairie - fauche ou broyage des refus</text:p>
            <text:p>920;entretien prairie - ?taupinage</text:p>
            <text:p>930;entretien prairie - ?bousage</text:p>
            <text:p>940;entretien prairie - ?moussage</text:p>
            <text:p>950;entretien prairie - autre entretien de prairie</text:p>
          </table:table-cell>
          <table:table-cell office:value-type="string" calcext:value-type="string">
            <text:p>TYPINTERV='1'</text:p>
          </table:table-cell>
          <table:table-cell table:number-columns-repeated="21" office:value-type="float" office:value="1" calcext:value-type="float">
            <text:p>1</text:p>
          </table:table-cell>
          <table:table-cell table:style-name="ce16" table:number-columns-repeated="994"/>
          <table:table-cell/>
        </table:table-row>
        <table:table-row table:style-name="ro3">
          <table:table-cell office:value-type="string" calcext:value-type="string">
            <text:p>TYPPER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4 Type prairie permanen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Sem?e depuis 5 ? 10 ans (? l?automne 2007 ou apr?s et avant l?automne 2012)</text:p>
            <text:p>2;Sem?e depuis plus de 10 ans (avant l?automne 2007)</text:p>
            <text:p>3;Naturelle</text:p>
          </table:table-cell>
          <table:table-cell office:value-type="string" calcext:value-type="string">
            <text:p>ESPECE='13'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6" table:number-columns-repeated="994"/>
          <table:table-cell/>
        </table:table-row>
        <table:table-row table:style-name="ro3">
          <table:table-cell office:value-type="string" calcext:value-type="string">
            <text:p>TYPRENQ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6 Type de prairie temporaire lors passage enquêt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Gramin?e pure monosp?cifique (type RGI)</text:p>
            <text:p>2;Gramin?es en m?lange ou association (sans l?gumineuses)</text:p>
            <text:p>3;M?lange ou association gramin?es/l?gumineuses pour p?ture</text:p>
            <text:p>4;M?lange ou association gramin?es/l?gumineuses pour fauche </text:p>
            <text:p>5;M?lange ou association gramin?es/l?gumineuses pour usage mixte fauche et p?ture</text:p>
            <text:p>6;Autres</text:p>
          </table:table-cell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6" table:number-columns-repeated="994"/>
          <table:table-cell/>
        </table:table-row>
        <table:table-row table:style-name="ro3">
          <table:table-cell office:value-type="string" calcext:value-type="string">
            <text:p>UGB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unité gros bétai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6" table:number-columns-repeated="994"/>
          <table:table-cell/>
        </table:table-row>
        <table:table-row table:style-name="ro3">
          <table:table-cell office:value-type="string" calcext:value-type="string">
            <text:p>UGBHA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unité gros bétail par hectar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6" table:number-columns-repeated="994"/>
          <table:table-cell/>
        </table:table-row>
        <table:table-row table:style-name="ro3">
          <table:table-cell office:value-type="string" calcext:value-type="string">
            <text:p>VARIET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2 Variété princip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 office:value-type="string" calcext:value-type="string">
            <text:p>!(ESPECE %in% c('12','13','14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number-columns-repeated="994"/>
          <table:table-cell/>
        </table:table-row>
        <table:table-row table:style-name="ro12">
          <table:table-cell office:value-type="string" calcext:value-type="string">
            <text:p>VARIET2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3 Variété second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 office:value-type="string" calcext:value-type="string">
            <text:p>!(ESPECE %in% c('11','12','13','14','19','20','21')) &amp; NBVARIET &gt;=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number-columns-repeated="994"/>
          <table:table-cell/>
        </table:table-row>
        <table:table-row table:style-name="ro12">
          <table:table-cell office:value-type="string" calcext:value-type="string">
            <text:p>VARIET2VTH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3.2 Variété secondaire : VT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</text:p>
            <text:p>2;Non</text:p>
            <text:p>8;Ne sait pas</text:p>
          </table:table-cell>
          <table:table-cell office:value-type="string" calcext:value-type="string">
            <text:p>ESPECE %in% c('05','06') &amp; NBVARIET &gt;=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16" table:number-columns-repeated="994"/>
          <table:table-cell/>
        </table:table-row>
        <table:table-row table:style-name="ro12">
          <table:table-cell office:value-type="string" calcext:value-type="string">
            <text:p>VARIETDEP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4 Variété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R568</text:p>
            <text:p>02;R570</text:p>
            <text:p>03;R573</text:p>
            <text:p>04;R575</text:p>
            <text:p>05;R576</text:p>
            <text:p>06;R577</text:p>
            <text:p>07;R579</text:p>
            <text:p>08;R581</text:p>
            <text:p>09;R582</text:p>
            <text:p>10;R583</text:p>
            <text:p>11;R584</text:p>
            <text:p>12;R585</text:p>
            <text:p>13;Autre</text:p>
            <text:p>14;R570</text:p>
            <text:p>15;R579</text:p>
            <text:p>16;B80689</text:p>
            <text:p>17;B69566</text:p>
            <text:p>18;B5992</text:p>
            <text:p>19;FR90881</text:p>
            <text:p>20;B88804</text:p>
            <text:p>21;B47258</text:p>
            <text:p>22;B51129</text:p>
            <text:p>23;Autre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12">
          <table:table-cell office:value-type="string" calcext:value-type="string">
            <text:p>VARIETVTH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2.2 Variété principale : VT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</text:p>
            <text:p>2;Non</text:p>
            <text:p>8;Ne sait pas</text:p>
          </table:table-cell>
          <table:table-cell office:value-type="string" calcext:value-type="string">
            <text:p>ESPECE %in% c('05','06'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5"/>
        </table:table-row>
        <table:table-row table:style-name="ro12">
          <table:table-cell office:value-type="string" calcext:value-type="string">
            <text:p>VERIFBUS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7 Vérification des buses/pastilles du pulvé début campag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12">
          <table:table-cell office:value-type="string" calcext:value-type="string">
            <text:p>VERSB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2 Dégâts vers blanc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en 2016/2017</text:p>
            <text:p>2;Oui, en 2015/2016</text:p>
            <text:p>3;Oui, en 2014/2015</text:p>
            <text:p>0;Aucune de ces ann?es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12">
          <table:table-cell office:value-type="string" calcext:value-type="string">
            <text:p>VERSBLANC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Vers blanc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4')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12">
          <table:table-cell office:value-type="string" calcext:value-type="string">
            <text:p>VOLSILO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volume en m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='2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12">
          <table:table-cell office:value-type="string" calcext:value-type="string">
            <text:p>ZN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zin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12">
          <table:table-cell office:value-type="string" calcext:value-type="string">
            <text:p>ZONEVULN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</table:table>
      <table:table table:name="PKGC2017_Gen_dicoVar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NOM_VARIABLE</text:p>
          </table:table-cell>
          <table:table-cell table:style-name="ce1" office:value-type="string" calcext:value-type="string">
            <text:p>ONGLET</text:p>
          </table:table-cell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MENCLATURE</text:p>
          </table:table-cell>
          <table:table-cell table:style-name="ce1" office:value-type="string" calcext:value-type="string">
            <text:p>FILTRE</text:p>
          </table:table-cell>
          <table:table-cell table:style-name="ce1" office:value-type="string" calcext:value-type="string">
            <text:p>ESPECE_01</text:p>
          </table:table-cell>
          <table:table-cell table:style-name="ce1" office:value-type="string" calcext:value-type="string">
            <text:p>ESPECE_02</text:p>
          </table:table-cell>
          <table:table-cell table:style-name="ce1" office:value-type="string" calcext:value-type="string">
            <text:p>ESPECE_03</text:p>
          </table:table-cell>
          <table:table-cell table:style-name="ce1" office:value-type="string" calcext:value-type="string">
            <text:p>ESPECE_04</text:p>
          </table:table-cell>
          <table:table-cell table:style-name="ce1" office:value-type="string" calcext:value-type="string">
            <text:p>ESPECE_05</text:p>
          </table:table-cell>
          <table:table-cell table:style-name="ce1" office:value-type="string" calcext:value-type="string">
            <text:p>ESPECE_06</text:p>
          </table:table-cell>
          <table:table-cell table:style-name="ce1" office:value-type="string" calcext:value-type="string">
            <text:p>ESPECE_07</text:p>
          </table:table-cell>
          <table:table-cell table:style-name="ce1" office:value-type="string" calcext:value-type="string">
            <text:p>ESPECE_08</text:p>
          </table:table-cell>
          <table:table-cell table:style-name="ce1" office:value-type="string" calcext:value-type="string">
            <text:p>ESPECE_09</text:p>
          </table:table-cell>
          <table:table-cell table:style-name="ce1" office:value-type="string" calcext:value-type="string">
            <text:p>ESPECE_10</text:p>
          </table:table-cell>
          <table:table-cell table:style-name="ce1" office:value-type="string" calcext:value-type="string">
            <text:p>ESPECE_11</text:p>
          </table:table-cell>
          <table:table-cell table:style-name="ce1" office:value-type="string" calcext:value-type="string">
            <text:p>ESPECE_12</text:p>
          </table:table-cell>
          <table:table-cell table:style-name="ce1" office:value-type="string" calcext:value-type="string">
            <text:p>ESPECE_13</text:p>
          </table:table-cell>
          <table:table-cell table:style-name="ce1" office:value-type="string" calcext:value-type="string">
            <text:p>ESPECE_14</text:p>
          </table:table-cell>
          <table:table-cell table:style-name="ce1" office:value-type="string" calcext:value-type="string">
            <text:p>ESPECE_15</text:p>
          </table:table-cell>
          <table:table-cell table:style-name="ce1" office:value-type="string" calcext:value-type="string">
            <text:p>ESPECE_16</text:p>
          </table:table-cell>
          <table:table-cell table:style-name="ce1" office:value-type="string" calcext:value-type="string">
            <text:p>ESPECE_17</text:p>
          </table:table-cell>
          <table:table-cell table:style-name="ce1" office:value-type="string" calcext:value-type="string">
            <text:p>ESPECE_18</text:p>
          </table:table-cell>
          <table:table-cell table:style-name="ce1" office:value-type="string" calcext:value-type="string">
            <text:p>ESPECE_19</text:p>
          </table:table-cell>
          <table:table-cell table:style-name="ce1" office:value-type="string" calcext:value-type="string">
            <text:p>ESPECE_20</text:p>
          </table:table-cell>
          <table:table-cell table:style-name="ce1" office:value-type="string" calcext:value-type="string">
            <text:p>ESPECE_21</text:p>
          </table:table-cell>
          <table:table-cell table:style-name="ce1" table:number-columns-repeated="989"/>
          <table:table-cell table:number-columns-repeated="5"/>
        </table:table-row>
        <table:table-row table:style-name="ro3">
          <table:table-cell office:value-type="string" calcext:value-type="string">
            <text:p>ACARIE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cari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6'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C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7 Modalité d'accès à l'eau d'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En individuel</text:p>
            <text:p>2;En collectif</text:p>
          </table:table-cell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CCT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ACCT DO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DJPAS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adjuva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RAITTOT&gt;0 &amp; NBADJ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DVENTIC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dventi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1','02','03','04','05','06','07','08','09','10','11','14','15','16','17','18','19','20','21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GEPUL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1 Age pulvérisat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APPHYTO='1' &amp; PROPPULV %in% c('1','2','4')&amp; NBPULVP&gt;0 &amp; !is.na(NBPULVP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LG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crème d'alg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LT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ltises (petites et grosse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5','17','18'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LTITU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7 Altitude de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REGPAR='0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MBROIS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mbrois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6'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NALYE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.1 Nombre d'années avec analyse de terre depuis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NALY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.1.1 Analyse de terre sur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ANALYEXP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NNEE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.1 Année conversion bi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/>
          <table:table-cell office:value-type="string" calcext:value-type="string">
            <text:p>CAHIERBIO %in% c('1','2','3','4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NP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1 Année de plantation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NSEM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1 Année de semis de la prair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/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NTH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scochyt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7','15'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NTIDERI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6 Pulvérisateur avec buses anti-dérive homologué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PF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f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PPHY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 Traitements phyto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PPORT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 Fumure minéral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UTESPDOU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.1.1 Autre culture dans semoir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,'14','19','20','21')) &amp; DOUBLECULT='1' &amp; ESPDOUBLE='29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UT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Autre(s) graminée(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UTINT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3.2 Aléas exceptionnels : libellé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INTEMP='1' &amp; TYPINTEMP='4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UTL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Autre(s) légumineuse(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UTPAS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autre trait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AUT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UTTYPES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.1 Type sol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substr(TYPESOL,3,9)='8888888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UTVARI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2.1 Variété principale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,'14','19','20','21')) &amp; substr(VARIET,1,4)='8888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UTVARI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3.1 Variété secondaire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1','12','13','14','19','20','21')) &amp; substr(VARIET2,1,4)='8888'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ZOTENFOU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9 Semoir combiné à matériel enfouissement azo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 &amp; ESPECE!='13' &amp; (ESPECE='12' &amp; ANSEMPR&gt;2016 &amp; as.numeric(MOISSEM)&gt;8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BANDEH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4 Bande enherbée le long cours d'e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 &amp; EAU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BILAN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 Détermination dose totale azote : m?méthode calcul de bilan pers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BILANH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.2 Réalisation calculs de bilan hum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? l??chelle des parcelles</text:p>
            <text:p>2;Oui, ? l??chelle de regroupements de parcelles</text:p>
            <text:p>3;Oui, ? l??chelle de l?exploitation</text:p>
            <text:p>0;N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BILL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2 Culture en billons ou en plan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bo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BOTRYT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Botryt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5')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BRUC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Bru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5')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BR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0 Cannes brûlées intentionnell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BS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 Information générale : BS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B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3 Cabine sur le tracteur ou pulvé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 &amp; TYPEPULV!='4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Autre démarche agro-écolog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enti?rement</text:p>
            <text:p>2;Oui, partiellement</text:p>
            <text:p>0;N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Conduite en mode biologique (yc conversion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Non</text:p>
            <text:p>1;Agriculture biologique certifi?e (AB)</text:p>
            <text:p>2;Autre mode biologique certifi? (ex : Nature et Progr?s)</text:p>
            <text:p>3;Biodynamie (Demeter)</text:p>
            <text:p>4;Autre mode biologique non certifi?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CEE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certif environnementale exploit agri niv 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CEE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certif environnementale exploit agri niv 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DE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Fermes DEPH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enti?rement</text:p>
            <text:p>2;Oui, partiellement</text:p>
            <text:p>0;N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GI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GIE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GR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? Groupe des 30000 plan Ecophyt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H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? HVE certif environnementale exploit agri niv 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MA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MAE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enti?rement</text:p>
            <text:p>2;Oui, partiellement</text:p>
            <text:p>0;N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PHY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 Engagée cahier des charges réduction phytos hors MAE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LC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1 Amendement minéral basique au cours campag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LCIF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4.1 Calcul IFT chaque ann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CONNIFT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LIPL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1 Calibre des plants (mm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P2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Cap2'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USERESEM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5.1 Resemis : cause princip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iseaux (corbeaux, pigeons,...)</text:p>
            <text:p>2;Autres gibiers (li?vres, lapins,...)</text:p>
            <text:p>3;Ravageurs du sol (limaces, taupins,...)</text:p>
            <text:p>4;?v?nements climatiques (s?cheresse, exc?s d?eau, orages, gr?le...)</text:p>
            <text:p>5;Autres causes</text:p>
          </table:table-cell>
          <table:table-cell office:value-type="string" calcext:value-type="string">
            <text:p>!(ESPECE %in% c('12','13','14','19','20','21')) &amp; RESEMIS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END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3 Apport de cendre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HARANC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Charanç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5'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MIN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MIN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MIN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MIN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MIN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LEOP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Coléoptè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9','20','21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table:style-name="ce6" office:value-type="string" calcext:value-type="string">
            <text:p>COM_ONG_EXPLOI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OM_ONG_FILTR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OM_ONG_FUMTO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OM_ONG_GEN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OM_ONG_ID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OM_ONG_IMPLA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OM_ONG_IRRIG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OM_ONG_OPERATION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OM_ONG_PREC1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OM_ONG_PREC2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OM_ONG_PULV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OM_ONG_RAISFERTI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OM_ONG_RAIS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COM_VALID_GESTC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AIR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AIRE_DOS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DEPH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 Information générale : connaissance réseau DEPH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CAHIERDEPHY='0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ONNAPP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6.1 Provenance connaissance apport total 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d'une estimation</text:p>
            <text:p>2;d'un relev?</text:p>
            <text:p>8;Ne sait pas</text:p>
          </table:table-cell>
          <table:table-cell office:value-type="string" calcext:value-type="string">
            <text:p>PARCIRR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ONNHA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2 Pulvérisateur : connaissance nombre ha trait?s/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ONNIF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4 Connaissance IF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ONNSU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9 Connaissance teneur en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REALREC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ONTRAITS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 Semence/plant traité(e) : connaissance traiteme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 &amp; TRAITSEM='1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OUPTRON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5 Pulvérisateur à rampe équipé coupures de tronç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coupure manuelle</text:p>
            <text:p>2;Oui, coupure gps</text:p>
            <text:p>0;Non</text:p>
            <text:p>9;Sans objet</text:p>
          </table:table-cell>
          <table:table-cell office:value-type="string" calcext:value-type="string">
            <text:p>!(ESPECE %in% c('12','13')) &amp; APPHYTO='1' &amp; PROPPULV %in% c('1','2','4') &amp; TYPEPULV!='4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OUP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3 Coupure d'eau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U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cuiv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CTY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Dactyle (pelotoné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GRIP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agriculture paysan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GROAUC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aucu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GRO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TA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autres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AU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THA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haricot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HARIC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TM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– maïs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MAIS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TMEL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melon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MELON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TTOM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tomates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TOMA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BLE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3 Plantation en double ran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DESENGV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ate destr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DESREP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2 Repousses du précédent : date destr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BOU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4 Débouché princip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onsommation propre</text:p>
            <text:p>2;Vente</text:p>
          </table:table-cell>
          <table:table-cell office:value-type="string" calcext:value-type="string">
            <text:p>REALREC='1' &amp; !(ESPECE %in% c('10','12','13','14','17')) &amp; ( (ESPECE %in% c('19','20','21') &amp; MELTRIREC='0') | !(ESPECE %in% c('19','20','21')) )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CLIR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.1 Déclenchement irrigation : raisonnement priorit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1</text:p>
            <text:p>2;2</text:p>
            <text:p>3;3</text:p>
            <text:p>4;4</text:p>
            <text:p>5;5</text:p>
          </table:table-cell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CLIRRHA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selon usages cour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CLIRRI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en fonction des tours d'eau impos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CLIRROB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après observation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CLIRRPIL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en utilisant des outils de pilot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CLIRRTE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d'après recommandations organismes techniq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FTHE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8.1 Défanage thermique : indicatri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H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7.2 Désherbage manuel : indicatri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HME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ndicatrice désherbage mécaniqu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HTHE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7.1 Désherbage thermique : indicatri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PH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 Information générale : participation démo/visites fermes DEPH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CAHIERDEPHY='0' &amp; CONDEPHY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ROBA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autre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RO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ROBHA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haricot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ROBLIBA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autres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SPECE='14' &amp; DEROBE='1' &amp; DEROBAU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ROBM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maï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ROBMEL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melon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ROBSSC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implantation sous couve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ROBTOM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tomate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S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5 Destination de la récol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Production de plants</text:p>
            <text:p>2;Consommation en frais</text:p>
            <text:p>3;Consommation industrie</text:p>
            <text:p>4;F?culerie</text:p>
            <text:p>8;Destination inconnue</text:p>
          </table:table-cell>
          <table:table-cell office:value-type="string" calcext:value-type="string">
            <text:p>REALREC='1' &amp; 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STINAL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6 Destination alimentaire soj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limentation animale</text:p>
            <text:p>2;Alimentation humaine</text:p>
            <text:p>3;Destination non alimentaire</text:p>
          </table:table-cell>
          <table:table-cell office:value-type="string" calcext:value-type="string">
            <text:p>REALREC='1' &amp; ESPECE='16'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XDERO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date récolte ou pâ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HFUM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7 Détermination dose totale K : habitu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K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H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 Détermination dose totale azote : habitu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HFUM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6 Détermination dose totale P : habitu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P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IALEC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DIALEC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IATER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Dia'ter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ISPOVE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4 Autre dispositif végétalisé le long cours d'e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 &amp; EAU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LAB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u dernier labour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MECA='1' &amp; nbLabour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NRJAUC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aucu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NRJ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ORYPH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Dorypho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1')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OUBLEC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 Autre culture dans semoir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PREC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 Date récolte culture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)) &amp; (ESPECE!='12'|(ESPECE='12' &amp; ((ANSEMPR='2016' &amp; <text:s/>(MOISSEM %in% c('08','09','10','11','12',"")|is.na(MOISSEM)))|ANSEMPR='2017'))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du RA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RAIN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1 Réseau de drainage fonctionne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SEMDERO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dat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SEMENGV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at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URCOUP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3.1 Coupure d'eau : durée (jour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COUPUR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UREEHA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6 Durée moyenne traitement ha/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APPHYTO='1' &amp; PROPPULV %in% c('1','2','4') &amp;( is.na(DUREETRAITH)|DUREETRAITH="") &amp; (is.na(DUREETRAITMN)|DUREETRAITMN=""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UREETRAI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6 Durée moyenne traitement parcelle (heure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APPHYTO='1' &amp; PROPPULV %in% c('1','2','4') &amp;( (is.na(DUREEHAH)|DUREEHAH="" )|( is.na(DUREETRAITMN)|DUREETRAITMN=""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UREETRAITM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6 Durée moyenne traitement parcelle (minute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APPHYTO='1' &amp; PROPPULV %in% c('1','2','4')&amp;(( is.na(DUREETRAITH)|DUREETRAITH="")|(is.na(DUREEHAH)|DUREEHAH=""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3 Présence cours d'eau sur ou adjacent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COPHYTOP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 Information générale : écophytoPI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ERG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7 Valorisation énergét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</text:p>
            <text:p>0;Non</text:p>
            <text:p>2;Valorisation inconnue</text:p>
          </table:table-cell>
          <table:table-cell office:value-type="string" calcext:value-type="string">
            <text:p>REALREC='1' &amp; ESPECE %in% c('01','02','03','04','05','06','07','08','09','10','11','15','18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A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EX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expérience personn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MA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 Parcelle engagée MAE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PRI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pri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SO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analyses so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TE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conseils technicie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VDESA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estruction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VDESCH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estruction chim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VDESM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estruction méc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VE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conseils vend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V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VSSC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implantation sous couve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RPRA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 Utilisation logiciel enregistrement des pratiq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TRER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4 Écartement entre les rang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07','12','13','19','20','21'))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QEP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.1 Précautions : mettre un EPI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 &amp; TYPEPULV!='4' &amp; CABINE='1' &amp; TYPCAB %in% c('2','3','4','5') &amp; REATRAITFI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QG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.1 Précautions : porter des g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 &amp; TYPEPULV!='4' &amp; CABINE='1' &amp; TYPCAB %in% c('2','3','4','5') &amp; REATRAITFI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QPREPB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bott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QPREPG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g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QPREPL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lunettes/visiè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QPREPMAS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mas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QPREPV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vêtement de prote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SPDERO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espèce(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gramin?es?: Avoine</text:p>
            <text:p>02;gramin?es?: Orge</text:p>
            <text:p>03;gramin?es?: Seigle</text:p>
            <text:p>04;gramin?es?: Triticale</text:p>
            <text:p>05;gramin?es?: Ray-grass</text:p>
            <text:p>06;gramin?es : Moha</text:p>
            <text:p>07;gramin?es : Autres (pures)</text:p>
            <text:p>08;gramin?es : M?lange</text:p>
            <text:p>09;crucif?res  : Colza</text:p>
            <text:p>10;crucif?res  : Navette</text:p>
            <text:p>11;crucif?res?: Radis fourrager</text:p>
            <text:p>12;crucif?res?: Moutarde</text:p>
            <text:p>13;crucif?res?: Autres (pures)</text:p>
            <text:p>14;crucif?res?: M?lange </text:p>
            <text:p>15;l?gumineuses?: Tr?fle</text:p>
            <text:p>16;l?gumineuses?: Autres (pures)</text:p>
            <text:p>17;l?gumineuses?: M?lange </text:p>
            <text:p>18;Sarrasin </text:p>
            <text:p>19;Phac?lie </text:p>
            <text:p>20;Tournesol </text:p>
            <text:p>21;Nyger</text:p>
            <text:p>22;M?lange l?gumineuses gramin?es</text:p>
            <text:p>23;M?lange l?gumineuses crucif?res</text:p>
            <text:p>24;M?lange l?gumineuses phac?lie </text:p>
            <text:p>25;M?lange gramin?es crucif?res</text:p>
            <text:p>26;M?lange gramin?es phac?lie </text:p>
            <text:p>27;M?lange crucif?res phac?lie </text:p>
            <text:p>28;Autre M?lange avec l?gumineuse</text:p>
            <text:p>29;Autre M?lange sans l?gumineuse</text:p>
            <text:p>30;Autres</text:p>
          </table:table-cell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SPDOU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.1 Autre culture dans semoir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gramin?es?: Avoine</text:p>
            <text:p>02;gramin?es?: Orge</text:p>
            <text:p>03;gramin?es?: Seigle</text:p>
            <text:p>04;gramin?es?: Triticale</text:p>
            <text:p>05;gramin?es?: Bl?</text:p>
            <text:p>06;gramin?es : Sorgho</text:p>
            <text:p>07;gramin?es : Autres (pures)</text:p>
            <text:p>08;gramin?es : M?lange (m?teil)</text:p>
            <text:p>09;crucif?res  : Colza</text:p>
            <text:p>10;crucif?res?: Autres (pures)</text:p>
            <text:p>11;crucif?res?: M?lange</text:p>
            <text:p>12;l?gumineuses?: Pois</text:p>
            <text:p>13;l?gumineuses?: Vesce</text:p>
            <text:p>14;l?gumineuses?: Soja</text:p>
            <text:p>15;l?gumineuses?: Tr?fle</text:p>
            <text:p>16;l?gumineuses?: Autres (pures)</text:p>
            <text:p>17;l?gumineuses?: M?lange</text:p>
            <text:p>18;Sarrasin</text:p>
            <text:p>19;Phac?lie</text:p>
            <text:p>20;Tournesol</text:p>
            <text:p>21;M?lange l?gumineuses gramin?es</text:p>
            <text:p>22;M?lange l?gumineuses crucif?res</text:p>
            <text:p>23;M?lange l?gumineuses phac?lie</text:p>
            <text:p>24;M?lange gramin?es crucif?res</text:p>
            <text:p>25;M?lange gramin?es phac?lie</text:p>
            <text:p>26;M?lange crucif?res phac?lie</text:p>
            <text:p>27;Autre M?lange avec l?gumineuse</text:p>
            <text:p>28;Autre M?lange sans l?gumineuse</text:p>
            <text:p>29;Autres</text:p>
          </table:table-cell>
          <table:table-cell office:value-type="string" calcext:value-type="string">
            <text:p>!(ESPECE %in% c('12','13','14','19','20','21')) &amp; DOUBLECULT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SPENGV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espèce(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gramin?es?: Avoine</text:p>
            <text:p>02;gramin?es?: Orge</text:p>
            <text:p>03;gramin?es?: Seigle</text:p>
            <text:p>04;gramin?es?: Triticale</text:p>
            <text:p>05;gramin?es?: Ray-grass</text:p>
            <text:p>06;gramin?es : Moha</text:p>
            <text:p>07;gramin?es : Autres (pures)</text:p>
            <text:p>08;gramin?es : M?lange</text:p>
            <text:p>09;crucif?res  : Colza</text:p>
            <text:p>10;crucif?res  : Navette</text:p>
            <text:p>11;crucif?res?: Radis fourrager</text:p>
            <text:p>12;crucif?res?: Moutarde</text:p>
            <text:p>13;crucif?res?: Autres (pures)</text:p>
            <text:p>14;crucif?res?: M?lange </text:p>
            <text:p>15;l?gumineuses?: Tr?fle</text:p>
            <text:p>16;l?gumineuses?: Autres (pures)</text:p>
            <text:p>17;l?gumineuses?: M?lange </text:p>
            <text:p>18;Sarrasin </text:p>
            <text:p>19;Phac?lie </text:p>
            <text:p>20;Tournesol </text:p>
            <text:p>21;Nyger</text:p>
            <text:p>22;M?lange l?gumineuses gramin?es</text:p>
            <text:p>23;M?lange l?gumineuses crucif?res</text:p>
            <text:p>24;M?lange l?gumineuses phac?lie </text:p>
            <text:p>25;M?lange gramin?es crucif?res</text:p>
            <text:p>26;M?lange gramin?es phac?lie </text:p>
            <text:p>27;M?lange crucif?res phac?lie </text:p>
            <text:p>28;Autre M?lange avec l?gumineuse</text:p>
            <text:p>29;Autre M?lange sans l?gumineuse</text:p>
            <text:p>30;Autres</text:p>
          </table:table-cell>
          <table:table-cell office:value-type="string" calcext:value-type="string">
            <text:p>!(ESPECE %in% c('13','14')) &amp; (ESPECE!='12' | (ESPECE='12' &amp; ANSEMPR=2017 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XPORT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exportation ou non pai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ETU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Fétuque élev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N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'azote (minérale et organique)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ONGI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fong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FON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OURNDA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.2 Communication données au SS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RPRATIC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OURNSO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.3 Valeur globale fourniture so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NBENGN&gt;0 &amp; BILANFUMN=TRUE &amp; !(ESPECE %in% c('12','13','14')) &amp; RSHFUMN=FALS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U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 Fumure organiqu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UMO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fumure org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FUM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UMQK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e potasse minérale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UMQN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'azote minéral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UMQP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e phosphore minéral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UMQS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e soufre minéral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UMS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3 Apport spécifique pour teneur protéin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 %in% c('01','02','03','04','15','16'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US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Fusa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1','02'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GERANI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Géranium ou autres crucifè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5'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GRAIN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nombre de grains à l'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 %in% c('06','08','09'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GRAIN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nombre de grains par m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(ESPECE %in% c('01','02','03','04','05','07','15','16','17','18')|( ESPECE='12' &amp;ANSEMPR='2016' &amp; MOISSEM %in% c('09','10', '11', '12'))) &amp; (POIDSURF %in% c('9' ,"",'888')|is.na(POIDSURF))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GRUNIT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nombre d'unités (100000 semences) ? l'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0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ESS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4 Haie : essences loca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FLO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5 Haie : floraison automn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FLO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5 Haie : floraison estiv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FLOH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5 Haie : floraison hivern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FLOPR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5 Haie : floraison printaniè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M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1 Haie : mètres linéai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NBC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 Haie : nombre côtés bord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</text:p>
            <text:p>1;1 ou 2</text:p>
            <text:p>2;Plus de 2 mais pas enti?rement entour?e</text:p>
            <text:p>3;Parcelle entour?e de haies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NB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3 Haie : nombre essen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oins de 5</text:p>
            <text:p>2;5 et plus</text:p>
          </table:table-cell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STAR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2 Haie : strate grande (2 mètres et plu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STAR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2 Haie : strate moyenne (de 1 à moins de 2 mètre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STH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2 Haie : strate petite (moins de 1 mètr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ELMINT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Helminthosp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3'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ERBI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herb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DEHTOT&gt;0 <text:s/>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D_U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style-name="ce11" table:number-columns-repeated="994"/>
        </table:table-row>
        <table:table-row table:style-name="ro3">
          <table:table-cell office:value-type="string" calcext:value-type="string">
            <text:p>ID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IDE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number-columns-repeated="994"/>
        </table:table-row>
        <table:table-row table:style-name="ro3">
          <table:table-cell table:style-name="ce5" office:value-type="string" calcext:value-type="string">
            <text:p>IFTAUT</text:p>
          </table:table-cell>
          <table:table-cell table:style-name="ce5"/>
          <table:table-cell table:style-name="ce5" office:value-type="string" calcext:value-type="string">
            <text:p>IFT autre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Numérique</text:p>
          </table:table-cell>
          <table:table-cell table:style-name="ce5" table:number-columns-repeated="1017"/>
        </table:table-row>
        <table:table-row table:style-name="ro3">
          <table:table-cell table:style-name="ce5" office:value-type="string" calcext:value-type="string">
            <text:p>IFTAUTBIO</text:p>
          </table:table-cell>
          <table:table-cell table:style-name="ce5"/>
          <table:table-cell table:style-name="ce5" office:value-type="string" calcext:value-type="string">
            <text:p>IFT autre bio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Numérique</text:p>
          </table:table-cell>
          <table:table-cell table:style-name="ce5" table:number-columns-repeated="1017"/>
        </table:table-row>
        <table:table-row table:style-name="ro3">
          <table:table-cell table:style-name="ce5" office:value-type="string" calcext:value-type="string">
            <text:p>IFTAUTNBIO</text:p>
          </table:table-cell>
          <table:table-cell table:style-name="ce5"/>
          <table:table-cell table:style-name="ce5" office:value-type="string" calcext:value-type="string">
            <text:p>IFT autre non bio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Numérique</text:p>
          </table:table-cell>
          <table:table-cell table:style-name="ce5" table:number-columns-repeated="1017"/>
        </table:table-row>
        <table:table-row table:style-name="ro3">
          <table:table-cell table:style-name="ce5" office:value-type="string" calcext:value-type="string">
            <text:p>IFTFONG</text:p>
          </table:table-cell>
          <table:table-cell table:style-name="ce5"/>
          <table:table-cell table:style-name="ce5" office:value-type="string" calcext:value-type="string">
            <text:p>IFT fongicide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Numérique</text:p>
          </table:table-cell>
          <table:table-cell table:style-name="ce5" table:number-columns-repeated="1017"/>
        </table:table-row>
        <table:table-row table:style-name="ro3">
          <table:table-cell table:style-name="ce5" office:value-type="string" calcext:value-type="string">
            <text:p>IFTFONGBIO</text:p>
          </table:table-cell>
          <table:table-cell table:style-name="ce5"/>
          <table:table-cell table:style-name="ce5" office:value-type="string" calcext:value-type="string">
            <text:p>IFT fongicide bio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Numérique</text:p>
          </table:table-cell>
          <table:table-cell table:style-name="ce5" table:number-columns-repeated="1017"/>
        </table:table-row>
        <table:table-row table:style-name="ro3">
          <table:table-cell table:style-name="ce5" office:value-type="string" calcext:value-type="string">
            <text:p>IFTFONGNBIO</text:p>
          </table:table-cell>
          <table:table-cell table:style-name="ce5"/>
          <table:table-cell table:style-name="ce5" office:value-type="string" calcext:value-type="string">
            <text:p>IFT fongicide non bio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Numérique</text:p>
          </table:table-cell>
          <table:table-cell table:style-name="ce5" table:number-columns-repeated="1017"/>
        </table:table-row>
        <table:table-row table:style-name="ro3">
          <table:table-cell table:style-name="ce5" office:value-type="string" calcext:value-type="string">
            <text:p>IFTHERB</text:p>
          </table:table-cell>
          <table:table-cell table:style-name="ce5"/>
          <table:table-cell table:style-name="ce5" office:value-type="string" calcext:value-type="string">
            <text:p>IFT herbicide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Numérique</text:p>
          </table:table-cell>
          <table:table-cell table:style-name="ce5" table:number-columns-repeated="1017"/>
        </table:table-row>
        <table:table-row table:style-name="ro3">
          <table:table-cell table:style-name="ce5" office:value-type="string" calcext:value-type="string">
            <text:p>IFTINS</text:p>
          </table:table-cell>
          <table:table-cell table:style-name="ce5"/>
          <table:table-cell table:style-name="ce5" office:value-type="string" calcext:value-type="string">
            <text:p>IFT insecticide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Numérique</text:p>
          </table:table-cell>
          <table:table-cell table:style-name="ce5" table:number-columns-repeated="1017"/>
        </table:table-row>
        <table:table-row table:style-name="ro3">
          <table:table-cell table:style-name="ce5" office:value-type="string" calcext:value-type="string">
            <text:p>IFTINSBIO</text:p>
          </table:table-cell>
          <table:table-cell table:style-name="ce5"/>
          <table:table-cell table:style-name="ce5" office:value-type="string" calcext:value-type="string">
            <text:p>IFT insecticide bio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Numérique</text:p>
          </table:table-cell>
          <table:table-cell table:style-name="ce5" table:number-columns-repeated="1017"/>
        </table:table-row>
        <table:table-row table:style-name="ro3">
          <table:table-cell table:style-name="ce5" office:value-type="string" calcext:value-type="string">
            <text:p>IFTINSNBIO</text:p>
          </table:table-cell>
          <table:table-cell table:style-name="ce5"/>
          <table:table-cell table:style-name="ce5" office:value-type="string" calcext:value-type="string">
            <text:p>IFT insecticide non bio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Numérique</text:p>
          </table:table-cell>
          <table:table-cell table:style-name="ce5" table:number-columns-repeated="1017"/>
        </table:table-row>
        <table:table-row table:style-name="ro3">
          <table:table-cell table:style-name="ce5" office:value-type="string" calcext:value-type="string">
            <text:p>IFTSEM</text:p>
          </table:table-cell>
          <table:table-cell table:style-name="ce5"/>
          <table:table-cell table:style-name="ce5" office:value-type="string" calcext:value-type="string">
            <text:p>IFT semences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Numérique</text:p>
          </table:table-cell>
          <table:table-cell table:style-name="ce5" table:number-columns-repeated="1017"/>
        </table:table-row>
        <table:table-row table:style-name="ro3">
          <table:table-cell table:style-name="ce5" office:value-type="string" calcext:value-type="string">
            <text:p>IFTTOT</text:p>
          </table:table-cell>
          <table:table-cell table:style-name="ce5"/>
          <table:table-cell table:style-name="ce5" office:value-type="string" calcext:value-type="string">
            <text:p>IFT total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Numérique</text:p>
          </table:table-cell>
          <table:table-cell table:style-name="ce5" table:number-columns-repeated="1017"/>
        </table:table-row>
        <table:table-row table:style-name="ro3">
          <table:table-cell table:style-name="ce5" office:value-type="string" calcext:value-type="string">
            <text:p>IFTTOTBIO</text:p>
          </table:table-cell>
          <table:table-cell table:style-name="ce5"/>
          <table:table-cell table:style-name="ce5" office:value-type="string" calcext:value-type="string">
            <text:p>IFT total en bio contrôle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Numérique</text:p>
          </table:table-cell>
          <table:table-cell table:style-name="ce5" table:number-columns-repeated="1017"/>
        </table:table-row>
        <table:table-row table:style-name="ro3">
          <table:table-cell table:style-name="ce5" office:value-type="string" calcext:value-type="string">
            <text:p>IFTTOTHORSHERB</text:p>
          </table:table-cell>
          <table:table-cell table:style-name="ce5"/>
          <table:table-cell table:style-name="ce5" office:value-type="string" calcext:value-type="string">
            <text:p>IFT total hors herbicide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Numérique</text:p>
          </table:table-cell>
          <table:table-cell table:style-name="ce5" table:number-columns-repeated="1017"/>
        </table:table-row>
        <table:table-row table:style-name="ro3">
          <table:table-cell table:style-name="ce5" office:value-type="string" calcext:value-type="string">
            <text:p>IFTTOTHORSSEM</text:p>
          </table:table-cell>
          <table:table-cell table:style-name="ce5"/>
          <table:table-cell table:style-name="ce5" office:value-type="string" calcext:value-type="string">
            <text:p>IFT total hors traitement de semences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Numérique</text:p>
          </table:table-cell>
          <table:table-cell table:style-name="ce5" table:number-columns-repeated="1017"/>
        </table:table-row>
        <table:table-row table:style-name="ro3">
          <table:table-cell table:style-name="ce5" office:value-type="string" calcext:value-type="string">
            <text:p>IFTTOTNBIO</text:p>
          </table:table-cell>
          <table:table-cell table:style-name="ce5"/>
          <table:table-cell table:style-name="ce5" office:value-type="string" calcext:value-type="string">
            <text:p>IFT total hors bio contrôle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Numérique</text:p>
          </table:table-cell>
          <table:table-cell table:style-name="ce5" table:number-columns-repeated="1017"/>
        </table:table-row>
        <table:table-row table:style-name="ro3">
          <table:table-cell table:style-name="ce5" office:value-type="string" calcext:value-type="string">
            <text:p>IFTTOTNBIOHORSHERB</text:p>
          </table:table-cell>
          <table:table-cell table:style-name="ce5"/>
          <table:table-cell table:style-name="ce5" office:value-type="string" calcext:value-type="string">
            <text:p>IFT total non bio hors herbicide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Numérique</text:p>
          </table:table-cell>
          <table:table-cell table:style-name="ce5" table:number-columns-repeated="1017"/>
        </table:table-row>
        <table:table-row table:style-name="ro3">
          <table:table-cell office:value-type="string" calcext:value-type="string">
            <text:p>IMP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Impuretés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!(ESPECE %in% c('12', '13','19','20','21')) &amp; RENDSAIS != '888' &amp; !(RENDEM %in% c('888' ,'9')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BS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consultation BS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CERTIPHY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suivi formation certiphyt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'true',REDUCCONTROLCULT='true',REDUCCONTROLGEN='true',REDUCLUTTEMECA='true',REDUCLUTTEBIO='true',REDUCLUTTECHIM='true',REDUCAUT='true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DEPH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participation visite/démo fermes DEPH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ECOPHYTOP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consultation écophytoPI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FOU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conseils fourniss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 , REDUCCONTROLCULT=TRUE , REDUCCONTROLGEN=TRUE , REDUCLUTTEMECA=TRUE , REDUCLUTTEBIO=TRUE , REDUCLUTTECHIM=TRUE , 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formation géné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 ,REDUCCONTROLCULT=TRUE , REDUCCONTROLGEN=TRUE , REDUCLUTTEMECA=TRUE , REDUCLUTTEBIO=TRUE , REDUCLUTTECHIM=TRUE , 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INDE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conseils techniciens indépend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MED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presse/médias spécialis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OCUL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6 Inocul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 sur graine</text:p>
            <text:p>2;Oui sur micro-granul?s sp?cifiques </text:p>
            <text:p>0;Non</text:p>
          </table:table-cell>
          <table:table-cell office:value-type="string" calcext:value-type="string">
            <text:p>ESPECE='16'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SAC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insecticide ou acar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INSAC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T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3 Perte production d'au moins 30% (al?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TER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.1 Intervention résidus laissés sur pla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RESIDUS %in% c('1','2')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RRDATDE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2 Date de première 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RRDATF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2 Date de dernière 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RRFUM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1.1.1 Prise en compte teneur nitrate eau irrigation pour gérer fertilisation azo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 &amp; ESPECE%in% c('08','09','10') &amp; IRRNITR='1'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RRNIT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1.1 Connaissance nitrates dans eau 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 &amp; ESPECE%in% c('08','09','10'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KABAT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Kabatiell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8')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KMIN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KMIN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KMIN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KMIN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KMIN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AB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2) | PRECULT2012 %in% c('9888','9506')|PRECULT2012=''| PRECULT2012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3) | PRECULT2013 %in% c('9888','9506')|PRECULT2013=''| PRECULT2013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4) | PRECULT2014 %in% c('9888','9506')|PRECULT2014=''| PRECULT2014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5)) &amp;!( PRECULT2015 %in% c('9888','9506'))&amp; PRECULT2015!=''&amp; PRECULT2015!='9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6)) &amp;!( PRECULT2016 %in% c('9888','9506'))&amp; PRECULT2016!=''&amp; PRECULT2016!='9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4 Labour avant mise en place canne enquê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</text:p>
            <text:p>0;Non</text:p>
            <text:p>8;Ne sait pas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ABOURE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ndicatrice labour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ARGBANDEH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5 Largeur bande enherbée long cours d'e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,'14')) &amp; EAU='1' &amp; BANDEHERB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EG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3 Niveau de présence de légumineuses été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oins de 20?%</text:p>
            <text:p>2;De 20 ? moins de 40?%</text:p>
            <text:p>3;40?% et plus</text:p>
          </table:table-cell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PRECEDENT</text:p>
          </table:table-cell>
          <table:table-cell/>
          <table:table-cell office:value-type="string" calcext:value-type="string">
            <text:p>2.1 Libellé du précédent cultural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CAHIER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autre démarche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CAHIERAUT %in% c('1','2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CAHIERBIO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agri bio non certifié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CAHIERBIO='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DAGRO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libellé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DAGROAUT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DNRJ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libellé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DNRJAUT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INFO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 &amp; INFOAUT=TRU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MALAD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maladies moyenne/forte : détail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SPECE %in% c('19','20','21') &amp; MALADIES %in% c('1','2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PRESSIONA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.1.1 Autre pression forte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PRESSIONAUT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RAISON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s réduction phytos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 &amp; RAISONAUT=TRU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REDUC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REDUCAUT=TRU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RESIDUSA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 Traitement des résidus du précédent autre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RESIDUS ='7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VARI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 Libellé variété principale semée/planté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,'14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VARI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 Libellé variété secondaire semé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1','12','13','14','19','20','21')) &amp; NBVARIET &gt;=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MAC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Lim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6'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MAC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anti-lima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MOL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OGICI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.1 Logiciel enregistrement des pratiq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esP@rcelles</text:p>
            <text:p>2;Geofolia</text:p>
            <text:p>3;Atland</text:p>
            <text:p>4;Autre</text:p>
          </table:table-cell>
          <table:table-cell office:value-type="string" calcext:value-type="string">
            <text:p>ENRPRATIC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OGICIELA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.1 Logiciel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NRPRATIC='1' &amp; LOGICIEL='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ONGRAM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4 Longueur rampe pulvérisateur (m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APPHYTO='1' &amp; PROPPULV %in% c('1','2','4') &amp; TYPEPULV!='4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OT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Loti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UTTEO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4 Dispositifs pour limiter attaques d'oise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Non</text:p>
            <text:p>1;Oui, effarouchement (sonore, visuel)</text:p>
            <text:p>2;Oui, r?gulation (tir, pi?geage)</text:p>
            <text:p>3;Oui, autres</text:p>
          </table:table-cell>
          <table:table-cell office:value-type="string" calcext:value-type="string">
            <text:p>!(ESPECE %in% c('11','12','13','14','17'))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UZ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Luzerne autre que minet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VMA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.1 Précautions : se laver mains, retirer équipement avant de remont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 &amp; TYPEPULV!='4' &amp; CABINE='1' &amp; TYPCAB %in% c('2','3','4','5') &amp; REATRAITFI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AFAC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MAA-AC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LIR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gestion systèmes irrigu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LOUVM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ouverture des milie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LPHY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réduction/suppression phyto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LS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couverture sol ou lutte contre éros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LSU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gestion surfaces herbacées ou milieux remarquab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LTO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entretien éléments topographiq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PPOL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préservation pollinisat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PRESV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préservation ressources végétales menacées d'érosion génét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S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systèmes grandes cultu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SH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systèmes herbagers et pastor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SPOLY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systèmes polyculture élev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G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magnésiu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LAD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Maladi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9','20','21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LFEUI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Maladies du feuill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0')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NG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manganè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TCHA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1.1.1 Chargement mécanisé : matérie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Bell</text:p>
            <text:p>2;Farmi</text:p>
            <text:p>3;Chargement frontal</text:p>
            <text:p>4;Coupeuse tron?onneuse</text:p>
            <text:p>5;Autres types de mat?riel</text:p>
          </table:table-cell>
          <table:table-cell office:value-type="string" calcext:value-type="string">
            <text:p>ESPECE='14' &amp; REGPAR='0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TCOU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.1.1 Coupe mécanisée : matérie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ini ou moto coupeuse</text:p>
            <text:p>2;Coupeuse 'p?i'</text:p>
            <text:p>3;Coupeuse tron?onneuse</text:p>
            <text:p>4;Autres types de mat?riel</text:p>
          </table:table-cell>
          <table:table-cell office:value-type="string" calcext:value-type="string">
            <text:p>ESPECE='14' &amp; REGPAR='04' &amp;MODCOUPE='2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CUB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6 Apport total irrigation (m3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E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4 Interventions mécanique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EL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2) | substr(PRECULT2012,1,1)='9'|PRECULT2012=''|PRECULT2012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3) | substr(PRECULT2013,1,1)='9'|PRECULT2013=''|PRECULT2013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4) | substr(PRECULT2014,1,1)='9'|PRECULT2014=''|PRECULT2014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5) | substr(PRECULT2015,1,1)='9'|PRECULT2016=''|PRECULT2015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6) | substr(PRECULT2016,1,1)='9'|PRECULT2016=''|PRECULT2016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IGET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Méligèt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5'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ELNBE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 Mélange : nombre espèces différent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 %in% c('19','20','21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ELRDGLO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1 Mélange : rendement global (q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 %in% c('19','20','21') &amp; REALREC='1' &amp; MELTRIREC='0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table:style-name="ce5" office:value-type="string" calcext:value-type="string">
            <text:p>MELTRIRE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.12.7 Mélange : tri de la récolte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OuiNon</text:p>
          </table:table-cell>
          <table:table-cell table:style-name="ce5"/>
          <table:table-cell table:style-name="ce5" office:value-type="string" calcext:value-type="string">
            <text:p>ESPECE %in% c('19','20','21') &amp; REALREC='1'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994"/>
        </table:table-row>
        <table:table-row table:style-name="ro3">
          <table:table-cell office:value-type="string" calcext:value-type="string">
            <text:p>MELTYP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?lange de c?r?ales</text:p>
            <text:p>2;M?lange avec prot?agineux</text:p>
            <text:p>3;M?lange fourrager</text:p>
            <text:p>4;Autre type de m?lange</text:p>
          </table:table-cell>
          <table:table-cell office:value-type="string" calcext:value-type="string">
            <text:p>MEL2012='1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TYP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?lange de c?r?ales</text:p>
            <text:p>2;M?lange avec prot?agineux</text:p>
            <text:p>3;M?lange fourrager</text:p>
            <text:p>4;Autre type de m?lange</text:p>
          </table:table-cell>
          <table:table-cell office:value-type="string" calcext:value-type="string">
            <text:p>MEL2013='1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TYP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?lange de c?r?ales</text:p>
            <text:p>2;M?lange avec prot?agineux</text:p>
            <text:p>3;M?lange fourrager</text:p>
            <text:p>4;Autre type de m?lange</text:p>
          </table:table-cell>
          <table:table-cell office:value-type="string" calcext:value-type="string">
            <text:p>MEL2014='1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TYP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?lange de c?r?ales</text:p>
            <text:p>2;M?lange avec prot?agineux</text:p>
            <text:p>3;M?lange fourrager</text:p>
            <text:p>4;Autre type de m?lange</text:p>
          </table:table-cell>
          <table:table-cell office:value-type="string" calcext:value-type="string">
            <text:p><text:s/>MEL2015='1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TYP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?lange de c?r?ales</text:p>
            <text:p>2;M?lange avec prot?agineux</text:p>
            <text:p>3;M?lange fourrager</text:p>
            <text:p>4;Autre type de m?lange</text:p>
          </table:table-cell>
          <table:table-cell office:value-type="string" calcext:value-type="string">
            <text:p><text:s/>MEL2016='1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S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mesure en vert du colz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ESPECE='05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ILDIO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Mildio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1')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Minet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MEA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5 Apport total irrigation (mm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MIN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MIN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MIN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MIN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MIN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DCHA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1.1 Mode de charg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anuel</text:p>
            <text:p>2;M?canis?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DCOU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.1 Mode de cou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anuel</text:p>
            <text:p>2;M?canis?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DEXDERO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mode d'exploi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R?colte</text:p>
            <text:p>2;P?ture</text:p>
          </table:table-cell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DIF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2 Dose prévue d'azote révis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? la hausse</text:p>
            <text:p>2;Oui, ? la baisse</text:p>
            <text:p>0;Non</text:p>
          </table:table-cell>
          <table:table-cell office:value-type="string" calcext:value-type="string">
            <text:p>NBENGN&gt;0 &amp; !(ESPECE %in% c('12','13','14','17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DIFPHY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3 Réajustement plan initial phyto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DUL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5 Modulation intra-parcellaire azo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ISP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1 Mois de plantation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ISS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2 Mois de semis de la prair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SPECE='12' &amp; (ANSEMPR='2017' | ANSEMPR ='2016')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molybdè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_ADJ</text:p>
          </table:table-cell>
          <table:table-cell/>
          <table:table-cell office:value-type="string" calcext:value-type="string">
            <text:p>Nombre de traitements adjuva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_AUT</text:p>
          </table:table-cell>
          <table:table-cell/>
          <table:table-cell office:value-type="string" calcext:value-type="string">
            <text:p>Nombre de traitements aut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_FONG</text:p>
          </table:table-cell>
          <table:table-cell/>
          <table:table-cell office:value-type="string" calcext:value-type="string">
            <text:p>Nombre de traitements fong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_HERB</text:p>
          </table:table-cell>
          <table:table-cell/>
          <table:table-cell office:value-type="string" calcext:value-type="string">
            <text:p>Nombre de traitements herb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_INS</text:p>
          </table:table-cell>
          <table:table-cell/>
          <table:table-cell office:value-type="string" calcext:value-type="string">
            <text:p>Nombre de traitements insect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_ROD</text:p>
          </table:table-cell>
          <table:table-cell/>
          <table:table-cell office:value-type="string" calcext:value-type="string">
            <text:p>Nombre de traitements rodont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_TOT</text:p>
          </table:table-cell>
          <table:table-cell/>
          <table:table-cell office:value-type="string" calcext:value-type="string">
            <text:p>Nombre total de traitemen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_TOTADJ</text:p>
          </table:table-cell>
          <table:table-cell/>
          <table:table-cell office:value-type="string" calcext:value-type="string">
            <text:p>Nombre total de traitements, adjuvant incl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ADJ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adjuvant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AutresEfflu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« Autres effluents »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AUT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autr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Broy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broya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DEH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herbicid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Enfouiss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'enfouiss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ENG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apports : potassium minér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ENG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apports : azote minér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ENG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apports : phosphore minér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E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apports : soufre minér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EN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otal d'apports d'engrais minéraux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FON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fongicid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FumierComp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'apport de fumure ou compos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FU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apports de fumure organiqu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HA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2.1 Pulvérisateur : nombre moyen hectares trait?s par 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APPHYTO='1' &amp; PROPPULV %in% c('1','2','4') &amp; CONNHAAN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INSAC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insecticide acaricid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Lab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labo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MOL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anti-limace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PASAP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4.2 Nombre passages irrigation après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PASAV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4.1 Nombre passages irrigation avant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(!(ESPECE %in% c('12','13','14') )| ( ESPECE='12' &amp; ( ANSEMPR&gt;=2017 | (ANSEMPR=2016 &amp; MOISSEM&gt;=8) ) ) 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PASFU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apports de fumure organique (calculé)- nombre de passag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PASM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interventions mécanique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Phycibco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destruction du couver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Phycibp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destruction du précedent prairie ou jachè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Phycibr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destruction des repousses du précéd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PULV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1 Nombre de pulvérisateurs intervenant sur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APPHYTO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RACCER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régulateur de croissanc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RecF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récolte avant la date lim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Recol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récol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RecolteDero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récoltes de culture dérobé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RON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anti-rongeur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Semd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semis direc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Sem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sem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3"/>
          <table:table-cell table:style-name="ce12" table:number-columns-repeated="994"/>
        </table:table-row>
        <table:table-row table:style-name="ro3">
          <table:table-cell office:value-type="string" calcext:value-type="string">
            <text:p>nbSemiscouv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semis couver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3"/>
          <table:table-cell table:style-name="ce5" table:number-columns-repeated="994"/>
        </table:table-row>
        <table:table-row table:style-name="ro3">
          <table:table-cell office:value-type="string" calcext:value-type="string">
            <text:p>NBTRA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total hors adjuvant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VARI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1 Nombre de variétés semé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1','12','13','14','19','20','21'))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IVCENGV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.1 Niveau croissance culture intermédi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aible (&lt;=1 tonne)</text:p>
            <text:p>2;Moyen (1 ? 3 t)</text:p>
            <text:p>3;Fort (3 ? 5 t)</text:p>
            <text:p>4;Tr?s fort (&gt;5 t)</text:p>
          </table:table-cell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MIN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MIN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MIN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MIN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MIN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NOM_TYPE_SO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.8 Libellé du type de sol</text:p>
          </table:table-cell>
          <table:table-cell table:style-name="ce5" office:value-type="string" calcext:value-type="string">
            <text:p>Lib</text:p>
          </table:table-cell>
          <table:table-cell table:style-name="ce5" office:value-type="string" calcext:value-type="string">
            <text:p>NumericalCode</text:p>
          </table:table-cell>
          <table:table-cell table:style-name="ce5" table:number-columns-repeated="23"/>
          <table:table-cell table:number-columns-repeated="994"/>
        </table:table-row>
        <table:table-row table:style-name="ro3">
          <table:table-cell office:value-type="string" calcext:value-type="string">
            <text:p>OBJPROT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3 Objectif de teneur en protéin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01','02','03','04','15','16'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BJR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2 Objectif de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BJTENPR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3.1 Objectif teneur en protéines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 %in% c('01','02','03','04','15','16') &amp; OBJPROTEIN='1'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BSD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7.1 Observation délai de rentr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IDI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Oïdiu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3','17','18'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PEPAS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RG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RG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RG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RG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RG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AILFUM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7 Détermination dose totale K : restitution des pailles du précéd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RCIR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 Irrigation au cours de la campag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ASSME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désherbages mécanique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CULT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précèdent cultur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ERIOD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utomne</text:p>
            <text:p>2;printemps</text:p>
          </table:table-cell>
          <table:table-cell office:value-type="string" calcext:value-type="string">
            <text:p>!(is.na(PRECULT2012) | substr(PRECULT2012,1,1)!='1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ERIOD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utomne</text:p>
            <text:p>2;printemps</text:p>
          </table:table-cell>
          <table:table-cell office:value-type="string" calcext:value-type="string">
            <text:p>!(is.na(PRECULT2013) | substr(PRECULT2013,1,1)!='1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ERIOD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utomne</text:p>
            <text:p>2;printemps</text:p>
          </table:table-cell>
          <table:table-cell office:value-type="string" calcext:value-type="string">
            <text:p>!(is.na(PRECULT2014) | substr(PRECULT2014,1,1)!='1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ERIOD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utomne</text:p>
            <text:p>2;printemps</text:p>
          </table:table-cell>
          <table:table-cell office:value-type="string" calcext:value-type="string">
            <text:p>!(is.na(PRECULT2015) | substr(PRECULT2015,1,1)!='1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ERIOD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utomne</text:p>
            <text:p>2;printemps</text:p>
          </table:table-cell>
          <table:table-cell office:value-type="string" calcext:value-type="string">
            <text:p>!(is.na(PRECULT2016) | substr(PRECULT2016,1,1)!='1'|substr(PRECULT2016,1,1)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ESEP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5.2 Pesée épand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</text:p>
            <text:p>0;Non</text:p>
            <text:p>2;Pas d?apport de fumier, ni de compost</text:p>
          </table:table-cell>
          <table:table-cell office:value-type="string" calcext:value-type="string">
            <text:p>FUM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ES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pesée en vert du colz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ESPECE='05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HYSI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4 Apport physiolith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I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Piétin-ver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1','02','04'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ILOT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2.1 Réévaluation dose azote avec outils pilot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!(ESPECE %in% c('12','13','14','17')) &amp; MODIFFUMN %in% c('1','2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LAN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0 Densité de plantation (nombre plants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MIN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MIN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MIN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MIN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MIN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OIDSUR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poids de semence par ha (kg/ha) (calcul?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(ESPECE %in% c('01','02','03','04','05','07','15','16','17','18')|( ESPECE='12' &amp;ANSEMPR='2016' &amp; MOISSEM %in% c('09','10', '11', '12'))) &amp; (GRAINM2 %in% c("",'888')|is.na(GRAINM2))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OIDSURFS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poids de semence par ha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(ESPECE %in% c('01','02','03','04','05','07','15','16','17','18')|( ESPECE='12' &amp;ANSEMPR='2016' &amp; MOISSEM %in% c('09','10', '11', '12'))) &amp; (GRAINM2 %in% c("",'888')|is.na(GRAINM2))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RECULT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;c?r?ale : Avoine (y c. semences)</text:p>
            <text:p>1102;c?r?ale : Bl? dur (y c. semences) </text:p>
            <text:p>1103;c?r?ale : Bl? tendre (y c. semences) </text:p>
            <text:p>2104;c?r?ale : Ma?s grain et semence</text:p>
            <text:p>1105;c?r?ale : Orge, escourgeon (y c. semences) </text:p>
            <text:p>2106;c?r?ale : Riz</text:p>
            <text:p>1107;c?r?ale : Seigle (y c. semences) </text:p>
            <text:p>2108;c?r?ale : Sorgho-grain (y c. semences) </text:p>
            <text:p>1109;c?r?ale : Triticale (y c. semences) </text:p>
            <text:p>1110;c?r?ale : Autre (sarrasin?)</text:p>
            <text:p>2201;culture industrielle : Betterave </text:p>
            <text:p>1202;culture industrielle : Colza non VTH</text:p>
            <text:p>1200;culture industrielle : Colza VTH</text:p>
            <text:p>2203;culture industrielle : Lin ol?agineux</text:p>
            <text:p>2204;culture industrielle : Tournesol non VTH</text:p>
            <text:p>2200;culture industrielle : Tournesol VTH</text:p>
            <text:p>2205;culture industrielle : Soja</text:p>
            <text:p>1206;culture industrielle : Autre ol?agineux (?illette, ricin?)</text:p>
            <text:p>2207;culture industrielle : Chanvre</text:p>
            <text:p>2208;culture industrielle : Lin textile </text:p>
            <text:p>9209;culture industrielle : Autre plante textile</text:p>
            <text:p>9210;culture industrielle : Houblon</text:p>
            <text:p>9211;culture industrielle : Plante m?dicinale, ? parfum ou condiments</text:p>
            <text:p>9212;culture industrielle : Semence graini?re (l?gumi?re, florale?)</text:p>
            <text:p>9213;culture industrielle : Tabac (y c. plants)</text:p>
            <text:p>9214;culture industrielle : Autre (chanvre papier, chicor?e ? caf?)</text:p>
            <text:p>1301;prot?agineux, l?gume : F?ve, f?verole, lupin doux (y c. semences)</text:p>
            <text:p>2302;prot?agineux, l?gume : Lentille, pois chiche, vesce (y c. semences)</text:p>
            <text:p>1303;prot?agineux, l?gume : Pois prot?agineux (y c. semences)</text:p>
            <text:p>1304;prot?agineux, l?gume : Autre l?gume sec (haricot?) (y c. semences)</text:p>
            <text:p>1305;prot?agineux, l?gume : L?gume frais, fraise et melon</text:p>
            <text:p>2401;Pomme de terre</text:p>
            <text:p>2501;fourrage : Ma?s fourrage et ensilage</text:p>
            <text:p>1502;fourrage : Plante sarcl?e fourrag?re (chou, betterave?.)</text:p>
            <text:p>1503;fourrage : Autre fourrage annuel (sorgho fourrager?)</text:p>
            <text:p>9504;Prairie artificielle (tr?fle, luzerne, sainfoin, minette, lotier?)</text:p>
            <text:p>9505;Prairie temporaire (moins de 6 ans, gramin?es)</text:p>
            <text:p>9506;Prairie permanente</text:p>
            <text:p>9601;Culture permanente ? Fleurs, plantes ornementales, p?pini?re</text:p>
            <text:p>9602;Culture permanente ? Verger</text:p>
            <text:p>9603;Culture permanente ? Vigne</text:p>
            <text:p>9701;Jach?re en sol nu</text:p>
            <text:p>9702;Jach?re avec couvert v?g?tal spontan?</text:p>
            <text:p>9703;Jach?re avec couvert v?g?tal sem?</text:p>
            <text:p>1111;Autre culture</text:p>
            <text:p>9888;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ECULT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;c?r?ale : Avoine (y c. semences)</text:p>
            <text:p>1102;c?r?ale : Bl? dur (y c. semences) </text:p>
            <text:p>1103;c?r?ale : Bl? tendre (y c. semences) </text:p>
            <text:p>2104;c?r?ale : Ma?s grain et semence</text:p>
            <text:p>1105;c?r?ale : Orge, escourgeon (y c. semences) </text:p>
            <text:p>2106;c?r?ale : Riz</text:p>
            <text:p>1107;c?r?ale : Seigle (y c. semences) </text:p>
            <text:p>2108;c?r?ale : Sorgho-grain (y c. semences) </text:p>
            <text:p>1109;c?r?ale : Triticale (y c. semences) </text:p>
            <text:p>1110;c?r?ale : Autre (sarrasin?)</text:p>
            <text:p>2201;culture industrielle : Betterave </text:p>
            <text:p>1202;culture industrielle : Colza non VTH</text:p>
            <text:p>1200;culture industrielle : Colza VTH</text:p>
            <text:p>2203;culture industrielle : Lin ol?agineux</text:p>
            <text:p>2204;culture industrielle : Tournesol non VTH</text:p>
            <text:p>2200;culture industrielle : Tournesol VTH</text:p>
            <text:p>2205;culture industrielle : Soja</text:p>
            <text:p>1206;culture industrielle : Autre ol?agineux (?illette, ricin?)</text:p>
            <text:p>2207;culture industrielle : Chanvre</text:p>
            <text:p>2208;culture industrielle : Lin textile </text:p>
            <text:p>9209;culture industrielle : Autre plante textile</text:p>
            <text:p>9210;culture industrielle : Houblon</text:p>
            <text:p>9211;culture industrielle : Plante m?dicinale, ? parfum ou condiments</text:p>
            <text:p>9212;culture industrielle : Semence graini?re (l?gumi?re, florale?)</text:p>
            <text:p>9213;culture industrielle : Tabac (y c. plants)</text:p>
            <text:p>9214;culture industrielle : Autre (chanvre papier, chicor?e ? caf?)</text:p>
            <text:p>1301;prot?agineux, l?gume : F?ve, f?verole, lupin doux (y c. semences)</text:p>
            <text:p>2302;prot?agineux, l?gume : Lentille, pois chiche, vesce (y c. semences)</text:p>
            <text:p>1303;prot?agineux, l?gume : Pois prot?agineux (y c. semences)</text:p>
            <text:p>1304;prot?agineux, l?gume : Autre l?gume sec (haricot?) (y c. semences)</text:p>
            <text:p>1305;prot?agineux, l?gume : L?gume frais, fraise et melon</text:p>
            <text:p>2401;Pomme de terre</text:p>
            <text:p>2501;fourrage : Ma?s fourrage et ensilage</text:p>
            <text:p>1502;fourrage : Plante sarcl?e fourrag?re (chou, betterave?.)</text:p>
            <text:p>1503;fourrage : Autre fourrage annuel (sorgho fourrager?)</text:p>
            <text:p>9504;Prairie artificielle (tr?fle, luzerne, sainfoin, minette, lotier?)</text:p>
            <text:p>9505;Prairie temporaire (moins de 6 ans, gramin?es)</text:p>
            <text:p>9506;Prairie permanente</text:p>
            <text:p>9601;Culture permanente ? Fleurs, plantes ornementales, p?pini?re</text:p>
            <text:p>9602;Culture permanente ? Verger</text:p>
            <text:p>9603;Culture permanente ? Vigne</text:p>
            <text:p>9701;Jach?re en sol nu</text:p>
            <text:p>9702;Jach?re avec couvert v?g?tal spontan?</text:p>
            <text:p>9703;Jach?re avec couvert v?g?tal sem?</text:p>
            <text:p>1111;Autre culture</text:p>
            <text:p>9888;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ECULT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;c?r?ale : Avoine (y c. semences)</text:p>
            <text:p>1102;c?r?ale : Bl? dur (y c. semences) </text:p>
            <text:p>1103;c?r?ale : Bl? tendre (y c. semences) </text:p>
            <text:p>2104;c?r?ale : Ma?s grain et semence</text:p>
            <text:p>1105;c?r?ale : Orge, escourgeon (y c. semences) </text:p>
            <text:p>2106;c?r?ale : Riz</text:p>
            <text:p>1107;c?r?ale : Seigle (y c. semences) </text:p>
            <text:p>2108;c?r?ale : Sorgho-grain (y c. semences) </text:p>
            <text:p>1109;c?r?ale : Triticale (y c. semences) </text:p>
            <text:p>1110;c?r?ale : Autre (sarrasin?)</text:p>
            <text:p>2201;culture industrielle : Betterave </text:p>
            <text:p>1202;culture industrielle : Colza non VTH</text:p>
            <text:p>1200;culture industrielle : Colza VTH</text:p>
            <text:p>2203;culture industrielle : Lin ol?agineux</text:p>
            <text:p>2204;culture industrielle : Tournesol non VTH</text:p>
            <text:p>2200;culture industrielle : Tournesol VTH</text:p>
            <text:p>2205;culture industrielle : Soja</text:p>
            <text:p>1206;culture industrielle : Autre ol?agineux (?illette, ricin?)</text:p>
            <text:p>2207;culture industrielle : Chanvre</text:p>
            <text:p>2208;culture industrielle : Lin textile </text:p>
            <text:p>9209;culture industrielle : Autre plante textile</text:p>
            <text:p>9210;culture industrielle : Houblon</text:p>
            <text:p>9211;culture industrielle : Plante m?dicinale, ? parfum ou condiments</text:p>
            <text:p>9212;culture industrielle : Semence graini?re (l?gumi?re, florale?)</text:p>
            <text:p>9213;culture industrielle : Tabac (y c. plants)</text:p>
            <text:p>9214;culture industrielle : Autre (chanvre papier, chicor?e ? caf?)</text:p>
            <text:p>1301;prot?agineux, l?gume : F?ve, f?verole, lupin doux (y c. semences)</text:p>
            <text:p>2302;prot?agineux, l?gume : Lentille, pois chiche, vesce (y c. semences)</text:p>
            <text:p>1303;prot?agineux, l?gume : Pois prot?agineux (y c. semences)</text:p>
            <text:p>1304;prot?agineux, l?gume : Autre l?gume sec (haricot?) (y c. semences)</text:p>
            <text:p>1305;prot?agineux, l?gume : L?gume frais, fraise et melon</text:p>
            <text:p>2401;Pomme de terre</text:p>
            <text:p>2501;fourrage : Ma?s fourrage et ensilage</text:p>
            <text:p>1502;fourrage : Plante sarcl?e fourrag?re (chou, betterave?.)</text:p>
            <text:p>1503;fourrage : Autre fourrage annuel (sorgho fourrager?)</text:p>
            <text:p>9504;Prairie artificielle (tr?fle, luzerne, sainfoin, minette, lotier?)</text:p>
            <text:p>9505;Prairie temporaire (moins de 6 ans, gramin?es)</text:p>
            <text:p>9506;Prairie permanente</text:p>
            <text:p>9601;Culture permanente ? Fleurs, plantes ornementales, p?pini?re</text:p>
            <text:p>9602;Culture permanente ? Verger</text:p>
            <text:p>9603;Culture permanente ? Vigne</text:p>
            <text:p>9701;Jach?re en sol nu</text:p>
            <text:p>9702;Jach?re avec couvert v?g?tal spontan?</text:p>
            <text:p>9703;Jach?re avec couvert v?g?tal sem?</text:p>
            <text:p>1111;Autre culture</text:p>
            <text:p>9888;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ECULT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;c?r?ale : Avoine (y c. semences)</text:p>
            <text:p>1102;c?r?ale : Bl? dur (y c. semences) </text:p>
            <text:p>1103;c?r?ale : Bl? tendre (y c. semences) </text:p>
            <text:p>2104;c?r?ale : Ma?s grain et semence</text:p>
            <text:p>1105;c?r?ale : Orge, escourgeon (y c. semences) </text:p>
            <text:p>2106;c?r?ale : Riz</text:p>
            <text:p>1107;c?r?ale : Seigle (y c. semences) </text:p>
            <text:p>2108;c?r?ale : Sorgho-grain (y c. semences) </text:p>
            <text:p>1109;c?r?ale : Triticale (y c. semences) </text:p>
            <text:p>1110;c?r?ale : Autre (sarrasin?)</text:p>
            <text:p>2201;culture industrielle : Betterave </text:p>
            <text:p>1202;culture industrielle : Colza non VTH</text:p>
            <text:p>1200;culture industrielle : Colza VTH</text:p>
            <text:p>2203;culture industrielle : Lin ol?agineux</text:p>
            <text:p>2204;culture industrielle : Tournesol non VTH</text:p>
            <text:p>2200;culture industrielle : Tournesol VTH</text:p>
            <text:p>2205;culture industrielle : Soja</text:p>
            <text:p>1206;culture industrielle : Autre ol?agineux (?illette, ricin?)</text:p>
            <text:p>2207;culture industrielle : Chanvre</text:p>
            <text:p>2208;culture industrielle : Lin textile </text:p>
            <text:p>9209;culture industrielle : Autre plante textile</text:p>
            <text:p>9210;culture industrielle : Houblon</text:p>
            <text:p>9211;culture industrielle : Plante m?dicinale, ? parfum ou condiments</text:p>
            <text:p>9212;culture industrielle : Semence graini?re (l?gumi?re, florale?)</text:p>
            <text:p>9213;culture industrielle : Tabac (y c. plants)</text:p>
            <text:p>9214;culture industrielle : Autre (chanvre papier, chicor?e ? caf?)</text:p>
            <text:p>1301;prot?agineux, l?gume : F?ve, f?verole, lupin doux (y c. semences)</text:p>
            <text:p>2302;prot?agineux, l?gume : Lentille, pois chiche, vesce (y c. semences)</text:p>
            <text:p>1303;prot?agineux, l?gume : Pois prot?agineux (y c. semences)</text:p>
            <text:p>1304;prot?agineux, l?gume : Autre l?gume sec (haricot?) (y c. semences)</text:p>
            <text:p>1305;prot?agineux, l?gume : L?gume frais, fraise et melon</text:p>
            <text:p>2401;Pomme de terre</text:p>
            <text:p>2501;fourrage : Ma?s fourrage et ensilage</text:p>
            <text:p>1502;fourrage : Plante sarcl?e fourrag?re (chou, betterave?.)</text:p>
            <text:p>1503;fourrage : Autre fourrage annuel (sorgho fourrager?)</text:p>
            <text:p>9504;Prairie artificielle (tr?fle, luzerne, sainfoin, minette, lotier?)</text:p>
            <text:p>9505;Prairie temporaire (moins de 6 ans, gramin?es)</text:p>
            <text:p>9506;Prairie permanente</text:p>
            <text:p>9601;Culture permanente ? Fleurs, plantes ornementales, p?pini?re</text:p>
            <text:p>9602;Culture permanente ? Verger</text:p>
            <text:p>9603;Culture permanente ? Vigne</text:p>
            <text:p>9701;Jach?re en sol nu</text:p>
            <text:p>9702;Jach?re avec couvert v?g?tal spontan?</text:p>
            <text:p>9703;Jach?re avec couvert v?g?tal sem?</text:p>
            <text:p>1111;Autre culture</text:p>
            <text:p>9888;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ECULT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;c?r?ale : Avoine (y c. semences)</text:p>
            <text:p>1102;c?r?ale : Bl? dur (y c. semences) </text:p>
            <text:p>1103;c?r?ale : Bl? tendre (y c. semences) </text:p>
            <text:p>2104;c?r?ale : Ma?s grain et semence</text:p>
            <text:p>1105;c?r?ale : Orge, escourgeon (y c. semences) </text:p>
            <text:p>2106;c?r?ale : Riz</text:p>
            <text:p>1107;c?r?ale : Seigle (y c. semences) </text:p>
            <text:p>2108;c?r?ale : Sorgho-grain (y c. semences) </text:p>
            <text:p>1109;c?r?ale : Triticale (y c. semences) </text:p>
            <text:p>1110;c?r?ale : Autre (sarrasin?)</text:p>
            <text:p>2201;culture industrielle : Betterave </text:p>
            <text:p>1202;culture industrielle : Colza non VTH</text:p>
            <text:p>1200;culture industrielle : Colza VTH</text:p>
            <text:p>2203;culture industrielle : Lin ol?agineux</text:p>
            <text:p>2204;culture industrielle : Tournesol non VTH</text:p>
            <text:p>2200;culture industrielle : Tournesol VTH</text:p>
            <text:p>2205;culture industrielle : Soja</text:p>
            <text:p>1206;culture industrielle : Autre ol?agineux (?illette, ricin?)</text:p>
            <text:p>2207;culture industrielle : Chanvre</text:p>
            <text:p>2208;culture industrielle : Lin textile </text:p>
            <text:p>9209;culture industrielle : Autre plante textile</text:p>
            <text:p>9210;culture industrielle : Houblon</text:p>
            <text:p>9211;culture industrielle : Plante m?dicinale, ? parfum ou condiments</text:p>
            <text:p>9212;culture industrielle : Semence graini?re (l?gumi?re, florale?)</text:p>
            <text:p>9213;culture industrielle : Tabac (y c. plants)</text:p>
            <text:p>9214;culture industrielle : Autre (chanvre papier, chicor?e ? caf?)</text:p>
            <text:p>1301;prot?agineux, l?gume : F?ve, f?verole, lupin doux (y c. semences)</text:p>
            <text:p>2302;prot?agineux, l?gume : Lentille, pois chiche, vesce (y c. semences)</text:p>
            <text:p>1303;prot?agineux, l?gume : Pois prot?agineux (y c. semences)</text:p>
            <text:p>1304;prot?agineux, l?gume : Autre l?gume sec (haricot?) (y c. semences)</text:p>
            <text:p>1305;prot?agineux, l?gume : L?gume frais, fraise et melon</text:p>
            <text:p>2401;Pomme de terre</text:p>
            <text:p>2501;fourrage : Ma?s fourrage et ensilage</text:p>
            <text:p>1502;fourrage : Plante sarcl?e fourrag?re (chou, betterave?.)</text:p>
            <text:p>1503;fourrage : Autre fourrage annuel (sorgho fourrager?)</text:p>
            <text:p>9504;Prairie artificielle (tr?fle, luzerne, sainfoin, minette, lotier?)</text:p>
            <text:p>9505;Prairie temporaire (moins de 6 ans, gramin?es)</text:p>
            <text:p>9506;Prairie permanente</text:p>
            <text:p>9601;Culture permanente ? Fleurs, plantes ornementales, p?pini?re</text:p>
            <text:p>9602;Culture permanente ? Verger</text:p>
            <text:p>9603;Culture permanente ? Vigne</text:p>
            <text:p>9701;Jach?re en sol nu</text:p>
            <text:p>9702;Jach?re avec couvert v?g?tal spontan?</text:p>
            <text:p>9703;Jach?re avec couvert v?g?tal sem?</text:p>
            <text:p>1111;Autre culture</text:p>
            <text:p>9888;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ECULT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.1 Culture présente avant canne enquê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923;Autre canne ? sucre</text:p>
            <text:p>910;C?r?ales (y c semences)</text:p>
            <text:p>920;Cultures industrielles hors canne (ol?agineux, plantes textiles, ?)</text:p>
            <text:p>930;L?gumes secs, l?gumes frais, fraise, melon</text:p>
            <text:p>940;Tubercules</text:p>
            <text:p>950;Fourrages, prairies</text:p>
            <text:p>961;Fleurs et plantes ornementales, p?pini?res</text:p>
            <text:p>962;Fruits</text:p>
            <text:p>963;Vignes</text:p>
            <text:p>970;Jach?res</text:p>
            <text:p>900;Autres cultures</text:p>
            <text:p>988;Ne sait pas</text:p>
          </table:table-cell>
          <table:table-cell office:value-type="string" calcext:value-type="string">
            <text:p>ESPECE='14' &amp; PRECULTCAN2016='922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RECULTCAN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 Culture présente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922;Canne ? sucre enqu?t?e</text:p>
            <text:p>923;Autre canne ? sucre</text:p>
            <text:p>910;C?r?ales (y c semences)</text:p>
            <text:p>920;Cultures industrielles hors canne (ol?agineux, plantes textiles, ?)</text:p>
            <text:p>930;L?gumes secs, l?gumes frais, fraise, melon</text:p>
            <text:p>940;Tubercules</text:p>
            <text:p>950;Fourrages, prairies</text:p>
            <text:p>961;Fleurs et plantes ornementales, p?pini?res</text:p>
            <text:p>962;Fruits</text:p>
            <text:p>963;Vignes</text:p>
            <text:p>970;Jach?res</text:p>
            <text:p>900;Autres cultures</text:p>
            <text:p>988;Ne sait pas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RE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2 Première année de mise en place de cannes sur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2017</text:p>
            <text:p>02;2016</text:p>
            <text:p>03;2015</text:p>
            <text:p>04;2014</text:p>
            <text:p>05;2013</text:p>
            <text:p>06;2012</text:p>
            <text:p>07;2011</text:p>
            <text:p>08;2010</text:p>
            <text:p>09;2009</text:p>
            <text:p>10;2008</text:p>
            <text:p>11;2007</text:p>
            <text:p>12;Entre 10 et 20 ans</text:p>
            <text:p>13;Entre 20 et 30 ans</text:p>
            <text:p>14;Plus de 30 ans</text:p>
            <text:p>99;Ne sait pas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REPBOUT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2 Même personne prépare bouillie et réalise traiteme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RESSIONA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.1 Autre pression fort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ROPPUL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2 Appartenance du pulvérisateur le plus couramment utilis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En propri?t? ou copropri?t? en interne ? l'exploitation</text:p>
            <text:p>2;En CUMA</text:p>
            <text:p>3;En entreprise</text:p>
            <text:p>4;En entraide</text:p>
          </table:table-cell>
          <table:table-cell office:value-type="string" calcext:value-type="string">
            <text:p>!(ESPECE %in% c('12','13')) &amp; APPHYTO='1' &amp; NBPULVP!=0 &amp; !is.na(NBPULVP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8 Connaissance teneur en protéin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REALREC='1' &amp; ESPECE %in% c('01','02','03','04','15','16'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RO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8 Provenance principale eau d'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ours d'eau</text:p>
            <text:p>2;Lac collinaire (hors canne)</text:p>
            <text:p>2;Lac collinaire ou retenue d'eau (canne)</text:p>
            <text:p>3;Forage</text:p>
            <text:p>4;R?seau</text:p>
          </table:table-cell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UCER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Pucer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1','02','03','04','05','06','07','08','09','10','11','15','19','20','21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U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Punais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6'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YR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Py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8','09'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CEND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3.1 Apport de cendres : quantité (t MS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CENDR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KMIN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e potasse apportée en 2015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5!='9888' &amp; KMIN2015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KMIN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e potasse apportée en 2016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6!='9888' &amp; KMIN2016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NMIN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'azote apportée en 2015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5!='9888' &amp; NMIN2015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NMIN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'azote apportée en 2016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6!='9888' &amp; NMIN2016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NOR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'azote organique totale en kg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PHYSI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4.1 Apport physiolith : quantité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PHYSIOL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PMIN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e phosphate apportée en 2015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5!='9888' &amp; PMIN2015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PMIN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e phosphate apportée en 2016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6!='9888' &amp; PMIN2016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BPP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bulletins de préconisations phyto certifi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BS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BS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COMP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comptag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CON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connaissance historique et expéri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E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.1 Choix type d'engrais : raisonnement priorit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1</text:p>
            <text:p>2;2</text:p>
            <text:p>3;3</text:p>
            <text:p>4;4</text:p>
            <text:p>5;5</text:p>
            <text:p>6;6</text:p>
          </table:table-cell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EX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expérience autres agricult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FOU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conseils fourniss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INDE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conseils techniciens indépend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METE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prévisions météo et précipitati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OB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observations sans compt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ON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 réduction phytos :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ONC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 réduction phytos : réduction coûts de prod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ONENV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 réduction phytos : réduction risques pour l'environn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ONSAN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 réduction phytos : réduction risques pour la san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PIL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outils de pilot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RAI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.1 Raisons réduction phytos : raisonnement priorit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1</text:p>
            <text:p>2;2</text:p>
            <text:p>3;3</text:p>
            <text:p>4;4</text:p>
          </table:table-cell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 <text:s/>&amp; (RAISONSANTE=TRUE | RAISONENVIR=TRUE | RAISONCOUT=TRUE | RAISON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NGPE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6 Rangs perpendiculaires à la pen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</text:p>
            <text:p>0;Non</text:p>
            <text:p>2;Pas de pente</text:p>
          </table:table-cell>
          <table:table-cell office:value-type="string" calcext:value-type="string">
            <text:p>ESPECE='14' &amp; REGPAR='0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DMES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5 Mesure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Estim? ou mesur? sur l?exploitation</text:p>
            <text:p>2;Mesur? ? la parcelle</text:p>
          </table:table-cell>
          <table:table-cell office:value-type="string" calcext:value-type="string">
            <text:p>!(ESPECE %in% c('12','13','19','20','21')) &amp; REALREC='1' &amp; RENDSAIS!='888' &amp; RENDNORME!='888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DTE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hypothèse de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ESPECE!='10'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DUNI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q/ha</text:p>
            <text:p>2;t/ha</text:p>
          </table:table-cell>
          <table:table-cell office:value-type="string" calcext:value-type="string">
            <text:p>!is.na(REND2012) &amp; REND2012!=''&amp; REND2012!='9' &amp; REND2012!='888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DUNI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q/ha</text:p>
            <text:p>2;t/ha</text:p>
          </table:table-cell>
          <table:table-cell office:value-type="string" calcext:value-type="string">
            <text:p>!is.na(REND2013) &amp; REND2013!=''&amp; REND2013!='9' &amp; REND2013!='888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DUNI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q/ha</text:p>
            <text:p>2;t/ha</text:p>
          </table:table-cell>
          <table:table-cell office:value-type="string" calcext:value-type="string">
            <text:p>!is.na(REND2014) &amp; REND2014!=''&amp; REND2014!='9' &amp; REND2014!='888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DUNI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q/ha</text:p>
            <text:p>2;t/ha</text:p>
          </table:table-cell>
          <table:table-cell office:value-type="string" calcext:value-type="string">
            <text:p>!is.na(REND2015) &amp; REND2015!=''&amp; REND2015!='9' <text:s/>&amp; REND2015!='888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DUNI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q/ha</text:p>
            <text:p>2;t/ha</text:p>
          </table:table-cell>
          <table:table-cell office:value-type="string" calcext:value-type="string">
            <text:p>!is.na(REND2016) &amp; REND2016!=''&amp; REND2016!='9' &amp; REND2016!='888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ALR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1 Récolte réalisé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ATRAITF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6 Cabine fermée : port masque à cartouch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 &amp; TYPEPULV!='4' &amp; CABINE='1' &amp; TYPCAB %in% c('2','3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ATRAITF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 Cabine filtrée : prise précautions particulières en cas de descen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 &amp; TYPEPULV!='4' &amp; CABINE='1' &amp; TYPCAB %in% c('2','3','4','5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ATRAIT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5 Pas cabine ou ouverte : utilisation EPI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 &amp; (TYPEPULV='4' | CABINE='0' | TYPCAB='1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ATRPUL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3 Personne qui réalise la majorité des traiteme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Vous-m?me</text:p>
            <text:p>2;Un autre agriculteur (y compris entraide)</text:p>
            <text:p>3;Un de vos salari?s</text:p>
            <text:p>4;Une entreprise de travaux agricoles (ETA)</text:p>
            <text:p>5;Autres</text:p>
          </table:table-cell>
          <table:table-cell office:value-type="string" calcext:value-type="string">
            <text:p>!(ESPECE %in% c('12','13')) &amp; APPHYTO='1'&amp; (NBPULVP&gt;0 &amp; !is.na(NBPULVP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C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e première récolt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2','13'))&amp; REALREC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DUCAUCU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aucu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DUC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autres moy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DUCCONTROLCUL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contrôle cultur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DUCCONTROL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contrôle génét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DUCCONTROLRO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contrôle des rotati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DUCLUTTEB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lutte biolog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DUCLUTTECHI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lutte chimique raisonn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DUCLUTTEMEC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lutte méc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GUL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r?régulateur de croissan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ND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2)) &amp; substr(PRECULT2012,1,1)!='9' &amp; !(ESPECE %in% c('12', '13'))&amp; PRECULT2012!='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ND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3)) &amp; substr(PRECULT2013,1,1)!='9' &amp; !(ESPECE %in% c('12', '13'))&amp; PRECULT2013!='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ND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4)) &amp; substr(PRECULT2014,1,1)!='9' &amp; !(ESPECE %in% c('12', '13'))&amp; PRECULT2014!='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ND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5)) &amp; substr(PRECULT2015,1,1)!='9' &amp; !(ESPECE %in% c('12', '13'))&amp; PRECULT2015!='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ND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6)) &amp; substr(PRECULT2016,1,1)!='9' &amp; !(ESPECE %in% c('12', '13')) &amp; PRECULT2016!='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ND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Rendement bru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 %in% c('01','02','03','04','05','06','07','09','10','15','16','18') &amp;( RENDSAIS='' | is.na(RENDSAIS))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NDN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6 Niveau de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Plus de 30?% en dessous</text:p>
            <text:p>2;De 20?% ? 30?% en dessous</text:p>
            <text:p>3;De 10?% ? 20?% en dessous</text:p>
            <text:p>4;Entre plus ou moins 10?%</text:p>
            <text:p>5;De 10?% ? 20?% au-dessus</text:p>
            <text:p>6;De 20?% ? 30?% au-dessus</text:p>
            <text:p>7;Plus de 30?% au-dessus</text:p>
          </table:table-cell>
          <table:table-cell office:value-type="string" calcext:value-type="string">
            <text:p>!(ESPECE %in% c('12','13','19','20','21')) &amp; REALREC='1' &amp; ( RENDSAIS!='888' | RENDNORME!='888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NDNOR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Rendement aux norme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,'19','20','21')) &amp; REALREC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NDSA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Rendement saisi aux norm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,'19','20','21')) &amp; REALREC='1' &amp; (RENDEM=""|is.na(RENDEM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POUSDESA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3 Repousses du précédent : destruction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POUSDESC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3 Repousses du précédent : destruction chim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POUSDESM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3 Repousses du précédent : destruction méc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POUSPR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1 Repousses du précédent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(MOISSEM %in% c('02','03','04','05','06','07', '08','09','10','11','12',"")| is.na(MOISSEM) ))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SEM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5 Re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sur la totalit?</text:p>
            <text:p>2;Oui, sur une partie seulement</text:p>
            <text:p>0;Non</text:p>
          </table:table-cell>
          <table:table-cell office:value-type="string" calcext:value-type="string">
            <text:p>!(ESPECE %in% c('12','13','14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SEMIS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5 Resemis prairie permanen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3'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SID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 Traitement des résidus du précéd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Laiss?s sur place et broy?s</text:p>
            <text:p>2;Laiss?s sur place non broy?s</text:p>
            <text:p>3;Laiss?s sur place, broy?s et enfouis</text:p>
            <text:p>4;Laiss?s sur place, non broy?s et enfouis</text:p>
            <text:p>5;Export?s</text:p>
            <text:p>6;Br?l?s</text:p>
            <text:p>7;Autres</text:p>
          </table:table-cell>
          <table:table-cell office:value-type="string" calcext:value-type="string">
            <text:p>((ESPECE !='14' &amp; ! (PRECULT2016%in% c('9504','9505','9506','9701','9702','9703','9888')))|(ESPECE='14'))&amp; ESPECE!='13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Ray-grass angla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Ray-grass hybri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HIZO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Rhizocto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6'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HYNC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Rhynchosp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3','04'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ICSU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Richesse en sucre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='10' &amp; !(RENDEM %in% c("",'888','9'))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ICSU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9.1 Teneur en sucre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='14' &amp; CONNSUC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Ray-grass d'Ital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ONGEU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Rong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4')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ONPAS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anti-rongeu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RON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OUIL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Roui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1','02','03','04','15'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SH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reliquats sortie hiv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SHMES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.2 Reliquat sortie hiver : mes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esur?</text:p>
            <text:p>2;Valeur r?gionale</text:p>
            <text:p>3;Estim?</text:p>
          </table:table-cell>
          <table:table-cell office:value-type="string" calcext:value-type="string">
            <text:p>NBENGN&gt;0 &amp; BILANFUMN=TRUE &amp; !(ESPECE %in% c('12','13','14')) &amp; RSHFUMN=TRUE &amp; RSHVAL!='888' &amp; RSHVAL!='999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SHV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.1 Reliquat sortie hiver : val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NBENGN&gt;0 &amp; BILANFUMN=TRUE &amp; !(ESPECE %in% c('12','13','14')) &amp; RSHFUMN=TRU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AINFO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Sainfoi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ANS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 Sans engag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CLER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Sclérotini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6'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EM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u dernier semi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%in%c('12','13'))|(ESPECE='12'&amp;ANSEMPR&gt;=2016 &amp; MOISSEM&gt;'08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EMD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ndicatrice semis direct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EMPRO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 Origine de la sem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Semence certifi?e (?tiquette bleue du SOC)</text:p>
            <text:p>2;M?lange dans le semoir de semences certifi?es et de ferme</text:p>
            <text:p>3;Semence de ferme</text:p>
            <text:p>1;Plant certifi?</text:p>
            <text:p>2;Plant officiellement contr?l?</text:p>
            <text:p>3;Plant produit sur l'exploitation ou une exploitation voisine</text:p>
          </table:table-cell>
          <table:table-cell office:value-type="string" calcext:value-type="string">
            <text:p>!(ESPECE %in% c('10','12','13','14','17','19','20','21'))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EMPROVB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 Provenance semence bi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onventionnel(le) non trait?(e) (en d?rogation)</text:p>
            <text:p>2;Certifi?(e) bio</text:p>
          </table:table-cell>
          <table:table-cell office:value-type="string" calcext:value-type="string">
            <text:p>!(ESPECE %in% c('10','12','13','14','19','20','21')) &amp; BIO='1'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EMTR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2 Mode de tri de la sem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 tri</text:p>
            <text:p>1;Tri par l'agriculteur</text:p>
            <text:p>2;Tri par une entreprise ou Cuma (trieur ambulant ou en poste fixe)</text:p>
          </table:table-cell>
          <table:table-cell office:value-type="string" calcext:value-type="string">
            <text:p>!(ESPECE %in% c('10','11','12','13','14','17','19','20','21')) &amp; SEMPROV %in% <text:s/>c('2','3')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EP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Sept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1','02','04','17','18'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ESAM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Sésam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8','09'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IT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Sitones/thrip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7'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OLFUM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7 Détermination dose totale K : analyses de so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K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OLFUM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6 Détermination dose totale P : analyses de so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P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ORZ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.1 Précautions : s'éloigner zone trai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 &amp; TYPEPULV!='4' &amp; CABINE='1' &amp; TYPCAB %in% c('2','3','4','5') &amp; REATRAITFI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SCV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implantation sous couve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6) | PRECULT2016 %in% c('9888','9506','9601','9602','9603')|PRECULT2016=''|ESPECE %in% c('12','13')|PRECULT2016='9')</text:p>
          </table:table-cell>
          <table:table-cell table:number-columns-repeated="21"/>
          <table:table-cell table:style-name="ce5" table:number-columns-repeated="994"/>
        </table:table-row>
        <table:table-row table:style-name="ro3">
          <table:table-cell office:value-type="string" calcext:value-type="string">
            <text:p>STRATE</text:p>
          </table:table-cell>
          <table:table-cell/>
          <table:table-cell office:value-type="string" calcext:value-type="string">
            <text:p>Strate de la parcel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actère</text:p>
          </table:table-cell>
          <table:table-cell office:value-type="string" calcext:value-type="string">
            <text:p>CodeEspèce_NiveauGéo(d/r)+CodeNiveauGéo_Strate(1/2/3/B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UPA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autres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AU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UP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UPHA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haricot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HARIC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UPM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– maïs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MAIS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UPMEL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melon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MELON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UPTOM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tomates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TOMA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UPTY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7 Superficie totale du type de prairie temporaire enquê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ECH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 Détermination dose totale azote : bilan complet par technicien exter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table:style-name="ce5" office:value-type="string" calcext:value-type="string">
            <text:p>TENAZOT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5.5.1 Connaissance teneur azote fumure organique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NumericalCode</text:p>
          </table:table-cell>
          <table:table-cell table:style-name="ce5" office:value-type="string" calcext:value-type="string">
            <text:p>1;Par analyses et r?f?rences techniques</text:p>
            <text:p>2;Par analyses seulement</text:p>
            <text:p>3;Par r?f?rences techniques seulement</text:p>
            <text:p>0;Non</text:p>
          </table:table-cell>
          <table:table-cell table:style-name="ce5" office:value-type="string" calcext:value-type="string">
            <text:p>FUMO='1'</text:p>
          </table:table-cell>
          <table:table-cell table:number-columns-repeated="21" table:style-name="ce5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ENPR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8.1 Teneur en protéines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 %in% c('01','02','03','04','15','16') &amp; PROTEIN='1'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HRIP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Thrip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7','18')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H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Humidité à la récolte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 %in% c('01','02','03','04','05','06','07','09','15','16','18') &amp;!(RENDEM %in% c('888', '9', ""))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ORDEU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Tordeuses/bru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7'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 Semence traitée (plant traité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 &amp; SEMPROV %in% <text:s/>c('1', '2', '3'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A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autres répulsif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fongici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I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inconn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insecticides (hors anti-puceron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L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anti-lim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N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nématici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O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anti-oise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PU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anti-pucer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tot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EFL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Trèfle blan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EFLE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Trèfle hybri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EFL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Trèfle viol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CA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4 Type de cab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verte (ne concerne pas les pulv?risateurs auto-moteurs)</text:p>
            <text:p>2;Ferm?e, non climatis?e</text:p>
            <text:p>3;Ferm?e et climatis?e</text:p>
            <text:p>4;Filtr?e (filtre ? charbon), non climatis?e</text:p>
            <text:p>5;Filtr?e et climatis?e</text:p>
          </table:table-cell>
          <table:table-cell office:value-type="string" calcext:value-type="string">
            <text:p>!(ESPECE %in% c('12','13')) &amp; APPHYTO='1' &amp; PROPPULV %in% c('1','2','4') &amp; TYPEPULV!='4' &amp; CABIN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3 Type de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anne issue d?une repousse de canne</text:p>
            <text:p>2;Canne nouvellement plant?e et coup?e pour la premi?re fois en 2017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D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7.1.1 Détermination délai de rentr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visuellement, une fois que le feuillage est sec</text:p>
            <text:p>2;d?lai syst?matique quel que soit le produit ?pandu</text:p>
            <text:p>3;d?lai en fonction du produit ?pandu</text:p>
            <text:p>4;d?lai allant au-del? du maximum r?glementaire (48h) par prudence</text:p>
          </table:table-cell>
          <table:table-cell office:value-type="string" calcext:value-type="string">
            <text:p>!(ESPECE %in% c('12','13')) &amp; APPHYTO='1' &amp; PROPPULV %in% c('1','2','4') &amp; OBSDEL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EPUL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3 Type de pulvérisat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Pulv?risateur port?</text:p>
            <text:p>2;Pulv?risateur tra?n?</text:p>
            <text:p>3;Pulv?risateur automoteur</text:p>
            <text:p>4;Pulv?risateur ? dos (canne)</text:p>
          </table:table-cell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ES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 Type de sol de la parcelle: co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E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 Orientation principale de l'exploi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Sp?cialis?e en grandes cultures</text:p>
            <text:p>2;Sp?cialis?e en ?levage</text:p>
            <text:p>3;Autre (polyculture ?levage, horticulture, vergers, vignes,...)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INT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3.1 Type aléas exceptionnel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limatiques (gr?le, orages, inondations, s?cheresse...)</text:p>
            <text:p>2;Sanitaires (ou gibiers, oiseaux,...)</text:p>
            <text:p>3;Les deux (climatiques et sanitaires)</text:p>
            <text:p>4;Autres</text:p>
          </table:table-cell>
          <table:table-cell office:value-type="string" calcext:value-type="string">
            <text:p>!(ESPECE %in% c('12','13')) &amp; INTEMP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M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9 Type de matériel d'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Pivot ou rampe mobile</text:p>
            <text:p>2;Enrouleur</text:p>
            <text:p>3;Goutte ? goutte</text:p>
            <text:p>4;Sprinkler (canne)</text:p>
            <text:p>4;Autres (hors canne)</text:p>
            <text:p>5;Autres (canne)</text:p>
          </table:table-cell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P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4 Type prairie permanen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Sem?e depuis 5 ? 10 ans (? l?automne 2007 ou apr?s et avant l?automne 2012)</text:p>
            <text:p>2;Sem?e depuis plus de 10 ans (avant l?automne 2007)</text:p>
            <text:p>3;Naturelle</text:p>
          </table:table-cell>
          <table:table-cell office:value-type="string" calcext:value-type="string">
            <text:p>ESPECE='13'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2" table:number-columns-repeated="994"/>
        </table:table-row>
        <table:table-row table:style-name="ro3">
          <table:table-cell office:value-type="string" calcext:value-type="string">
            <text:p>TYPRE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6 Type de prairie temporaire lors passage enquêt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Gramin?e pure monosp?cifique (type RGI)</text:p>
            <text:p>2;Gramin?es en m?lange ou association (sans l?gumineuses)</text:p>
            <text:p>3;M?lange ou association gramin?es/l?gumineuses pour p?ture</text:p>
            <text:p>4;M?lange ou association gramin?es/l?gumineuses pour fauche </text:p>
            <text:p>5;M?lange ou association gramin?es/l?gumineuses pour usage mixte fauche et p?ture</text:p>
            <text:p>6;Autres</text:p>
          </table:table-cell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2" table:number-columns-repeated="994"/>
        </table:table-row>
        <table:table-row table:style-name="ro7">
          <table:table-cell office:value-type="string" calcext:value-type="string">
            <text:p>VARI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2 Variété princip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 office:value-type="string" calcext:value-type="string">
            <text:p>!(ESPECE %in% c('12','13','14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VARI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3 Variété second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 office:value-type="string" calcext:value-type="string">
            <text:p>!(ESPECE %in% c('11','12','13','14','19','20','21')) &amp; NBVARIET &gt;=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VARIET2V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3.2 Variété secondaire : VT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</text:p>
            <text:p>2;Non</text:p>
            <text:p>8;Ne sait pas</text:p>
          </table:table-cell>
          <table:table-cell office:value-type="string" calcext:value-type="string">
            <text:p>ESPECE %in% c('05','06') &amp; NBVARIET &gt;=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VARIETD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4 Variété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R568</text:p>
            <text:p>02;R570</text:p>
            <text:p>03;R573</text:p>
            <text:p>04;R575</text:p>
            <text:p>05;R576</text:p>
            <text:p>06;R577</text:p>
            <text:p>07;R579</text:p>
            <text:p>08;R581</text:p>
            <text:p>09;R582</text:p>
            <text:p>10;R583</text:p>
            <text:p>11;R584</text:p>
            <text:p>12;R585</text:p>
            <text:p>13;Autre</text:p>
            <text:p>14;R570</text:p>
            <text:p>15;R579</text:p>
            <text:p>16;B80689</text:p>
            <text:p>17;B69566</text:p>
            <text:p>18;B5992</text:p>
            <text:p>19;FR90881</text:p>
            <text:p>20;B88804</text:p>
            <text:p>21;B47258</text:p>
            <text:p>22;B51129</text:p>
            <text:p>23;Autre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VARIETV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2.2 Variété principale : VT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</text:p>
            <text:p>2;Non</text:p>
            <text:p>8;Ne sait pas</text:p>
          </table:table-cell>
          <table:table-cell office:value-type="string" calcext:value-type="string">
            <text:p>ESPECE %in% c('05','06'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VERIFB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7 Vérification des buses/pastilles du pulvé début campag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VERS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2 Dégâts vers blanc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en 2016/2017</text:p>
            <text:p>2;Oui, en 2015/2016</text:p>
            <text:p>3;Oui, en 2014/2015</text:p>
            <text:p>0;Aucune de ces ann?es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VERSBLANC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Vers blanc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4')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Z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zin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</table:table>
      <table:table table:name="PKGC2017_Meca_dicoVar" table:style-name="ta1">
        <table:table-column table:style-name="co17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NOM_VARIABLE</text:p>
          </table:table-cell>
          <table:table-cell table:style-name="ce1" office:value-type="string" calcext:value-type="string">
            <text:p>ONGLET</text:p>
          </table:table-cell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MENCLATURE</text:p>
          </table:table-cell>
          <table:table-cell table:style-name="ce1" office:value-type="string" calcext:value-type="string">
            <text:p>FILTRE</text:p>
          </table:table-cell>
          <table:table-cell table:style-name="ce1" office:value-type="string" calcext:value-type="string">
            <text:p>ESPECE_01</text:p>
          </table:table-cell>
          <table:table-cell table:style-name="ce1" office:value-type="string" calcext:value-type="string">
            <text:p>ESPECE_02</text:p>
          </table:table-cell>
          <table:table-cell table:style-name="ce1" office:value-type="string" calcext:value-type="string">
            <text:p>ESPECE_03</text:p>
          </table:table-cell>
          <table:table-cell table:style-name="ce1" office:value-type="string" calcext:value-type="string">
            <text:p>ESPECE_04</text:p>
          </table:table-cell>
          <table:table-cell table:style-name="ce1" office:value-type="string" calcext:value-type="string">
            <text:p>ESPECE_05</text:p>
          </table:table-cell>
          <table:table-cell table:style-name="ce1" office:value-type="string" calcext:value-type="string">
            <text:p>ESPECE_06</text:p>
          </table:table-cell>
          <table:table-cell table:style-name="ce1" office:value-type="string" calcext:value-type="string">
            <text:p>ESPECE_07</text:p>
          </table:table-cell>
          <table:table-cell table:style-name="ce1" office:value-type="string" calcext:value-type="string">
            <text:p>ESPECE_08</text:p>
          </table:table-cell>
          <table:table-cell table:style-name="ce1" office:value-type="string" calcext:value-type="string">
            <text:p>ESPECE_09</text:p>
          </table:table-cell>
          <table:table-cell table:style-name="ce1" office:value-type="string" calcext:value-type="string">
            <text:p>ESPECE_10</text:p>
          </table:table-cell>
          <table:table-cell table:style-name="ce1" office:value-type="string" calcext:value-type="string">
            <text:p>ESPECE_11</text:p>
          </table:table-cell>
          <table:table-cell table:style-name="ce1" office:value-type="string" calcext:value-type="string">
            <text:p>ESPECE_12</text:p>
          </table:table-cell>
          <table:table-cell table:style-name="ce1" office:value-type="string" calcext:value-type="string">
            <text:p>ESPECE_13</text:p>
          </table:table-cell>
          <table:table-cell table:style-name="ce1" office:value-type="string" calcext:value-type="string">
            <text:p>ESPECE_14</text:p>
          </table:table-cell>
          <table:table-cell table:style-name="ce1" office:value-type="string" calcext:value-type="string">
            <text:p>ESPECE_15</text:p>
          </table:table-cell>
          <table:table-cell table:style-name="ce1" office:value-type="string" calcext:value-type="string">
            <text:p>ESPECE_16</text:p>
          </table:table-cell>
          <table:table-cell table:style-name="ce1" office:value-type="string" calcext:value-type="string">
            <text:p>ESPECE_17</text:p>
          </table:table-cell>
          <table:table-cell table:style-name="ce1" office:value-type="string" calcext:value-type="string">
            <text:p>ESPECE_18</text:p>
          </table:table-cell>
          <table:table-cell table:style-name="ce1" office:value-type="string" calcext:value-type="string">
            <text:p>ESPECE_19</text:p>
          </table:table-cell>
          <table:table-cell table:style-name="ce1" office:value-type="string" calcext:value-type="string">
            <text:p>ESPECE_20</text:p>
          </table:table-cell>
          <table:table-cell table:style-name="ce1" office:value-type="string" calcext:value-type="string">
            <text:p>ESPECE_21</text:p>
          </table:table-cell>
          <table:table-cell table:style-name="ce1" table:number-columns-repeated="989"/>
        </table:table-row>
        <table:table-row table:style-name="ro8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EXPLOI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FILTR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FUMTO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GEN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ID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IMPLA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IRRIG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OPERATION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PREC1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PREC2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PULV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RAISFERTI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RAIS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VALID_GESTC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DESREP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2 Repousses du précédent : date destr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RO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NGV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D_PKGC2017_CARNET_PLA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dentifiant opér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ID_U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MECA</text:p>
          </table:table-cell>
          <table:table-cell/>
          <table:table-cell office:value-type="string" calcext:value-type="string">
            <text:p>Libellé de l'intervention mécan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CALI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MECA libellé en clair de l'interven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TYPINTERV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P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OPEORD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'ordr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OPE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e passag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ALR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1 Récolte réalisé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POUSPR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1 Repousses du précédent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(MOISSEM %in% c('02','03','04','05','06','07', '08','09','10','11','12',"")| is.na(MOISSEM) ))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EM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u dernier semi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%in%c('12','13'))|(ESPECE='12'&amp;ANSEMPR&gt;=2016 &amp; MOISSEM&gt;'08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YP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3 Type de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anne issue d?une repousse de canne</text:p>
            <text:p>2;Canne nouvellement plant?e et coup?e pour la premi?re fois en 2017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YPINTE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Intervention m?canique</text:p>
            <text:p>2;Fumure organique</text:p>
            <text:p>3;Fumure min?rale</text:p>
            <text:p>4;Traitement phytosanitaire</text:p>
          </table:table-cell>
          <table:table-cell office:value-type="string" calcext:value-type="string">
            <text:p>TYPINTERV='1'|TYPINTERV='2'|TYPINTERV='3'|TYPINTERV='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YPME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MECA type interven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00;Travail superficiel du sol &lt; 8 cm - D?chaumeur Cultivateur ? dents rigides</text:p>
            <text:p>110;Travail superficiel du sol &lt; 8 cm - Vibroculteur</text:p>
            <text:p>120;Travail superficiel du sol &lt; 8 cm - Sarcleuse D?chaumeur ? disques</text:p>
            <text:p>130;Travail superficiel du sol &lt; 8 cm - Striptill</text:p>
            <text:p>141;Travail superficiel du sol &lt; 8 cm - Herse classique</text:p>
            <text:p>142;Travail superficiel du sol &lt; 8 cm - Herse anim?e Outil anim? (dont herse rotative)</text:p>
            <text:p>143;Travail superficiel du sol &lt; 8 cm - Herse ?trille</text:p>
            <text:p>150;Travail superficiel du sol &lt; 8 cm - Bineuse (ou sarcleuse)</text:p>
            <text:p>160;Travail superficiel du sol &lt; 8 cm ? D?sherbineuse</text:p>
            <text:p>170;Travail superficiel du sol &lt;8cm ? Houe rotative Ecro?teuse           </text:p>
            <text:p>180;Travail superficiel du sol &lt; 8 cm - Outil combin? d?sherbage m?canique et chimique</text:p>
            <text:p>190;Travail superficiel du sol &lt; 8 cm - Autres</text:p>
            <text:p>210;Travail superficiel du sol entre 8 et 15 cm - D?chaumeur Cultivateur ? dents rigides</text:p>
            <text:p>220;Travail superficiel du sol entre 8 et 15 cm - D?chaumeur anim?</text:p>
            <text:p>230;Travail superficiel du sol entre 8 et 15 cm - Pulv?riseur, d?chaumeur ? disques</text:p>
            <text:p>240;Travail superficiel du sol entre 8 et 15 cm - Striptill</text:p>
            <text:p>250;Travail superficiel du sol entre 8 et 15 cm - Cultivateur anim? ou herse anim?e Outil anim?</text:p>
            <text:p>260;Travail superficiel du sol entre 8 et 15 cm - Autres</text:p>
            <text:p>310;Travail profond du sol sans retournement (&gt;15 cm) - Sous-soleuse</text:p>
            <text:p>320;Travail profond du sol sans retournement (&gt;15 cm) - D?compacteur</text:p>
            <text:p>330;Travail profond du sol sans retournement (&gt;15 cm) - Cultivateur, lourd ou chisel, cultivateur ? dents et disques</text:p>
            <text:p>340;Travail profond du sol sans retournement (&gt;15 cm) - Cultivateur l?ger Strip till</text:p>
            <text:p>350;Travail profond du sol sans retournement (&gt;15 cm) - Pulv?riseur ? disques</text:p>
            <text:p>360;Travail profond du sol sans retournement (&gt;15 cm) - Roto b?che Machine ? b?cher </text:p>
            <text:p>370;Travail profond du sol sans retournement (&gt;15 cm) - Charrue ? disques</text:p>
            <text:p>380;Travail profond du sol sans retournement (&gt;15 cm) - Autres</text:p>
            <text:p>410;Labour - charrue ? versoirs</text:p>
            <text:p>420;Labour - charrue ? disques</text:p>
            <text:p>430;Labour - autres</text:p>
            <text:p>510;Roulage - rouleau lisse</text:p>
            <text:p>520;Roulage - rouleau non lisse couteau (? rolo faca ?)</text:p>
            <text:p>530;Roulage - autres</text:p>
            <text:p>611;semis/plantation culture principale - semoir ? semis direct</text:p>
            <text:p>612;semis/plantation culture principale - autres semoirs/outils de plantation non combin?s</text:p>
            <text:p>613;semis/plantation culture principale - combin? pr?paration du sol-semis/plantation</text:p>
            <text:p>614;semis/plantation culture principale - combin? fertilisation-semis</text:p>
            <text:p>615;semis/plantation culture principale - combin? phytosanitaire-semis</text:p>
            <text:p>616;plantation m?canique des boutures de canne</text:p>
            <text:p>617;plantation manuelle des boutures de canne</text:p>
            <text:p>621;semis couvert (interm?diaire ou d?rob?e) - semoir ? semis direct</text:p>
            <text:p>622;semis couvert (interm?diaire ou d?rob?e) - autres semoirs non combin?s</text:p>
            <text:p>623;semis couvert (interm?diaire ou d?rob?e) - combin? pr?paration du sol-semis</text:p>
            <text:p>711;Butage Billonneuse</text:p>
            <text:p>712;D?fanage</text:p>
            <text:p>721;arrachage m?canique des anciennes souches de canne</text:p>
            <text:p>722;recouvrement m?canique des boutures de canne</text:p>
            <text:p>723;?pierrage fin</text:p>
            <text:p>724;?pierrage grossier</text:p>
            <text:p>731;broyage des pierres</text:p>
            <text:p>732;broyage des v?g?taux</text:p>
            <text:p>740;Ecimeuse</text:p>
            <text:p>750;export des pierres</text:p>
            <text:p>810;R?colte culture principale sans menues pailles</text:p>
            <text:p>811;R?colte culture principale avec menues pailles</text:p>
            <text:p>812;coupe m?canique de la canne</text:p>
            <text:p>813;coupe manuelle de la canne</text:p>
            <text:p>814;chargement m?canique de la canne</text:p>
            <text:p>815;arrachage</text:p>
            <text:p>816;retournage</text:p>
            <text:p>817;enroulage</text:p>
            <text:p>820;R?colte culture d?rob?e</text:p>
            <text:p>910;entretien prairie - fauche ou broyage des refus</text:p>
            <text:p>920;entretien prairie - ?taupinage</text:p>
            <text:p>930;entretien prairie - ?bousage</text:p>
            <text:p>940;entretien prairie - ?moussage</text:p>
            <text:p>950;entretien prairie - autre entretien de prairie</text:p>
          </table:table-cell>
          <table:table-cell office:value-type="string" calcext:value-type="string">
            <text:p>TYPINTERV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PKGC2017_FumOrg_dicoVar" table:style-name="ta1">
        <office:forms form:automatic-focus="false" form:apply-design-mode="false"/>
        <table:table-column table:style-name="co35" table:default-cell-style-name="Default"/>
        <table:table-column table:style-name="co4" table:default-cell-style-name="Default"/>
        <table:table-column table:style-name="co36" table:default-cell-style-name="Default"/>
        <table:table-column table:style-name="co4" table:number-columns-repeated="1014" table:default-cell-style-name="Default"/>
        <table:table-row table:style-name="ro1">
          <table:table-cell table:style-name="ce14" office:value-type="string" calcext:value-type="string">
            <text:p>NOM_VARIABLE</text:p>
          </table:table-cell>
          <table:table-cell table:style-name="ce14" office:value-type="string" calcext:value-type="string">
            <text:p>ONGLET</text:p>
          </table:table-cell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NATUR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NOMENCLATURE</text:p>
          </table:table-cell>
          <table:table-cell table:style-name="ce14" office:value-type="string" calcext:value-type="string">
            <text:p>FILTRE</text:p>
          </table:table-cell>
          <table:table-cell table:style-name="ce14" office:value-type="string" calcext:value-type="string">
            <text:p>ESPECE_01</text:p>
          </table:table-cell>
          <table:table-cell table:style-name="ce14" office:value-type="string" calcext:value-type="string">
            <text:p>ESPECE_02</text:p>
          </table:table-cell>
          <table:table-cell table:style-name="ce14" office:value-type="string" calcext:value-type="string">
            <text:p>ESPECE_03</text:p>
          </table:table-cell>
          <table:table-cell table:style-name="ce14" office:value-type="string" calcext:value-type="string">
            <text:p>ESPECE_04</text:p>
          </table:table-cell>
          <table:table-cell table:style-name="ce14" office:value-type="string" calcext:value-type="string">
            <text:p>ESPECE_05</text:p>
          </table:table-cell>
          <table:table-cell table:style-name="ce14" office:value-type="string" calcext:value-type="string">
            <text:p>ESPECE_06</text:p>
          </table:table-cell>
          <table:table-cell table:style-name="ce14" office:value-type="string" calcext:value-type="string">
            <text:p>ESPECE_07</text:p>
          </table:table-cell>
          <table:table-cell table:style-name="ce14" office:value-type="string" calcext:value-type="string">
            <text:p>ESPECE_08</text:p>
          </table:table-cell>
          <table:table-cell table:style-name="ce14" office:value-type="string" calcext:value-type="string">
            <text:p>ESPECE_09</text:p>
          </table:table-cell>
          <table:table-cell table:style-name="ce14" office:value-type="string" calcext:value-type="string">
            <text:p>ESPECE_10</text:p>
          </table:table-cell>
          <table:table-cell table:style-name="ce14" office:value-type="string" calcext:value-type="string">
            <text:p>ESPECE_11</text:p>
          </table:table-cell>
          <table:table-cell table:style-name="ce14" office:value-type="string" calcext:value-type="string">
            <text:p>ESPECE_12</text:p>
          </table:table-cell>
          <table:table-cell table:style-name="ce14" office:value-type="string" calcext:value-type="string">
            <text:p>ESPECE_13</text:p>
          </table:table-cell>
          <table:table-cell table:style-name="ce14" office:value-type="string" calcext:value-type="string">
            <text:p>ESPECE_14</text:p>
          </table:table-cell>
          <table:table-cell table:style-name="ce14" office:value-type="string" calcext:value-type="string">
            <text:p>ESPECE_15</text:p>
          </table:table-cell>
          <table:table-cell table:style-name="ce14" office:value-type="string" calcext:value-type="string">
            <text:p>ESPECE_16</text:p>
          </table:table-cell>
          <table:table-cell table:style-name="ce14" office:value-type="string" calcext:value-type="string">
            <text:p>ESPECE_17</text:p>
          </table:table-cell>
          <table:table-cell table:style-name="ce14" office:value-type="string" calcext:value-type="string">
            <text:p>ESPECE_18</text:p>
          </table:table-cell>
          <table:table-cell table:style-name="ce14" office:value-type="string" calcext:value-type="string">
            <text:p>ESPECE_19</text:p>
          </table:table-cell>
          <table:table-cell table:style-name="ce14" office:value-type="string" calcext:value-type="string">
            <text:p>ESPECE_20</text:p>
          </table:table-cell>
          <table:table-cell table:style-name="ce14" office:value-type="string" calcext:value-type="string">
            <text:p>ESPECE_21</text:p>
          </table:table-cell>
          <table:table-cell table:style-name="ce14" table:number-columns-repeated="989"/>
        </table:table-row>
        <table:table-row table:style-name="ro4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table:style-name="ce19" office:value-type="string" calcext:value-type="string">
            <text:p>COM_ONG_EXPLOI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19" office:value-type="string" calcext:value-type="string">
            <text:p>COM_ONG_FILTR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19" office:value-type="string" calcext:value-type="string">
            <text:p>COM_ONG_FUMTO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19" office:value-type="string" calcext:value-type="string">
            <text:p>COM_ONG_GEN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19" office:value-type="string" calcext:value-type="string">
            <text:p>COM_ONG_ID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19" office:value-type="string" calcext:value-type="string">
            <text:p>COM_ONG_IMPLA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19" office:value-type="string" calcext:value-type="string">
            <text:p>COM_ONG_IRRIG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19" office:value-type="string" calcext:value-type="string">
            <text:p>COM_ONG_OPERATION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19" office:value-type="string" calcext:value-type="string">
            <text:p>COM_ONG_PREC1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19" office:value-type="string" calcext:value-type="string">
            <text:p>COM_ONG_PREC2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19" office:value-type="string" calcext:value-type="string">
            <text:p>COM_ONG_PULV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19" office:value-type="string" calcext:value-type="string">
            <text:p>COM_ONG_RAISFERTI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19" office:value-type="string" calcext:value-type="string">
            <text:p>COM_ONG_RAIS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19" office:value-type="string" calcext:value-type="string">
            <text:p>COM_VALID_GESTC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OD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délai entre apport et enfouiss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Imm?diat</text:p>
            <text:p>2;Moins de 4 heures</text:p>
            <text:p>3;De 4 ? moins de 12 heures</text:p>
            <text:p>4;De 12 ? moins de 24 heures</text:p>
            <text:p>5;De 24 ? moins de 48 heures</text:p>
            <text:p>6;48 heures et plus</text:p>
            <text:p>7;Pas d?enfouissement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OD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quantité brute /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ODOSCAL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aide quantité brute 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OLI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libellé fum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ON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nature fum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Fumier bovins</text:p>
            <text:p>02;Fumier canards</text:p>
            <text:p>03;Fumier ovins</text:p>
            <text:p>04;Fumier de porcs</text:p>
            <text:p>05;Fumier volailles de chair</text:p>
            <text:p>06;Fientes s?ches poules pondeuses</text:p>
            <text:p>07;Fientes p?teuses poules pondeuses</text:p>
            <text:p>08;Lisier bovins</text:p>
            <text:p>09;Lisier lapins</text:p>
            <text:p>10;Lisier ovins</text:p>
            <text:p>11;Lisier porcs</text:p>
            <text:p>12;Lisier poules pondeuses</text:p>
            <text:p>13;Lisier veaux</text:p>
            <text:p>14;Compost d?origine animale</text:p>
            <text:p>15;Compost d?origine v?g?tale</text:p>
            <text:p>16;Compost d?ordures m?nag?res</text:p>
            <text:p>17;Boues de station d??puration urbaine</text:p>
            <text:p>18;Eaux de sucrerie</text:p>
            <text:p>19;Vinasse</text:p>
            <text:p>20;Autres boues d?industries agro-alimentaires</text:p>
            <text:p>21;Autres boues industrielles</text:p>
            <text:p>22;?cume</text:p>
            <text:p>23;Autres effluents</text:p>
            <text:p>24;Digestat de m?thanisation agricole</text:p>
            <text:p>25;Digestat de m?thanisation industrielle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OPRO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provena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Exploitation</text:p>
            <text:p>2;Ext?rieur</text:p>
            <text:p>3;Mixte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OTY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type matériel épand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Buse</text:p>
            <text:p>2;Rampe</text:p>
            <text:p>3;Rampe pendillard</text:p>
            <text:p>4;Enfouisseur</text:p>
            <text:p>5;Epandeur h?rissons horizontaux</text:p>
            <text:p>6;Epandeur h?rissons verticaux</text:p>
            <text:p>7;Epandeur avec table d'?pandage</text:p>
            <text:p>8;Autres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OUN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uni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t/ha</text:p>
            <text:p>2;m3/ha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D_PKGC2017_CARNET_PLA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dentifiant opératio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ID_U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FUMONAT</text:p>
          </table:table-cell>
          <table:table-cell/>
          <table:table-cell office:value-type="string" calcext:value-type="string">
            <text:p>Libellé de la fumure organ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BRE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nombre remorques (aid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P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OPEORD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'ordr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OPE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e passag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K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hors boues teneur K (kg/t ou kg/m3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N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hors boues teneur N (kg/t ou kg/m3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NORGCAL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N organique en kg/ha pour les fumures autres que boue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NORGTHE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N théorique par apport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P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hors boues teneur P (kg/t ou kg/m3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RE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quantité par remorque (aid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quantité totale (aid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ENAZ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5.1 Connaissance teneur azote fumure org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Par analyses et r?f?rences techniques</text:p>
            <text:p>2;Par analyses seulement</text:p>
            <text:p>3;Par r?f?rences techniques seulement</text:p>
            <text:p>0;Non</text:p>
          </table:table-cell>
          <table:table-cell office:value-type="string" calcext:value-type="string">
            <text:p>FUM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YPINTE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Intervention m?canique</text:p>
            <text:p>2;Fumure organique</text:p>
            <text:p>3;Fumure min?rale</text:p>
            <text:p>4;Traitement phytosanitaire</text:p>
          </table:table-cell>
          <table:table-cell office:value-type="string" calcext:value-type="string">
            <text:p>TYPINTERV='1'|TYPINTERV='2'|TYPINTERV='3'|TYPINTERV='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</table:table>
      <table:table table:name="PKGC2017_FumMin_dicoVar" table:style-name="ta1"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OM_VARIABLE</text:p>
          </table:table-cell>
          <table:table-cell table:style-name="ce1" office:value-type="string" calcext:value-type="string">
            <text:p>ONGLET</text:p>
          </table:table-cell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MENCLATURE</text:p>
          </table:table-cell>
          <table:table-cell table:style-name="ce1" office:value-type="string" calcext:value-type="string">
            <text:p>FILTRE</text:p>
          </table:table-cell>
          <table:table-cell table:style-name="ce1" office:value-type="string" calcext:value-type="string">
            <text:p>ESPECE_01</text:p>
          </table:table-cell>
          <table:table-cell table:style-name="ce1" office:value-type="string" calcext:value-type="string">
            <text:p>ESPECE_02</text:p>
          </table:table-cell>
          <table:table-cell table:style-name="ce1" office:value-type="string" calcext:value-type="string">
            <text:p>ESPECE_03</text:p>
          </table:table-cell>
          <table:table-cell table:style-name="ce1" office:value-type="string" calcext:value-type="string">
            <text:p>ESPECE_04</text:p>
          </table:table-cell>
          <table:table-cell table:style-name="ce1" office:value-type="string" calcext:value-type="string">
            <text:p>ESPECE_05</text:p>
          </table:table-cell>
          <table:table-cell table:style-name="ce1" office:value-type="string" calcext:value-type="string">
            <text:p>ESPECE_06</text:p>
          </table:table-cell>
          <table:table-cell table:style-name="ce1" office:value-type="string" calcext:value-type="string">
            <text:p>ESPECE_07</text:p>
          </table:table-cell>
          <table:table-cell table:style-name="ce1" office:value-type="string" calcext:value-type="string">
            <text:p>ESPECE_08</text:p>
          </table:table-cell>
          <table:table-cell table:style-name="ce1" office:value-type="string" calcext:value-type="string">
            <text:p>ESPECE_09</text:p>
          </table:table-cell>
          <table:table-cell table:style-name="ce1" office:value-type="string" calcext:value-type="string">
            <text:p>ESPECE_10</text:p>
          </table:table-cell>
          <table:table-cell table:style-name="ce1" office:value-type="string" calcext:value-type="string">
            <text:p>ESPECE_11</text:p>
          </table:table-cell>
          <table:table-cell table:style-name="ce1" office:value-type="string" calcext:value-type="string">
            <text:p>ESPECE_12</text:p>
          </table:table-cell>
          <table:table-cell table:style-name="ce1" office:value-type="string" calcext:value-type="string">
            <text:p>ESPECE_13</text:p>
          </table:table-cell>
          <table:table-cell table:style-name="ce1" office:value-type="string" calcext:value-type="string">
            <text:p>ESPECE_14</text:p>
          </table:table-cell>
          <table:table-cell table:style-name="ce1" office:value-type="string" calcext:value-type="string">
            <text:p>ESPECE_15</text:p>
          </table:table-cell>
          <table:table-cell table:style-name="ce1" office:value-type="string" calcext:value-type="string">
            <text:p>ESPECE_16</text:p>
          </table:table-cell>
          <table:table-cell table:style-name="ce1" office:value-type="string" calcext:value-type="string">
            <text:p>ESPECE_17</text:p>
          </table:table-cell>
          <table:table-cell table:style-name="ce1" office:value-type="string" calcext:value-type="string">
            <text:p>ESPECE_18</text:p>
          </table:table-cell>
          <table:table-cell table:style-name="ce1" office:value-type="string" calcext:value-type="string">
            <text:p>ESPECE_19</text:p>
          </table:table-cell>
          <table:table-cell table:style-name="ce1" office:value-type="string" calcext:value-type="string">
            <text:p>ESPECE_20</text:p>
          </table:table-cell>
          <table:table-cell table:style-name="ce1" office:value-type="string" calcext:value-type="string">
            <text:p>ESPECE_21</text:p>
          </table:table-cell>
          <table:table-cell table:style-name="ce1" table:number-columns-repeated="989"/>
        </table:table-row>
        <table:table-row table:style-name="ro9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EXPLOI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FILTR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FUMTO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GEN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ID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IMPLA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IRRIG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OPERATION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PREC1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PREC2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PULV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RAISFERTI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ONG_RAIS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COM_VALID_GESTC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AP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mode appo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u sol - en plein</text:p>
            <text:p>2;Au sol - localis?</text:p>
            <text:p>3;En fertirrigation</text:p>
            <text:p>4;En apport foliaire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concentration K potassiu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concentration N azo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C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concentration P phospho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C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concentration S souf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D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délai entre apport et enfouiss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Imm?diat</text:p>
            <text:p>2;Moins de 4 heures</text:p>
            <text:p>3;De 4 ? moins de 12 heures</text:p>
            <text:p>4;De 12 ? moins de 24 heures</text:p>
            <text:p>5;De 24 ? moins de 48 heures</text:p>
            <text:p>6;48 heures et plus</text:p>
            <text:p>7;Pas d?enfouissement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D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engrais /ha (kg ou L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LI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libellé fertilisa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N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type fertilisa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(N) solution azot?e</text:p>
            <text:p>02;(N+S) solution azot?e soufr?e</text:p>
            <text:p>03;(N) ammonitrate</text:p>
            <text:p>04;(N+S) ammonitrate enrichi en soufre</text:p>
            <text:p>05;(N) ur?e</text:p>
            <text:p>06;(N) ur?e + inhibiteur d'ur?ase</text:p>
            <text:p>07;(N) ammoniac</text:p>
            <text:p>08;(N) nitrate de soude</text:p>
            <text:p>09;(N) nitrate de chaux</text:p>
            <text:p>10;(N+S) sulfate d?ammoniaque</text:p>
            <text:p>11;(N+S) sulfate d?ammoniaque et ur?e</text:p>
            <text:p>12;(N+S) sulfonitrate</text:p>
            <text:p>13;(N) autre engrais azot?</text:p>
            <text:p>14;(P) phosphate naturel</text:p>
            <text:p>15;(P) scories thomas</text:p>
            <text:p>16;(P) superphosphate</text:p>
            <text:p>17;(P+S) phosphore et soufre</text:p>
            <text:p>18;(K) chlorure de potassium</text:p>
            <text:p>19;(K+S) sulfate de potassium</text:p>
            <text:p>20;(K) autre potassique</text:p>
            <text:p>21;(NP) Phosphate d?ammoniaque (MAP, DAP)</text:p>
            <text:p>22;(NP) Autre azote et phosphore</text:p>
            <text:p>23;(NP+S) Autre engrais azote, phosphore et soufre</text:p>
            <text:p>24;(NK) Azote et potassium</text:p>
            <text:p>25;(NK+S) Azote, potassium et soufre</text:p>
            <text:p>26;(PK) (super)phosphopotassique</text:p>
            <text:p>27;(PK) superpotassique</text:p>
            <text:p>28;(PK+S) potassium, phosphore et soufre</text:p>
            <text:p>29;(NPK) Azote, phosphore et potassium</text:p>
            <text:p>30;(NPK+S) Azote, phosphore, potassium et soufre</text:p>
            <text:p>31;(S) soufre</text:p>
            <text:p>32;(NP, NK, NPK) engrais organo-min?ral norm?/homologu?</text:p>
            <text:p>33;(NP, NK, NPK +S) engrais organo-min?ral norm?/homologu? avec soufre</text:p>
            <text:p>34;(NP, NK, NPK) engrais organique norm?/homologu?</text:p>
            <text:p>35;(NP, NK, NPK +S) engrais organique norm?/homologu? avec soufre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Q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K potassium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QKCAL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K potassium (kg/ha)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Q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N azote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QNCAL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N azote (kg/ha)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Q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P phosphore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QPCAL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P phosphore (kg/ha)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Q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S soufre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QSCAL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S soufre (kg/ha)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UN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uni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Kg</text:p>
            <text:p>2;L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D_PKGC2017_CARNET_PLA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dentifiant opératio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D_U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FUMNAT</text:p>
          </table:table-cell>
          <table:table-cell/>
          <table:table-cell office:value-type="string" calcext:value-type="string">
            <text:p>Libellé de la fumure minéral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P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OPEORD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'ordr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OPE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e passag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YPINTE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Intervention m?canique</text:p>
            <text:p>2;Fumure organique</text:p>
            <text:p>3;Fumure min?rale</text:p>
            <text:p>4;Traitement phytosanitaire</text:p>
          </table:table-cell>
          <table:table-cell office:value-type="string" calcext:value-type="string">
            <text:p>TYPINTERV='1'|TYPINTERV='2'|TYPINTERV='3'|TYPINTERV='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PKGC2017_Phytos_dicoVar" table:style-name="ta1">
        <office:forms form:automatic-focus="false" form:apply-design-mode="false"/>
        <table:table-column table:style-name="co38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9" office:value-type="string" calcext:value-type="string">
            <text:p>NOM_VARIABLE</text:p>
          </table:table-cell>
          <table:table-cell table:style-name="ce9" office:value-type="string" calcext:value-type="string">
            <text:p>ONGLET</text:p>
          </table:table-cell>
          <table:table-cell table:style-name="ce9" office:value-type="string" calcext:value-type="string">
            <text:p>LIBELLE</text:p>
          </table:table-cell>
          <table:table-cell table:style-name="ce9" office:value-type="string" calcext:value-type="string">
            <text:p>NATUR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NOMENCLATURE</text:p>
          </table:table-cell>
          <table:table-cell table:style-name="ce9" office:value-type="string" calcext:value-type="string">
            <text:p>FILTRE</text:p>
          </table:table-cell>
          <table:table-cell table:style-name="ce9" office:value-type="string" calcext:value-type="string">
            <text:p>ESPECE_01</text:p>
          </table:table-cell>
          <table:table-cell table:style-name="ce9" office:value-type="string" calcext:value-type="string">
            <text:p>ESPECE_02</text:p>
          </table:table-cell>
          <table:table-cell table:style-name="ce9" office:value-type="string" calcext:value-type="string">
            <text:p>ESPECE_03</text:p>
          </table:table-cell>
          <table:table-cell table:style-name="ce9" office:value-type="string" calcext:value-type="string">
            <text:p>ESPECE_04</text:p>
          </table:table-cell>
          <table:table-cell table:style-name="ce9" office:value-type="string" calcext:value-type="string">
            <text:p>ESPECE_05</text:p>
          </table:table-cell>
          <table:table-cell table:style-name="ce9" office:value-type="string" calcext:value-type="string">
            <text:p>ESPECE_06</text:p>
          </table:table-cell>
          <table:table-cell table:style-name="ce9" office:value-type="string" calcext:value-type="string">
            <text:p>ESPECE_07</text:p>
          </table:table-cell>
          <table:table-cell table:style-name="ce9" office:value-type="string" calcext:value-type="string">
            <text:p>ESPECE_08</text:p>
          </table:table-cell>
          <table:table-cell table:style-name="ce9" office:value-type="string" calcext:value-type="string">
            <text:p>ESPECE_09</text:p>
          </table:table-cell>
          <table:table-cell table:style-name="ce9" office:value-type="string" calcext:value-type="string">
            <text:p>ESPECE_10</text:p>
          </table:table-cell>
          <table:table-cell table:style-name="ce9" office:value-type="string" calcext:value-type="string">
            <text:p>ESPECE_11</text:p>
          </table:table-cell>
          <table:table-cell table:style-name="ce9" office:value-type="string" calcext:value-type="string">
            <text:p>ESPECE_12</text:p>
          </table:table-cell>
          <table:table-cell table:style-name="ce9" office:value-type="string" calcext:value-type="string">
            <text:p>ESPECE_13</text:p>
          </table:table-cell>
          <table:table-cell table:style-name="ce9" office:value-type="string" calcext:value-type="string">
            <text:p>ESPECE_14</text:p>
          </table:table-cell>
          <table:table-cell table:style-name="ce9" office:value-type="string" calcext:value-type="string">
            <text:p>ESPECE_15</text:p>
          </table:table-cell>
          <table:table-cell table:style-name="ce9" office:value-type="string" calcext:value-type="string">
            <text:p>ESPECE_16</text:p>
          </table:table-cell>
          <table:table-cell table:style-name="ce9" office:value-type="string" calcext:value-type="string">
            <text:p>ESPECE_17</text:p>
          </table:table-cell>
          <table:table-cell table:style-name="ce9" office:value-type="string" calcext:value-type="string">
            <text:p>ESPECE_18</text:p>
          </table:table-cell>
          <table:table-cell table:style-name="ce9" office:value-type="string" calcext:value-type="string">
            <text:p>ESPECE_19</text:p>
          </table:table-cell>
          <table:table-cell table:style-name="ce9" office:value-type="string" calcext:value-type="string">
            <text:p>ESPECE_20</text:p>
          </table:table-cell>
          <table:table-cell table:style-name="ce9" office:value-type="string" calcext:value-type="string">
            <text:p>ESPECE_21</text:p>
          </table:table-cell>
          <table:table-cell table:style-name="ce9" table:number-columns-repeated="989"/>
          <table:table-cell table:number-columns-repeated="7"/>
        </table:table-row>
        <table:table-row table:style-name="ro3">
          <table:table-cell office:value-type="string" calcext:value-type="string">
            <text:p>AMMRE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 du produit utilisé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>
            <text:p>BIOCONTROLE</text:p>
          </table:table-cell>
          <table:table-cell table:style-name="ce16"/>
          <table:table-cell table:style-name="ce16" office:value-type="string" calcext:value-type="string">
            <text:p>Indicateur d'appartenance au champ de calcul de l'IFT biocontrôl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NumericalCode</text:p>
          </table:table-cell>
          <table:table-cell table:style-name="ce18" office:value-type="string" calcext:value-type="string">
            <text:p>1 : compte pour le calcul de l'IFT biocontrôle ; <text:span text:style-name="T3">0 : ne compte pas pour le calcul de l'IFT biocontrôle</text:span></text:p>
          </table:table-cell>
          <table:table-cell table:style-name="ce16" table:number-columns-repeated="1018"/>
        </table:table-row>
        <table:table-row table:style-name="ro3">
          <table:table-cell office:value-type="string" calcext:value-type="string">
            <text:p>CHAMP_IFT</text:p>
          </table:table-cell>
          <table:table-cell/>
          <table:table-cell office:value-type="string" calcext:value-type="string">
            <text:p>Indicateur d'appartenance au champ de calcul de l'IF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actère</text:p>
          </table:table-cell>
          <table:table-cell table:style-name="ce20" office:value-type="string" calcext:value-type="string">
            <text:p>OK : dans le champ de calcul de l'IFT ; <text:span text:style-name="T2">HORS_CHAMP_IFT : hors champ de calcul de l'IFT</text:span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COM_ONG_EXPLOI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COM_ONG_FILTR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COM_ONG_FUMTO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COM_ONG_GEN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COM_ONG_ID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COM_ONG_IMPLA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COM_ONG_IRRIG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COM_ONG_OPERATION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COM_ONG_PREC1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COM_ONG_PREC2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COM_ONG_PULV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COM_ONG_RAISFERTI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COM_ONG_RAIS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COM_VALID_GESTC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ID_PKGC2017_CARNET_PLA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dentifiant opér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D_U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IFT_traitement</text:p>
          </table:table-cell>
          <table:table-cell/>
          <table:table-cell office:value-type="string" calcext:value-type="string">
            <text:p>IFT pour l'opération de trait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INT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bellé du produit phyto utilisé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OPEORD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'ordr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OPE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e passag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AD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juv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ADVDIC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dicotylédones annue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DVDIC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dicotylédones bisannue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DVE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espèces inconn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DVG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graminées annue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DVM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mélang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DVVI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viv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utres insectes et acari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L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ltis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autres maladi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scochyt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B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botryt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BR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bru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C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charanç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CO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estruction du couve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DE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éfan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D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essicc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DE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évitalis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D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orypho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F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fusa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H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helminthosp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HER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indicatrice cible herbicid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IA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insectes et acari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INSA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indicatrice cible insecticide-acaricid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K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kabatiell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LIBIA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libellé cible insectes et acari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LIB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libellé cible maladi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LI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lim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maladi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MAL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indicatrice cible fongicid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MD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maladies du feuill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M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méligèt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M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mildio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NO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heliothis/noctu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O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oïdiu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iétin-ver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PR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estruction précédent prairie ou jachè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PU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ucer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PU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ucerons noi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PUC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ucerons ver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PUN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unaise ver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PY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y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RE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régulation de croissa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R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estruction repousses du précéd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RH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rhynchosp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R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rong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RO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roui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S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sclérotini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sept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S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sésam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S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siton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TH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thrip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tordeuses/bru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V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vers blanc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V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viruci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TOAUTCUL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traitement ne concerne pas la culture enquê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TOBOU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quantité de bouillie (L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TOD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dose de produit commercial appor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TODOS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dose de produit commercial apportée 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TOLIBAUT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libellé produit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TOM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mode de trait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En plein</text:p>
            <text:p>2;Sur le rang</text:p>
            <text:p>3;Sur l'interrang</text:p>
            <text:p>4;Sous cl?ture</text:p>
            <text:p>5;Localis? ou en t?che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TOPR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ode produit commerci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TOUN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uni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Kg/ha</text:p>
            <text:p>2;L/ha</text:p>
            <text:p>3;Kg/hL</text:p>
            <text:p>4;L/hL</text:p>
            <text:p>5;%</text:p>
            <text:p>6;Autre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OURTRA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proportion parcelle trai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RECULT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;c?r?ale : Avoine (y c. semences)</text:p>
            <text:p>1102;c?r?ale : Bl? dur (y c. semences) </text:p>
            <text:p>1103;c?r?ale : Bl? tendre (y c. semences) </text:p>
            <text:p>2104;c?r?ale : Ma?s grain et semence</text:p>
            <text:p>1105;c?r?ale : Orge, escourgeon (y c. semences) </text:p>
            <text:p>2106;c?r?ale : Riz</text:p>
            <text:p>1107;c?r?ale : Seigle (y c. semences) </text:p>
            <text:p>2108;c?r?ale : Sorgho-grain (y c. semences) </text:p>
            <text:p>1109;c?r?ale : Triticale (y c. semences) </text:p>
            <text:p>1110;c?r?ale : Autre (sarrasin?)</text:p>
            <text:p>2201;culture industrielle : Betterave </text:p>
            <text:p>1202;culture industrielle : Colza non VTH</text:p>
            <text:p>1200;culture industrielle : Colza VTH</text:p>
            <text:p>2203;culture industrielle : Lin ol?agineux</text:p>
            <text:p>2204;culture industrielle : Tournesol non VTH</text:p>
            <text:p>2200;culture industrielle : Tournesol VTH</text:p>
            <text:p>2205;culture industrielle : Soja</text:p>
            <text:p>1206;culture industrielle : Autre ol?agineux (?illette, ricin?)</text:p>
            <text:p>2207;culture industrielle : Chanvre</text:p>
            <text:p>2208;culture industrielle : Lin textile </text:p>
            <text:p>9209;culture industrielle : Autre plante textile</text:p>
            <text:p>9210;culture industrielle : Houblon</text:p>
            <text:p>9211;culture industrielle : Plante m?dicinale, ? parfum ou condiments</text:p>
            <text:p>9212;culture industrielle : Semence graini?re (l?gumi?re, florale?)</text:p>
            <text:p>9213;culture industrielle : Tabac (y c. plants)</text:p>
            <text:p>9214;culture industrielle : Autre (chanvre papier, chicor?e ? caf?)</text:p>
            <text:p>1301;prot?agineux, l?gume : F?ve, f?verole, lupin doux (y c. semences)</text:p>
            <text:p>2302;prot?agineux, l?gume : Lentille, pois chiche, vesce (y c. semences)</text:p>
            <text:p>1303;prot?agineux, l?gume : Pois prot?agineux (y c. semences)</text:p>
            <text:p>1304;prot?agineux, l?gume : Autre l?gume sec (haricot?) (y c. semences)</text:p>
            <text:p>1305;prot?agineux, l?gume : L?gume frais, fraise et melon</text:p>
            <text:p>2401;Pomme de terre</text:p>
            <text:p>2501;fourrage : Ma?s fourrage et ensilage</text:p>
            <text:p>1502;fourrage : Plante sarcl?e fourrag?re (chou, betterave?.)</text:p>
            <text:p>1503;fourrage : Autre fourrage annuel (sorgho fourrager?)</text:p>
            <text:p>9504;Prairie artificielle (tr?fle, luzerne, sainfoin, minette, lotier?)</text:p>
            <text:p>9505;Prairie temporaire (moins de 6 ans, gramin?es)</text:p>
            <text:p>9506;Prairie permanente</text:p>
            <text:p>9601;Culture permanente ? Fleurs, plantes ornementales, p?pini?re</text:p>
            <text:p>9602;Culture permanente ? Verger</text:p>
            <text:p>9603;Culture permanente ? Vigne</text:p>
            <text:p>9701;Jach?re en sol nu</text:p>
            <text:p>9702;Jach?re avec couvert v?g?tal spontan?</text:p>
            <text:p>9703;Jach?re avec couvert v?g?tal sem?</text:p>
            <text:p>1111;Autre culture</text:p>
            <text:p>9888;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DCOM</text:p>
          </table:table-cell>
          <table:table-cell/>
          <table:table-cell office:value-type="string" calcext:value-type="string">
            <text:p>Indicateur de redressement de l'IF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actère</text:p>
          </table:table-cell>
          <table:table-cell office:value-type="string" calcext:value-type="string">
            <text:p>OK : IFT non redressé ; &lt;0.1 : IFT redressé car valeur trop faible ; &lt;0,025 : IFT redressé car valeur trop faible (betterave) ; &gt;2 : IFT redressé car valeur trop élevée ; ABS : IFT redressé car valeur absen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SANSBOUILL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duit ne nécessitant pas l'utilisation d'une bouilli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SEM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u dernier semi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%in%c('12','13'))|(ESPECE='12'&amp;ANSEMPR&gt;=2016 &amp; MOISSEM&gt;'08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SUP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TYPE_TRAIT</text:p>
          </table:table-cell>
          <table:table-cell/>
          <table:table-cell office:value-type="string" calcext:value-type="string">
            <text:p>Type de traitement effectué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actère</text:p>
          </table:table-cell>
          <table:table-cell office:value-type="string" calcext:value-type="string">
            <text:p>Herbicide ; Insecticide ; Fongicide ; Aut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PINTE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Intervention m?canique</text:p>
            <text:p>2;Fumure organique</text:p>
            <text:p>3;Fumure min?rale</text:p>
            <text:p>4;Traitement phytosanitaire</text:p>
          </table:table-cell>
          <table:table-cell office:value-type="string" calcext:value-type="string">
            <text:p>TYPINTERV='1'|TYPINTERV='2'|TYPINTERV='3'|TYPINTERV='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KGC2017_TraitementSemences_dicoVar" table:style-name="ta1">
        <table:table-column table:style-name="co23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NOM_VARIABLE</text:p>
          </table:table-cell>
          <table:table-cell table:style-name="ce1" office:value-type="string" calcext:value-type="string">
            <text:p>ONGLET</text:p>
          </table:table-cell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MENCLATURE</text:p>
          </table:table-cell>
          <table:table-cell table:style-name="ce1" office:value-type="string" calcext:value-type="string">
            <text:p>FILTRE</text:p>
          </table:table-cell>
          <table:table-cell table:style-name="ce1" office:value-type="string" calcext:value-type="string">
            <text:p>ESPECE_01</text:p>
          </table:table-cell>
          <table:table-cell table:style-name="ce1" office:value-type="string" calcext:value-type="string">
            <text:p>ESPECE_02</text:p>
          </table:table-cell>
          <table:table-cell table:style-name="ce1" office:value-type="string" calcext:value-type="string">
            <text:p>ESPECE_03</text:p>
          </table:table-cell>
          <table:table-cell table:style-name="ce1" office:value-type="string" calcext:value-type="string">
            <text:p>ESPECE_04</text:p>
          </table:table-cell>
          <table:table-cell table:style-name="ce1" office:value-type="string" calcext:value-type="string">
            <text:p>ESPECE_05</text:p>
          </table:table-cell>
          <table:table-cell table:style-name="ce1" office:value-type="string" calcext:value-type="string">
            <text:p>ESPECE_06</text:p>
          </table:table-cell>
          <table:table-cell table:style-name="ce1" office:value-type="string" calcext:value-type="string">
            <text:p>ESPECE_07</text:p>
          </table:table-cell>
          <table:table-cell table:style-name="ce1" office:value-type="string" calcext:value-type="string">
            <text:p>ESPECE_08</text:p>
          </table:table-cell>
          <table:table-cell table:style-name="ce1" office:value-type="string" calcext:value-type="string">
            <text:p>ESPECE_09</text:p>
          </table:table-cell>
          <table:table-cell table:style-name="ce1" office:value-type="string" calcext:value-type="string">
            <text:p>ESPECE_10</text:p>
          </table:table-cell>
          <table:table-cell table:style-name="ce1" office:value-type="string" calcext:value-type="string">
            <text:p>ESPECE_11</text:p>
          </table:table-cell>
          <table:table-cell table:style-name="ce1" office:value-type="string" calcext:value-type="string">
            <text:p>ESPECE_12</text:p>
          </table:table-cell>
          <table:table-cell table:style-name="ce1" office:value-type="string" calcext:value-type="string">
            <text:p>ESPECE_13</text:p>
          </table:table-cell>
          <table:table-cell table:style-name="ce1" office:value-type="string" calcext:value-type="string">
            <text:p>ESPECE_14</text:p>
          </table:table-cell>
          <table:table-cell table:style-name="ce1" office:value-type="string" calcext:value-type="string">
            <text:p>ESPECE_15</text:p>
          </table:table-cell>
          <table:table-cell table:style-name="ce1" office:value-type="string" calcext:value-type="string">
            <text:p>ESPECE_16</text:p>
          </table:table-cell>
          <table:table-cell table:style-name="ce1" office:value-type="string" calcext:value-type="string">
            <text:p>ESPECE_17</text:p>
          </table:table-cell>
          <table:table-cell table:style-name="ce1" office:value-type="string" calcext:value-type="string">
            <text:p>ESPECE_18</text:p>
          </table:table-cell>
          <table:table-cell table:style-name="ce1" office:value-type="string" calcext:value-type="string">
            <text:p>ESPECE_19</text:p>
          </table:table-cell>
          <table:table-cell table:style-name="ce1" office:value-type="string" calcext:value-type="string">
            <text:p>ESPECE_20</text:p>
          </table:table-cell>
          <table:table-cell table:style-name="ce1" office:value-type="string" calcext:value-type="string">
            <text:p>ESPECE_21</text:p>
          </table:table-cell>
          <table:table-cell table:style-name="ce1" table:number-columns-repeated="989"/>
        </table:table-row>
        <table:table-row table:style-name="ro4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D_U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EMLI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1 Produit commercial de traitement de semences?: libellé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EMLIBA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1 Libellé produit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SEMPROD='888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EMPR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1 Produit commercial de traitement de semences?: numéro AM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S_AMMRE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 du produit de traitement des semences</text:p>
          </table:table-cell>
          <table:table-cell office:value-type="string" calcext:value-type="string">
            <text:p>Li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PKGC2017_Prairies_dicoVar" table:style-name="ta1">
        <table:table-column table:style-name="co24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NOM_VARIABLE</text:p>
          </table:table-cell>
          <table:table-cell table:style-name="ce1" office:value-type="string" calcext:value-type="string">
            <text:p>ONGLET</text:p>
          </table:table-cell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MENCLATURE</text:p>
          </table:table-cell>
          <table:table-cell table:style-name="ce1" office:value-type="string" calcext:value-type="string">
            <text:p>FILTRE</text:p>
          </table:table-cell>
          <table:table-cell table:style-name="ce1" office:value-type="string" calcext:value-type="string">
            <text:p>ESPECE_01</text:p>
          </table:table-cell>
          <table:table-cell table:style-name="ce1" office:value-type="string" calcext:value-type="string">
            <text:p>ESPECE_02</text:p>
          </table:table-cell>
          <table:table-cell table:style-name="ce1" office:value-type="string" calcext:value-type="string">
            <text:p>ESPECE_03</text:p>
          </table:table-cell>
          <table:table-cell table:style-name="ce1" office:value-type="string" calcext:value-type="string">
            <text:p>ESPECE_04</text:p>
          </table:table-cell>
          <table:table-cell table:style-name="ce1" office:value-type="string" calcext:value-type="string">
            <text:p>ESPECE_05</text:p>
          </table:table-cell>
          <table:table-cell table:style-name="ce1" office:value-type="string" calcext:value-type="string">
            <text:p>ESPECE_06</text:p>
          </table:table-cell>
          <table:table-cell table:style-name="ce1" office:value-type="string" calcext:value-type="string">
            <text:p>ESPECE_07</text:p>
          </table:table-cell>
          <table:table-cell table:style-name="ce1" office:value-type="string" calcext:value-type="string">
            <text:p>ESPECE_08</text:p>
          </table:table-cell>
          <table:table-cell table:style-name="ce1" office:value-type="string" calcext:value-type="string">
            <text:p>ESPECE_09</text:p>
          </table:table-cell>
          <table:table-cell table:style-name="ce1" office:value-type="string" calcext:value-type="string">
            <text:p>ESPECE_10</text:p>
          </table:table-cell>
          <table:table-cell table:style-name="ce1" office:value-type="string" calcext:value-type="string">
            <text:p>ESPECE_11</text:p>
          </table:table-cell>
          <table:table-cell table:style-name="ce1" office:value-type="string" calcext:value-type="string">
            <text:p>ESPECE_12</text:p>
          </table:table-cell>
          <table:table-cell table:style-name="ce1" office:value-type="string" calcext:value-type="string">
            <text:p>ESPECE_13</text:p>
          </table:table-cell>
          <table:table-cell table:style-name="ce1" office:value-type="string" calcext:value-type="string">
            <text:p>ESPECE_14</text:p>
          </table:table-cell>
          <table:table-cell table:style-name="ce1" office:value-type="string" calcext:value-type="string">
            <text:p>ESPECE_15</text:p>
          </table:table-cell>
          <table:table-cell table:style-name="ce1" office:value-type="string" calcext:value-type="string">
            <text:p>ESPECE_16</text:p>
          </table:table-cell>
          <table:table-cell table:style-name="ce1" office:value-type="string" calcext:value-type="string">
            <text:p>ESPECE_17</text:p>
          </table:table-cell>
          <table:table-cell table:style-name="ce1" office:value-type="string" calcext:value-type="string">
            <text:p>ESPECE_18</text:p>
          </table:table-cell>
          <table:table-cell table:style-name="ce1" office:value-type="string" calcext:value-type="string">
            <text:p>ESPECE_19</text:p>
          </table:table-cell>
          <table:table-cell table:style-name="ce1" office:value-type="string" calcext:value-type="string">
            <text:p>ESPECE_20</text:p>
          </table:table-cell>
          <table:table-cell table:style-name="ce1" office:value-type="string" calcext:value-type="string">
            <text:p>ESPECE_21</text:p>
          </table:table-cell>
          <table:table-cell table:style-name="ce1" table:number-columns-repeated="989"/>
        </table:table-row>
        <table:table-row table:style-name="ro4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D_U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BCOUPE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nombre de passag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ATURTOUR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2 Pâturage tourna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RDNI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4 Évaluation par rapport rendement moye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Normal</text:p>
            <text:p>2;Faible</text:p>
            <text:p>3;Fort</text:p>
          </table:table-cell>
          <table:table-cell office:value-type="string" calcext:value-type="string">
            <text:p>PREXPLOIT='1' <text:s/>&amp; NBCOUPEP&gt;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RDNIVPOU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4.1 Baisse/hausse par rapport rendement moyen en %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PRDNIV %in% c('2','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REXPLOI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1 Exploitation prairie en 2016-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DT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rendement fauche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NBCOUPEP&gt;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DT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rendement pâture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<text:s/>&amp; NBCOUPEP&gt;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DT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rendement total fauche+pâture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<text:s/>&amp; NBCOUPEP&gt;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EM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u dernier semi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%in%c('12','13'))|(ESPECE='12'&amp;ANSEMPR&gt;=2016 &amp; MOISSEM&gt;'08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PKGC2017_Prairies_Exploitation_dicoVar" table:style-name="ta1">
        <table:table-column table:style-name="co25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NOM_VARIABLE</text:p>
          </table:table-cell>
          <table:table-cell table:style-name="ce1" office:value-type="string" calcext:value-type="string">
            <text:p>ONGLET</text:p>
          </table:table-cell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MENCLATURE</text:p>
          </table:table-cell>
          <table:table-cell table:style-name="ce1" office:value-type="string" calcext:value-type="string">
            <text:p>FILTRE</text:p>
          </table:table-cell>
          <table:table-cell table:style-name="ce1" office:value-type="string" calcext:value-type="string">
            <text:p>ESPECE_01</text:p>
          </table:table-cell>
          <table:table-cell table:style-name="ce1" office:value-type="string" calcext:value-type="string">
            <text:p>ESPECE_02</text:p>
          </table:table-cell>
          <table:table-cell table:style-name="ce1" office:value-type="string" calcext:value-type="string">
            <text:p>ESPECE_03</text:p>
          </table:table-cell>
          <table:table-cell table:style-name="ce1" office:value-type="string" calcext:value-type="string">
            <text:p>ESPECE_04</text:p>
          </table:table-cell>
          <table:table-cell table:style-name="ce1" office:value-type="string" calcext:value-type="string">
            <text:p>ESPECE_05</text:p>
          </table:table-cell>
          <table:table-cell table:style-name="ce1" office:value-type="string" calcext:value-type="string">
            <text:p>ESPECE_06</text:p>
          </table:table-cell>
          <table:table-cell table:style-name="ce1" office:value-type="string" calcext:value-type="string">
            <text:p>ESPECE_07</text:p>
          </table:table-cell>
          <table:table-cell table:style-name="ce1" office:value-type="string" calcext:value-type="string">
            <text:p>ESPECE_08</text:p>
          </table:table-cell>
          <table:table-cell table:style-name="ce1" office:value-type="string" calcext:value-type="string">
            <text:p>ESPECE_09</text:p>
          </table:table-cell>
          <table:table-cell table:style-name="ce1" office:value-type="string" calcext:value-type="string">
            <text:p>ESPECE_10</text:p>
          </table:table-cell>
          <table:table-cell table:style-name="ce1" office:value-type="string" calcext:value-type="string">
            <text:p>ESPECE_11</text:p>
          </table:table-cell>
          <table:table-cell table:style-name="ce1" office:value-type="string" calcext:value-type="string">
            <text:p>ESPECE_12</text:p>
          </table:table-cell>
          <table:table-cell table:style-name="ce1" office:value-type="string" calcext:value-type="string">
            <text:p>ESPECE_13</text:p>
          </table:table-cell>
          <table:table-cell table:style-name="ce1" office:value-type="string" calcext:value-type="string">
            <text:p>ESPECE_14</text:p>
          </table:table-cell>
          <table:table-cell table:style-name="ce1" office:value-type="string" calcext:value-type="string">
            <text:p>ESPECE_15</text:p>
          </table:table-cell>
          <table:table-cell table:style-name="ce1" office:value-type="string" calcext:value-type="string">
            <text:p>ESPECE_16</text:p>
          </table:table-cell>
          <table:table-cell table:style-name="ce1" office:value-type="string" calcext:value-type="string">
            <text:p>ESPECE_17</text:p>
          </table:table-cell>
          <table:table-cell table:style-name="ce1" office:value-type="string" calcext:value-type="string">
            <text:p>ESPECE_18</text:p>
          </table:table-cell>
          <table:table-cell table:style-name="ce1" office:value-type="string" calcext:value-type="string">
            <text:p>ESPECE_19</text:p>
          </table:table-cell>
          <table:table-cell table:style-name="ce1" office:value-type="string" calcext:value-type="string">
            <text:p>ESPECE_20</text:p>
          </table:table-cell>
          <table:table-cell table:style-name="ce1" office:value-type="string" calcext:value-type="string">
            <text:p>ESPECE_21</text:p>
          </table:table-cell>
          <table:table-cell table:style-name="ce1" table:number-columns-repeated="989"/>
        </table:table-row>
        <table:table-row table:style-name="ro4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UPE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Numéro de passag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/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XPLOITD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Date (coupe ou entrée animaux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AUCH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rendement t/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1','2','5') &amp; ((is.na(NBBOT)|NBBOT="")&amp; (is.na(TYPBOT)|TYPBOT="")&amp;( is.na(VOLSILO)|VOLSILO="")&amp; (is.na(TYPENS)|TYPENS="")&amp;( is.na(NBBAL)|NBBAL="")&amp;( is.na(TYPENR)|TYPENR="")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AUCHECAL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rendement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1','2','5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D_PKGC2017_EXPLOI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Identifiant de l'opération d'exploitation de la prairi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ID_U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O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Mode d'exploi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in</text:p>
            <text:p>2;Ensilage</text:p>
            <text:p>3;P?ture</text:p>
            <text:p>4;Affouragement en vert</text:p>
            <text:p>5;Enrubannage</text:p>
          </table:table-cell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Vaches laitières ? moins de 8000 kg de prod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Vaches laitières à 8000kg ou plus de prod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Vaches nourrices ou allaitant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bovins femelles de 2 ans et pl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bovins mâles de 2 ans et pl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Bovins mâles ou femelles de 1 à moins de 2 a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Veaux de boucher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bovins femelles de moins de 1 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bovins mâles de moins de 1 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Juments et ponettes poulinières selle, cour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Juments et ponettes poulinières races lour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Chevaux et poneys selle, cour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Chevaux et poneys trait, boucherie, maig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ânes, mulets bardo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Chèvres y compris réforme et bouc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Chevrettes pour la souche et chevre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Brebis mères nourrices ou laitiè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gnelles pour la souch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ovi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B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nombre de ba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='5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B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nombre de bottes de foi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='1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durée de présence des anim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OURP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part de la parcelle concern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REXPLOI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1 Exploitation prairie en 2016-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RUNI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uni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t mati?re brute / ha</text:p>
            <text:p>2;t mati?re s?che / ha</text:p>
          </table:table-cell>
          <table:table-cell office:value-type="string" calcext:value-type="string">
            <text:p>(!is.na(FAUCHE)&amp;!(FAUCHE %in% c('9','99'))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part fourrage complément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</text:p>
            <text:p>1;&lt;=1/3</text:p>
            <text:p>2;1/3 ? &lt;2/3</text:p>
            <text:p>3;2/3 et plus</text:p>
          </table:table-cell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rendement pâture par opération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EM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u dernier semi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%in%c('12','13'))|(ESPECE='12'&amp;ANSEMPR&gt;=2016 &amp; MOISSEM&gt;'08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YPB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type de bott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Basse densit? (8 ? 15 kg)</text:p>
            <text:p>2;Moyenne densit? (15 ? 25 kg)</text:p>
            <text:p>3;Balles rondes 120/90 (100 ? 150 kg)</text:p>
            <text:p>4;Balles rondes 120/120 (160 ? 190 kg)</text:p>
            <text:p>5;Balles rondes 120/150 (250 ? 300 kg)</text:p>
            <text:p>6;Balles cubiques 80/80/240 (260 ? 310 kg)</text:p>
            <text:p>7;Balles cubiques 120/60/240 (340 kg)</text:p>
            <text:p>8;Balles rondes 120/180 (380 ? 500 kg)</text:p>
            <text:p>9;Balles cubiques 120/90/240 (385 ? 510 kg)</text:p>
          </table:table-cell>
          <table:table-cell office:value-type="string" calcext:value-type="string">
            <text:p>PREXPLOIT='1' &amp; MODE='1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YPEN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type d'enrubann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30% MS, 600 kg brut, 180 kg MS</text:p>
            <text:p>2;40% MS, 500 kg brut, 200 kg MS</text:p>
            <text:p>3;50% MS, 440 kg brut, 220 kg MS</text:p>
            <text:p>4;60% MS, 365 kg brut, 220 kg MS</text:p>
          </table:table-cell>
          <table:table-cell office:value-type="string" calcext:value-type="string">
            <text:p>PREXPLOIT='1' &amp; MODE='5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YPE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type d'ensil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Ensilage direct, 18 ? 20?% de MS, 150 kg de MS/m3</text:p>
            <text:p>2;Ensilage ressuy?, 20 ? 24?% de MS, 180 kg de MS/m3</text:p>
            <text:p>3;Ensilage pr?fan?, 25 ? 30?% de MS, 200 kg de MS/m3</text:p>
          </table:table-cell>
          <table:table-cell office:value-type="string" calcext:value-type="string">
            <text:p>PREXPLOIT='1' &amp; MODE='2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UG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unité gros bétai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UGBH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unité gros bétail par hectar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VOLSIL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volume en m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='2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PKGC2017_Melanges_dicoVar" table:style-name="ta1">
        <table:table-column table:style-name="co26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NOM_VARIABLE</text:p>
          </table:table-cell>
          <table:table-cell table:style-name="ce1" office:value-type="string" calcext:value-type="string">
            <text:p>ONGLET</text:p>
          </table:table-cell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MENCLATURE</text:p>
          </table:table-cell>
          <table:table-cell table:style-name="ce1" office:value-type="string" calcext:value-type="string">
            <text:p>FILTRE</text:p>
          </table:table-cell>
          <table:table-cell table:style-name="ce1" office:value-type="string" calcext:value-type="string">
            <text:p>ESPECE_01</text:p>
          </table:table-cell>
          <table:table-cell table:style-name="ce1" office:value-type="string" calcext:value-type="string">
            <text:p>ESPECE_02</text:p>
          </table:table-cell>
          <table:table-cell table:style-name="ce1" office:value-type="string" calcext:value-type="string">
            <text:p>ESPECE_03</text:p>
          </table:table-cell>
          <table:table-cell table:style-name="ce1" office:value-type="string" calcext:value-type="string">
            <text:p>ESPECE_04</text:p>
          </table:table-cell>
          <table:table-cell table:style-name="ce1" office:value-type="string" calcext:value-type="string">
            <text:p>ESPECE_05</text:p>
          </table:table-cell>
          <table:table-cell table:style-name="ce1" office:value-type="string" calcext:value-type="string">
            <text:p>ESPECE_06</text:p>
          </table:table-cell>
          <table:table-cell table:style-name="ce1" office:value-type="string" calcext:value-type="string">
            <text:p>ESPECE_07</text:p>
          </table:table-cell>
          <table:table-cell table:style-name="ce1" office:value-type="string" calcext:value-type="string">
            <text:p>ESPECE_08</text:p>
          </table:table-cell>
          <table:table-cell table:style-name="ce1" office:value-type="string" calcext:value-type="string">
            <text:p>ESPECE_09</text:p>
          </table:table-cell>
          <table:table-cell table:style-name="ce1" office:value-type="string" calcext:value-type="string">
            <text:p>ESPECE_10</text:p>
          </table:table-cell>
          <table:table-cell table:style-name="ce1" office:value-type="string" calcext:value-type="string">
            <text:p>ESPECE_11</text:p>
          </table:table-cell>
          <table:table-cell table:style-name="ce1" office:value-type="string" calcext:value-type="string">
            <text:p>ESPECE_12</text:p>
          </table:table-cell>
          <table:table-cell table:style-name="ce1" office:value-type="string" calcext:value-type="string">
            <text:p>ESPECE_13</text:p>
          </table:table-cell>
          <table:table-cell table:style-name="ce1" office:value-type="string" calcext:value-type="string">
            <text:p>ESPECE_14</text:p>
          </table:table-cell>
          <table:table-cell table:style-name="ce1" office:value-type="string" calcext:value-type="string">
            <text:p>ESPECE_15</text:p>
          </table:table-cell>
          <table:table-cell table:style-name="ce1" office:value-type="string" calcext:value-type="string">
            <text:p>ESPECE_16</text:p>
          </table:table-cell>
          <table:table-cell table:style-name="ce1" office:value-type="string" calcext:value-type="string">
            <text:p>ESPECE_17</text:p>
          </table:table-cell>
          <table:table-cell table:style-name="ce1" office:value-type="string" calcext:value-type="string">
            <text:p>ESPECE_18</text:p>
          </table:table-cell>
          <table:table-cell table:style-name="ce1" office:value-type="string" calcext:value-type="string">
            <text:p>ESPECE_19</text:p>
          </table:table-cell>
          <table:table-cell table:style-name="ce1" office:value-type="string" calcext:value-type="string">
            <text:p>ESPECE_20</text:p>
          </table:table-cell>
          <table:table-cell table:style-name="ce1" office:value-type="string" calcext:value-type="string">
            <text:p>ESPECE_21</text:p>
          </table:table-cell>
          <table:table-cell table:style-name="ce1" table:number-columns-repeated="989"/>
        </table:table-row>
        <table:table-row table:style-name="ro4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AHIER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Conduite en mode biologique (yc conversion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Non</text:p>
            <text:p>1;Agriculture biologique certifi?e (AB)</text:p>
            <text:p>2;Autre mode biologique certifi? (ex : Nature et Progr?s)</text:p>
            <text:p>3;Biodynamie (Demeter)</text:p>
            <text:p>4;Autre mode biologique non certifi?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D_PKGC2017_MELAN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.1 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ID_PKGC2017_MELANGE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ID_PKGC2017_MELANGE_IMPL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<text:s/>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L_ID</text:p>
          </table:table-cell>
          <table:table-cell/>
          <table:table-cell office:value-type="string" calcext:value-type="string">
            <text:p><text:s/>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LAUTCUL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.1 Mélange : libellé autre espè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MELCULTURE='88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CUL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.1 Mélange : espè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Avoine</text:p>
            <text:p>02;Bl? dur</text:p>
            <text:p>03;Bl? tendre</text:p>
            <text:p>04;Epeautre</text:p>
            <text:p>05;F?verole</text:p>
            <text:p>06;Lupin</text:p>
            <text:p>07;Luzerne</text:p>
            <text:p>08;Orge, escourgeon</text:p>
            <text:p>09;Pois fourrager</text:p>
            <text:p>10;Pois prot?agineux</text:p>
            <text:p>11;Sainfoin</text:p>
            <text:p>12;Seigle</text:p>
            <text:p>13;Tr?fle</text:p>
            <text:p>14;Triticale</text:p>
            <text:p>15;Vesce</text:p>
            <text:p>88;Autre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DEBOU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Mélange : débouché princip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onsommation propre</text:p>
            <text:p>2;Vente</text:p>
          </table:table-cell>
          <table:table-cell office:value-type="string" calcext:value-type="string">
            <text:p>REALREC='1' &amp; MELTRIREC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DOSESEM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dos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DOSESEMUN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unité dos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Poids de semence par ha (kg/ha)</text:p>
            <text:p>2;Nombre de grains par m2</text:p>
            <text:p>3;Nombre de grains ? l?hectare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GEN_N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Nom des espèces du mélange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LGEN_OR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2.7.2 Numéro d'ordre de l'espèce du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LIIMPLANT_N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Nom des espèces du mélange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LIMPLANT_OR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Numéro d'ordre de l'espèce du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LOR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LRD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Mélange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q/ha</text:p>
            <text:p>2;t/ha</text:p>
          </table:table-cell>
          <table:table-cell office:value-type="string" calcext:value-type="string">
            <text:p>REALREC='1' &amp; MELTRIREC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R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Mélange :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MELTRIREC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SEMPRO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origine sem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Semence certifi?e (?tiquette bleue du SOC)</text:p>
            <text:p>2;M?lange dans le semoir de semences certifi?es et de ferme</text:p>
            <text:p>3;Semence de ferme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SEMPROVB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provenance semence bi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onventionnel(le) non trait?(e) (en d?rogation)</text:p>
            <text:p>2;Certifi?(e) bio</text:p>
          </table:table-cell>
          <table:table-cell office:value-type="string" calcext:value-type="string">
            <text:p>CAHIERBIO %in% c('1','2','3','4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semence trai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A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autres répulsif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fongici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I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inconn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insecticides (hors anti-puceron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L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anti-lim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N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nématici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O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anti-oise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PU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anti-pucer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IR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 Mélange : tri de la récol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19','20','21') &amp; REALREC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ALR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1 Récolte réalisé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table:number-columns-repeated="1017"/>
        </table:table-row>
        <table:table-row table:style-name="ro3">
          <table:table-cell table:number-columns-repeated="1017"/>
        </table:table-row>
      </table:table>
      <table:named-expressions/>
      <table:database-ranges>
        <table:database-range table:name="__Anonymous_Sheet_DB__1" table:target-range-address="PKGC2017_dicoVar_global.A1:PKGC2017_dicoVar_global.AC789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PKGC2017_Gen_dicoVar.A1:PKGC2017_Gen_dicoVar.AB590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PKGC2017_Meca_dicoVar.A1:PKGC2017_Meca_dicoVar.AB56" table:display-filter-buttons="true" table:orientation="column"/>
        <table:database-range table:name="__Anonymous_Sheet_DB__4" table:target-range-address="PKGC2017_FumOrg_dicoVar.A1:PKGC2017_FumOrg_dicoVar.AB64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PKGC2017_FumMin_dicoVar.A1:PKGC2017_FumMin_dicoVar.AB65" table:display-filter-buttons="true" table:orientation="column"/>
        <table:database-range table:name="__Anonymous_Sheet_DB__6" table:target-range-address="PKGC2017_Phytos_dicoVar.A1:PKGC2017_Phytos_dicoVar.AB121" table:display-filter-buttons="true">
          <table:sort>
            <table:sort-by table:field-number="0" table:data-type="automatic"/>
          </table:sort>
        </table:database-range>
        <table:database-range table:name="__Anonymous_Sheet_DB__7" table:target-range-address="PKGC2017_TraitementSemences_dicoVar.A1:PKGC2017_TraitementSemences_dicoVar.AB31" table:display-filter-buttons="true" table:orientation="column"/>
        <table:database-range table:name="__Anonymous_Sheet_DB__8" table:target-range-address="PKGC2017_Prairies_dicoVar.A1:PKGC2017_Prairies_dicoVar.AB36" table:display-filter-buttons="true" table:orientation="column"/>
        <table:database-range table:name="__Anonymous_Sheet_DB__9" table:target-range-address="PKGC2017_Prairies_Exploitation_dicoVar.A1:PKGC2017_Prairies_Exploitation_dicoVar.AB67" table:display-filter-buttons="true" table:orientation="column"/>
        <table:database-range table:name="__Anonymous_Sheet_DB__10" table:target-range-address="PKGC2017_Melanges_dicoVar.A1:PKGC2017_Melanges_dicoVar.AB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0/00/0000</text:date>, <text:time style:data-style-name="N2" text:time-value="12:10:29.9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2T12:11:38.208000000</dc:date>
    <dc:creator>Mihaela CRISAN</dc:creator>
    <meta:editing-duration>P2DT12H35M37S</meta:editing-duration>
    <meta:editing-cycles>104</meta:editing-cycles>
    <meta:generator>LibreOffice/4.4.5.2$Windows_x86 LibreOffice_project/a22f674fd25a3b6f45bdebf25400ed2adff0ff99</meta:generator>
    <meta:document-statistic meta:table-count="11" meta:cell-count="39161" meta:object-count="0"/>
  </office:meta>
</office:document-meta>
</file>